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Courier New1" svg:font-family="'Courier New'" style:font-family-generic="modern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text-properties fo:font-size="10pt" fo:language="none" fo:country="none" style:font-size-asian="10pt" style:language-asian="none" style:country-asian="non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style:font-name="Arial" fo:language="ru" fo:country="RU" fo:font-style="italic" style:font-style-asian="italic" style:font-name-complex="Arial"/>
    </style:style>
    <style:style style:name="P4" style:family="paragraph" style:parent-style-name="Standard">
      <style:paragraph-properties fo:text-align="center" style:justify-single-word="false"/>
      <style:text-properties style:font-name="Arial" fo:language="ru" fo:country="RU" fo:font-style="italic" officeooo:paragraph-rsid="00135307" style:font-style-asian="italic" style:font-name-complex="Arial"/>
    </style:style>
    <style:style style:name="P5" style:family="paragraph" style:parent-style-name="Standard">
      <style:paragraph-properties fo:text-align="center" style:justify-single-word="false"/>
      <style:text-properties style:font-name="Arial" fo:font-size="10pt" fo:letter-spacing="-0.011cm" fo:language="ru" fo:country="RU" fo:font-style="italic" style:font-size-asian="10pt" style:font-style-asian="italic" style:font-name-complex="Arial"/>
    </style:style>
    <style:style style:name="P6" style:family="paragraph" style:parent-style-name="Standard">
      <style:text-properties style:font-name="Arial" fo:font-size="8pt" fo:language="ru" fo:country="RU" fo:font-style="italic" style:font-size-asian="8pt" style:font-style-asian="italic" style:font-name-complex="Arial"/>
    </style:style>
    <style:style style:name="P7" style:family="paragraph" style:parent-style-name="Standard">
      <style:paragraph-properties fo:text-align="center" style:justify-single-word="false"/>
      <style:text-properties style:font-name="Arial" fo:font-size="8pt" fo:language="ru" fo:country="RU" fo:font-style="italic" style:font-size-asian="8pt" style:font-style-asian="italic" style:font-name-complex="Arial"/>
    </style:style>
    <style:style style:name="P8" style:family="paragraph" style:parent-style-name="Standard">
      <style:text-properties style:font-name="Arial" fo:font-size="8pt" fo:language="ru" fo:country="RU" fo:font-style="italic" officeooo:rsid="000ba54b" officeooo:paragraph-rsid="000ba54b" style:font-size-asian="8pt" style:font-style-asian="italic" style:font-name-complex="Arial"/>
    </style:style>
    <style:style style:name="P9" style:family="paragraph" style:parent-style-name="Standard">
      <style:paragraph-properties fo:text-align="center" style:justify-single-word="false"/>
      <style:text-properties style:font-name="Arial" fo:font-size="8pt" fo:font-style="italic" style:font-size-asian="8pt" style:font-style-asian="italic" style:font-name-complex="Arial"/>
    </style:style>
    <style:style style:name="P10" style:family="paragraph" style:parent-style-name="Standard">
      <style:text-properties fo:font-size="16pt" fo:font-weight="bold" style:font-size-asian="16pt" style:font-weight-asian="bold" style:font-size-complex="16pt"/>
    </style:style>
    <style:style style:name="P11" style:family="paragraph" style:parent-style-name="Footer">
      <style:paragraph-properties fo:margin-left="0cm" fo:margin-right="0.635cm" fo:text-indent="0cm" style:auto-text-indent="false"/>
      <style:text-properties fo:font-size="10pt" fo:language="none" fo:country="none" style:font-size-asian="10pt" style:language-asian="none" style:country-asian="none"/>
    </style:style>
    <style:style style:name="P12" style:family="paragraph" style:parent-style-name="Footer">
      <style:paragraph-properties fo:text-align="center" style:justify-single-word="false"/>
    </style:style>
    <style:style style:name="P13" style:family="paragraph" style:parent-style-name="Footer">
      <style:text-properties fo:font-size="10pt" fo:language="none" fo:country="none" style:font-size-asian="10pt" style:language-asian="none" style:country-asian="none"/>
    </style:style>
    <style:style style:name="P14" style:family="paragraph" style:parent-style-name="Заголовок_20_подраздела">
      <style:text-properties officeooo:rsid="001588fb" officeooo:paragraph-rsid="001588fb"/>
    </style:style>
    <style:style style:name="P15" style:family="paragraph" style:parent-style-name="Заголовок_20_подраздела">
      <style:text-properties officeooo:rsid="00702b71" officeooo:paragraph-rsid="00702b71"/>
    </style:style>
    <style:style style:name="P16" style:family="paragraph" style:parent-style-name="Заголовок_20_подраздела">
      <style:text-properties officeooo:rsid="0074b306" officeooo:paragraph-rsid="0074b306"/>
    </style:style>
    <style:style style:name="P17" style:family="paragraph" style:parent-style-name="Заголовок_20_подраздела">
      <style:text-properties officeooo:rsid="00ed598b" officeooo:paragraph-rsid="00ed598b"/>
    </style:style>
    <style:style style:name="P18" style:family="paragraph" style:parent-style-name="Заголовок_20_подраздела">
      <style:text-properties officeooo:rsid="01391031" officeooo:paragraph-rsid="01391031"/>
    </style:style>
    <style:style style:name="P19" style:family="paragraph" style:parent-style-name="Обычный_20_текст">
      <style:text-properties fo:font-size="14pt" officeooo:rsid="007d24e4" officeooo:paragraph-rsid="007d24e4" style:font-size-asian="12.25pt" style:font-size-complex="14pt"/>
    </style:style>
    <style:style style:name="P20" style:family="paragraph" style:parent-style-name="Обычный_20_текст">
      <style:text-properties fo:font-size="14pt" officeooo:rsid="00f94b08" officeooo:paragraph-rsid="00f94b08" style:font-size-asian="12.25pt" style:font-size-complex="14pt"/>
    </style:style>
    <style:style style:name="P21" style:family="paragraph" style:parent-style-name="Обычный_20_текст">
      <style:text-properties fo:font-size="14pt" officeooo:rsid="00614695" officeooo:paragraph-rsid="007c7c2d" style:font-size-asian="12.25pt" style:font-size-complex="14pt"/>
    </style:style>
    <style:style style:name="P22" style:family="paragraph" style:parent-style-name="Обычный_20_текст">
      <style:text-properties fo:font-size="14pt" officeooo:rsid="00614695" officeooo:paragraph-rsid="00614695" style:font-size-asian="12.25pt" style:font-size-complex="14pt"/>
    </style:style>
    <style:style style:name="P23" style:family="paragraph" style:parent-style-name="Обычный_20_текст">
      <style:text-properties fo:font-size="14pt" officeooo:rsid="00614695" officeooo:paragraph-rsid="0103579a" style:font-size-asian="12.25pt" style:font-size-complex="14pt"/>
    </style:style>
    <style:style style:name="P24" style:family="paragraph" style:parent-style-name="Обычный_20_текст">
      <style:text-properties fo:font-size="14pt" officeooo:rsid="00fce35b" officeooo:paragraph-rsid="00fce35b" style:font-size-asian="12.25pt" style:font-size-complex="14pt"/>
    </style:style>
    <style:style style:name="P25" style:family="paragraph" style:parent-style-name="Обычный_20_текст">
      <style:text-properties fo:font-size="14pt" officeooo:rsid="00fde867" officeooo:paragraph-rsid="00fde867" style:font-size-asian="12.25pt" style:font-size-complex="14pt"/>
    </style:style>
    <style:style style:name="P26" style:family="paragraph" style:parent-style-name="Обычный_20_текст">
      <style:text-properties style:use-window-font-color="true" loext:opacity="0%" style:font-name="Times New Roman" fo:font-size="14pt" fo:language="ru" fo:country="RU" officeooo:rsid="0109e847" officeooo:paragraph-rsid="0109e847" style:font-name-asian="Times New Roman" style:font-size-asian="12.25pt" style:font-name-complex="Times New Roman" style:font-size-complex="14pt" style:language-complex="ar" style:country-complex="SA"/>
    </style:style>
    <style:style style:name="P27" style:family="paragraph" style:parent-style-name="Standard" style:master-page-name="">
      <loext:graphic-properties draw:fill="none"/>
      <style:paragraph-properties fo:margin-left="0.499cm" fo:margin-right="0.499cm" fo:margin-top="0.559cm" fo:margin-bottom="0.559cm" style:contextual-spacing="false" fo:text-align="center" style:justify-single-word="false" fo:orphans="2" fo:widows="2" fo:text-indent="0cm" style:auto-text-indent="false" style:page-number="auto" fo:break-before="auto" fo:break-after="auto" fo:background-color="transparent" style:writing-mode="lr-tb"/>
      <style:text-properties style:use-window-font-color="true" loext:opacity="0%" style:font-name="Times New Roman" fo:font-size="16pt" fo:language="en" fo:country="US" fo:font-weight="bold" officeooo:rsid="007c7c2d" officeooo:paragraph-rsid="007c7c2d" style:font-name-asian="Times New Roman" style:font-size-asian="16pt" style:font-weight-asian="bold" style:font-name-complex="Times New Roman" style:font-size-complex="16pt" style:language-complex="ar" style:country-complex="SA"/>
    </style:style>
    <style:style style:name="P28" style:family="paragraph" style:parent-style-name="Заголовок_20_раздела">
      <style:paragraph-properties fo:break-before="page"/>
      <style:text-properties officeooo:rsid="0089fc32" officeooo:paragraph-rsid="0089fc32"/>
    </style:style>
    <style:style style:name="P29" style:family="paragraph" style:parent-style-name="Заголовок_20_раздела">
      <style:paragraph-properties fo:break-before="page"/>
      <style:text-properties officeooo:rsid="008a63a9" officeooo:paragraph-rsid="008a63a9"/>
    </style:style>
    <style:style style:name="P30" style:family="paragraph" style:parent-style-name="Заголовок_20_раздела">
      <style:paragraph-properties fo:break-before="page"/>
      <style:text-properties officeooo:rsid="009d960c" officeooo:paragraph-rsid="009d960c"/>
    </style:style>
    <style:style style:name="P31" style:family="paragraph" style:parent-style-name="Элемент_20_содержания">
      <style:text-properties fo:font-size="14pt" style:font-size-asian="12.25pt" style:font-size-complex="14pt"/>
    </style:style>
    <style:style style:name="P32" style:family="paragraph" style:parent-style-name="Standard">
      <style:paragraph-properties fo:margin-left="0.501cm" fo:margin-right="0.501cm" fo:line-height="150%" fo:text-align="center" style:justify-single-word="false" fo:text-indent="0cm" style:auto-text-indent="false"/>
      <style:text-properties style:font-name="Arial" fo:font-size="14pt" fo:language="ru" fo:country="RU" fo:font-style="italic" fo:font-weight="bold" officeooo:paragraph-rsid="00ec9eaa" style:font-size-asian="14pt" style:font-style-asian="italic" style:font-weight-asian="bold" style:font-name-complex="Arial" style:font-size-complex="14pt" style:font-weight-complex="bold"/>
    </style:style>
    <style:style style:name="P33" style:family="paragraph" style:parent-style-name="Standard">
      <style:paragraph-properties fo:margin-left="0.501cm" fo:margin-right="0.501cm" fo:line-height="150%" fo:text-align="center" style:justify-single-word="false" fo:text-indent="0cm" style:auto-text-indent="false"/>
      <style:text-properties style:font-name="Arial" fo:font-size="12pt" fo:language="ru" fo:country="RU" fo:font-style="italic" style:font-size-asian="12pt" style:font-style-asian="italic" style:font-name-complex="Arial" style:font-size-complex="12pt"/>
    </style:style>
    <style:style style:name="P34" style:family="paragraph" style:parent-style-name="Standard">
      <style:paragraph-properties fo:margin-left="0.501cm" fo:margin-right="0.501cm" fo:line-height="150%" fo:text-indent="0cm" style:auto-text-indent="false">
        <style:tab-stops>
          <style:tab-stop style:position="9.001cm"/>
          <style:tab-stop style:position="12.002cm"/>
        </style:tab-stops>
      </style:paragraph-properties>
      <style:text-properties style:font-name="Arial" fo:font-size="12pt" fo:language="ru" fo:country="RU" fo:font-style="italic" style:font-size-asian="12pt" style:font-style-asian="italic" style:font-name-complex="Arial" style:font-size-complex="12pt"/>
    </style:style>
    <style:style style:name="P35" style:family="paragraph" style:parent-style-name="Standard">
      <style:paragraph-properties fo:margin-left="0.501cm" fo:margin-right="0.501cm" fo:line-height="150%" fo:text-indent="0cm" style:auto-text-indent="false">
        <style:tab-stops>
          <style:tab-stop style:position="9.001cm"/>
          <style:tab-stop style:position="12.002cm"/>
        </style:tab-stops>
      </style:paragraph-properties>
      <style:text-properties style:font-name="Arial" fo:font-size="12pt" fo:language="ru" fo:country="RU" fo:font-style="italic" officeooo:paragraph-rsid="00ec9eaa" style:font-size-asian="12pt" style:font-style-asian="italic" style:font-name-complex="Arial" style:font-size-complex="12pt"/>
    </style:style>
    <style:style style:name="P36" style:family="paragraph" style:parent-style-name="Standard">
      <style:paragraph-properties fo:margin-left="0.501cm" fo:margin-right="0.501cm" fo:line-height="150%" fo:text-indent="0cm" style:auto-text-indent="false">
        <style:tab-stops>
          <style:tab-stop style:position="12.002cm"/>
        </style:tab-stops>
      </style:paragraph-properties>
      <style:text-properties style:font-name="Arial" fo:font-size="12pt" fo:language="ru" fo:country="RU" fo:font-style="italic" style:font-size-asian="12pt" style:font-style-asian="italic" style:font-name-complex="Arial" style:font-size-complex="12pt"/>
    </style:style>
    <style:style style:name="P37" style:family="paragraph" style:parent-style-name="Standard">
      <style:paragraph-properties fo:margin-left="0.501cm" fo:margin-right="0.501cm" fo:line-height="150%" fo:text-indent="0cm" style:auto-text-indent="false"/>
      <style:text-properties style:font-name="Arial" fo:font-size="12pt" fo:language="ru" fo:country="RU" fo:font-style="italic" style:font-size-asian="12pt" style:font-style-asian="italic" style:font-name-complex="Arial" style:font-size-complex="12pt" style:font-style-complex="italic"/>
    </style:style>
    <style:style style:name="P38" style:family="paragraph" style:parent-style-name="Standard">
      <style:paragraph-properties fo:margin-left="0.501cm" fo:margin-right="0.501cm" fo:line-height="150%" fo:text-indent="0cm" style:auto-text-indent="false"/>
      <style:text-properties style:font-name="Arial" fo:font-size="12pt" fo:language="ru" fo:country="RU" fo:font-style="italic" fo:font-weight="bold" style:font-size-asian="12pt" style:font-style-asian="italic" style:font-weight-asian="bold" style:font-name-complex="Arial" style:font-size-complex="12pt" style:font-style-complex="italic" style:font-weight-complex="bold"/>
    </style:style>
    <style:style style:name="P39" style:family="paragraph" style:parent-style-name="Standard">
      <style:paragraph-properties fo:margin-left="0.501cm" fo:margin-right="0.501cm" fo:line-height="150%" fo:text-indent="0cm" style:auto-text-indent="false"/>
      <style:text-properties style:font-name="Arial" fo:font-size="12pt" fo:language="ru" fo:country="RU" style:font-size-asian="12pt" style:font-name-complex="Arial" style:font-size-complex="12pt" style:font-style-complex="italic"/>
    </style:style>
    <style:style style:name="P40" style:family="paragraph" style:parent-style-name="Standard">
      <style:paragraph-properties fo:margin-left="0.501cm" fo:margin-right="0.501cm" fo:line-height="150%" fo:text-align="center" style:justify-single-word="false" fo:text-indent="0cm" style:auto-text-indent="false"/>
      <style:text-properties fo:font-size="12pt" style:font-size-asian="12pt" style:font-size-complex="12pt"/>
    </style:style>
    <style:style style:name="P41" style:family="paragraph" style:parent-style-name="Standard">
      <style:paragraph-properties fo:margin-left="0.501cm" fo:margin-right="0.501cm" fo:line-height="150%" fo:text-align="center" style:justify-single-word="false" fo:text-indent="0cm" style:auto-text-indent="false"/>
      <style:text-properties style:use-window-font-color="true" loext:opacity="0%" style:font-name="Arial" fo:font-size="12pt" fo:language="ru" fo:country="RU" fo:font-style="italic" officeooo:rsid="00ec9eaa" officeooo:paragraph-rsid="00ec9eaa" style:font-name-asian="Times New Roman" style:font-size-asian="12pt" style:font-style-asian="italic" style:font-name-complex="Arial" style:font-size-complex="12pt" style:language-complex="ar" style:country-complex="SA"/>
    </style:style>
    <style:style style:name="P42" style:family="paragraph" style:parent-style-name="Standard">
      <style:paragraph-properties fo:margin-left="0.501cm" fo:margin-right="0.501cm" fo:line-height="150%" fo:text-indent="0cm" style:auto-text-indent="false">
        <style:tab-stops>
          <style:tab-stop style:position="9.001cm"/>
          <style:tab-stop style:position="12.002cm"/>
        </style:tab-stops>
      </style:paragraph-properties>
      <style:text-properties style:use-window-font-color="true" loext:opacity="0%" style:font-name="Arial" fo:font-size="12pt" fo:language="ru" fo:country="RU" fo:font-style="italic" officeooo:rsid="000ba54b" style:font-name-asian="Times New Roman" style:font-size-asian="12pt" style:font-style-asian="italic" style:font-name-complex="Arial" style:font-size-complex="12pt" style:language-complex="ar" style:country-complex="SA"/>
    </style:style>
    <style:style style:name="P43" style:family="paragraph" style:parent-style-name="Text_20_body">
      <loext:graphic-properties draw:fill="none"/>
      <style:paragraph-properties fo:margin-left="0.499cm" fo:margin-right="0.499cm" fo:margin-top="0cm" fo:margin-bottom="0cm" style:contextual-spacing="false" fo:line-height="150%" fo:text-align="justify" style:justify-single-word="false" fo:orphans="2" fo:widows="2" fo:text-indent="1.251cm" style:auto-text-indent="false" fo:background-color="transparent" style:writing-mode="lr-tb"/>
      <style:text-properties style:use-window-font-color="true" loext:opacity="0%" style:font-name="Times New Roman" fo:font-size="14pt" fo:language="ru" fo:country="RU" officeooo:rsid="0089fc32" officeooo:paragraph-rsid="0089fc32" style:font-name-asian="Times New Roman" style:font-size-asian="12.25pt" style:font-name-complex="Times New Roman" style:font-size-complex="14pt" style:language-complex="ar" style:country-complex="SA"/>
    </style:style>
    <style:style style:name="P44" style:family="paragraph" style:parent-style-name="Text_20_body">
      <loext:graphic-properties draw:fill="none"/>
      <style:paragraph-properties fo:margin-left="0.499cm" fo:margin-right="0.499cm" fo:margin-top="0cm" fo:margin-bottom="0cm" style:contextual-spacing="false" fo:line-height="150%" fo:text-align="justify" style:justify-single-word="false" fo:orphans="2" fo:widows="2" fo:text-indent="1.251cm" style:auto-text-indent="false" fo:background-color="transparent" style:writing-mode="lr-tb"/>
      <style:text-properties style:use-window-font-color="true" loext:opacity="0%" style:font-name="Times New Roman" fo:font-size="14pt" fo:language="ru" fo:country="RU" officeooo:rsid="00976e8c" officeooo:paragraph-rsid="0089fc32" style:font-name-asian="Times New Roman" style:font-size-asian="12.25pt" style:font-name-complex="Times New Roman" style:font-size-complex="14pt" style:language-complex="ar" style:country-complex="SA"/>
    </style:style>
    <style:style style:name="P45" style:family="paragraph" style:parent-style-name="Text_20_body">
      <loext:graphic-properties draw:fill="none"/>
      <style:paragraph-properties fo:margin-left="0.499cm" fo:margin-right="0.499cm" fo:margin-top="0cm" fo:margin-bottom="0cm" style:contextual-spacing="false" fo:line-height="150%" fo:text-align="justify" style:justify-single-word="false" fo:orphans="2" fo:widows="2" fo:text-indent="1.251cm" style:auto-text-indent="false" fo:background-color="transparent" style:writing-mode="lr-tb"/>
      <style:text-properties style:use-window-font-color="true" loext:opacity="0%" style:font-name="Times New Roman" fo:font-size="14pt" fo:language="ru" fo:country="RU" officeooo:rsid="014394c7" officeooo:paragraph-rsid="014394c7" style:font-name-asian="Times New Roman" style:font-size-asian="12.25pt" style:font-name-complex="Times New Roman" style:font-size-complex="14pt" style:language-complex="ar" style:country-complex="SA"/>
    </style:style>
    <style:style style:name="P46" style:family="paragraph" style:parent-style-name="Text_20_body">
      <loext:graphic-properties draw:fill="none"/>
      <style:paragraph-properties fo:margin-left="0.499cm" fo:margin-right="0.499cm" fo:margin-top="0cm" fo:margin-bottom="0cm" style:contextual-spacing="false" fo:line-height="150%" fo:text-align="justify" style:justify-single-word="false" fo:orphans="2" fo:widows="2" fo:text-indent="1.251cm" style:auto-text-indent="false" fo:background-color="transparent" style:writing-mode="lr-tb"/>
      <style:text-properties style:use-window-font-color="true" loext:opacity="0%" style:font-name="Times New Roman" fo:font-size="14pt" fo:language="ru" fo:country="RU" officeooo:rsid="014b8e26" officeooo:paragraph-rsid="014b8e26" style:font-name-asian="Times New Roman" style:font-size-asian="12.25pt" style:font-name-complex="Times New Roman" style:font-size-complex="14pt" style:language-complex="ar" style:country-complex="SA"/>
    </style:style>
    <style:style style:name="P47" style:family="paragraph" style:parent-style-name="Text_20_body">
      <loext:graphic-properties draw:fill="none"/>
      <style:paragraph-properties fo:margin-left="0.499cm" fo:margin-right="0.499cm" fo:margin-top="0cm" fo:margin-bottom="0cm" style:contextual-spacing="false" fo:line-height="150%" fo:text-align="justify" style:justify-single-word="false" fo:orphans="2" fo:widows="2" fo:text-indent="1.251cm" style:auto-text-indent="false" fo:background-color="transparent" style:writing-mode="lr-tb"/>
      <style:text-properties style:use-window-font-color="true" loext:opacity="0%" style:font-name="Times New Roman" fo:font-size="14pt" fo:language="ru" fo:country="RU" officeooo:rsid="014b8e26" officeooo:paragraph-rsid="014f03b0" style:font-name-asian="Times New Roman" style:font-size-asian="12.25pt" style:font-name-complex="Times New Roman" style:font-size-complex="14pt" style:language-complex="ar" style:country-complex="SA"/>
    </style:style>
    <style:style style:name="P48" style:family="paragraph" style:parent-style-name="Text_20_body">
      <loext:graphic-properties draw:fill="none"/>
      <style:paragraph-properties fo:margin-left="0.499cm" fo:margin-right="0.499cm" fo:margin-top="0cm" fo:margin-bottom="0cm" style:contextual-spacing="false" fo:line-height="150%" fo:text-align="justify" style:justify-single-word="false" fo:orphans="2" fo:widows="2" fo:text-indent="1.251cm" style:auto-text-indent="false" fo:background-color="transparent" style:writing-mode="lr-tb"/>
      <style:text-properties style:use-window-font-color="true" loext:opacity="0%" style:font-name="Times New Roman" fo:font-size="14pt" fo:language="ru" fo:country="RU" officeooo:rsid="014ca98a" officeooo:paragraph-rsid="014ca98a" style:font-name-asian="Times New Roman" style:font-size-asian="12.25pt" style:font-name-complex="Times New Roman" style:font-size-complex="14pt" style:language-complex="ar" style:country-complex="SA"/>
    </style:style>
    <style:style style:name="P49" style:family="paragraph" style:parent-style-name="Text_20_body">
      <loext:graphic-properties draw:fill="none"/>
      <style:paragraph-properties fo:margin-left="0.499cm" fo:margin-right="0.499cm" fo:margin-top="0cm" fo:margin-bottom="0cm" style:contextual-spacing="false" fo:line-height="150%" fo:text-align="justify" style:justify-single-word="false" fo:orphans="2" fo:widows="2" fo:text-indent="1.251cm" style:auto-text-indent="false" fo:background-color="transparent" style:writing-mode="lr-tb"/>
      <style:text-properties style:use-window-font-color="true" loext:opacity="0%" style:font-name="Times New Roman" fo:font-size="14pt" fo:language="ru" fo:country="RU" officeooo:rsid="0151f0c4" officeooo:paragraph-rsid="0151f0c4" style:font-name-asian="Times New Roman" style:font-size-asian="12.25pt" style:font-name-complex="Times New Roman" style:font-size-complex="14pt" style:language-complex="ar" style:country-complex="SA"/>
    </style:style>
    <style:style style:name="P50" style:family="paragraph" style:parent-style-name="Text_20_body">
      <loext:graphic-properties draw:fill="none"/>
      <style:paragraph-properties fo:margin-left="0.499cm" fo:margin-right="0.499cm" fo:margin-top="0cm" fo:margin-bottom="0cm" style:contextual-spacing="false" fo:line-height="150%" fo:text-align="justify" style:justify-single-word="false" fo:orphans="2" fo:widows="2" fo:text-indent="1.251cm" style:auto-text-indent="false" fo:background-color="transparent" style:writing-mode="lr-tb"/>
      <style:text-properties style:use-window-font-color="true" loext:opacity="0%" style:font-name="Times New Roman" fo:font-size="14pt" fo:language="ru" fo:country="RU" officeooo:rsid="01532212" officeooo:paragraph-rsid="01532212" style:font-name-asian="Times New Roman" style:font-size-asian="12.25pt" style:font-name-complex="Times New Roman" style:font-size-complex="14pt" style:language-complex="ar" style:country-complex="SA"/>
    </style:style>
    <style:style style:name="P51" style:family="paragraph" style:parent-style-name="Text_20_body">
      <loext:graphic-properties draw:fill="none"/>
      <style:paragraph-properties fo:margin-left="0.499cm" fo:margin-right="0.499cm" fo:margin-top="0cm" fo:margin-bottom="0cm" style:contextual-spacing="false" fo:line-height="150%" fo:text-align="justify" style:justify-single-word="false" fo:orphans="2" fo:widows="2" fo:text-indent="1.251cm" style:auto-text-indent="false" fo:background-color="transparent" style:writing-mode="lr-tb"/>
      <style:text-properties style:use-window-font-color="true" loext:opacity="0%" style:font-name="Times New Roman" fo:font-size="14pt" fo:language="ru" fo:country="RU" officeooo:rsid="0154760b" officeooo:paragraph-rsid="0154760b" style:font-name-asian="Times New Roman" style:font-size-asian="12.25pt" style:font-name-complex="Times New Roman" style:font-size-complex="14pt" style:language-complex="ar" style:country-complex="SA"/>
    </style:style>
    <style:style style:name="P52" style:family="paragraph" style:parent-style-name="Text_20_body">
      <loext:graphic-properties draw:fill="none"/>
      <style:paragraph-properties fo:margin-left="0.499cm" fo:margin-right="0.499cm" fo:margin-top="0cm" fo:margin-bottom="0cm" style:contextual-spacing="false" fo:line-height="150%" fo:text-align="justify" style:justify-single-word="false" fo:orphans="2" fo:widows="2" fo:text-indent="1.251cm" style:auto-text-indent="false" fo:background-color="transparent" style:writing-mode="lr-tb"/>
      <style:text-properties style:use-window-font-color="true" loext:opacity="0%" style:font-name="Times New Roman" fo:font-size="14pt" fo:language="ru" fo:country="RU" officeooo:rsid="0155b167" officeooo:paragraph-rsid="0155b167" style:font-name-asian="Times New Roman" style:font-size-asian="12.25pt" style:font-name-complex="Times New Roman" style:font-size-complex="14pt" style:language-complex="ar" style:country-complex="SA"/>
    </style:style>
    <style:style style:name="P53" style:family="paragraph" style:parent-style-name="Text_20_body">
      <loext:graphic-properties draw:fill="none"/>
      <style:paragraph-properties fo:margin-left="0.499cm" fo:margin-right="0.499cm" fo:margin-top="0cm" fo:margin-bottom="0cm" style:contextual-spacing="false" fo:line-height="150%" fo:text-align="justify" style:justify-single-word="false" fo:orphans="2" fo:widows="2" fo:text-indent="1.251cm" style:auto-text-indent="false" fo:background-color="transparent" style:writing-mode="lr-tb"/>
      <style:text-properties style:use-window-font-color="true" loext:opacity="0%" style:font-name="Times New Roman" fo:font-size="14pt" fo:language="ru" fo:country="RU" fo:font-style="normal" officeooo:rsid="0138ada2" officeooo:paragraph-rsid="0138ada2" style:font-name-asian="Times New Roman" style:font-size-asian="12.25pt" style:font-style-asian="normal" style:font-name-complex="Times New Roman" style:font-size-complex="14pt" style:language-complex="ar" style:country-complex="SA" style:font-style-complex="normal"/>
    </style:style>
    <style:style style:name="P54" style:family="paragraph" style:parent-style-name="Text_20_body">
      <loext:graphic-properties draw:fill="none"/>
      <style:paragraph-properties fo:margin-left="0.499cm" fo:margin-right="0.499cm" fo:margin-top="0cm" fo:margin-bottom="0cm" style:contextual-spacing="false" fo:line-height="150%" fo:text-align="justify" style:justify-single-word="false" fo:orphans="2" fo:widows="2" fo:text-indent="1.251cm" style:auto-text-indent="false" fo:background-color="transparent" style:writing-mode="lr-tb"/>
      <style:text-properties style:use-window-font-color="true" loext:opacity="0%" style:font-name="Times New Roman" fo:font-size="14pt" fo:language="ru" fo:country="RU" fo:font-style="normal" officeooo:rsid="013a8b86" officeooo:paragraph-rsid="013a8b86" style:font-name-asian="Times New Roman" style:font-size-asian="12.25pt" style:font-style-asian="normal" style:font-name-complex="Times New Roman" style:font-size-complex="14pt" style:language-complex="ar" style:country-complex="SA" style:font-style-complex="normal"/>
    </style:style>
    <style:style style:name="P55" style:family="paragraph" style:parent-style-name="Text_20_body">
      <loext:graphic-properties draw:fill="none"/>
      <style:paragraph-properties fo:margin-left="0.499cm" fo:margin-right="0.499cm" fo:margin-top="0cm" fo:margin-bottom="0cm" style:contextual-spacing="false" fo:line-height="150%" fo:text-align="justify" style:justify-single-word="false" fo:orphans="2" fo:widows="2" fo:text-indent="1.251cm" style:auto-text-indent="false" fo:background-color="transparent" style:writing-mode="lr-tb"/>
      <style:text-properties style:use-window-font-color="true" loext:opacity="0%" style:font-name="Times New Roman" fo:font-size="14pt" fo:language="ru" fo:country="RU" fo:font-style="normal" officeooo:rsid="013a8b86" officeooo:paragraph-rsid="013c1024" style:font-name-asian="Times New Roman" style:font-size-asian="12.25pt" style:font-style-asian="normal" style:font-name-complex="Times New Roman" style:font-size-complex="14pt" style:language-complex="ar" style:country-complex="SA" style:font-style-complex="normal"/>
    </style:style>
    <style:style style:name="P56" style:family="paragraph" style:parent-style-name="Text_20_body">
      <loext:graphic-properties draw:fill="none"/>
      <style:paragraph-properties fo:margin-left="0.499cm" fo:margin-right="0.499cm" fo:margin-top="0cm" fo:margin-bottom="0cm" style:contextual-spacing="false" fo:line-height="150%" fo:text-align="justify" style:justify-single-word="false" fo:orphans="2" fo:widows="2" fo:text-indent="1.251cm" style:auto-text-indent="false" fo:background-color="transparent" style:writing-mode="lr-tb"/>
      <style:text-properties style:use-window-font-color="true" loext:opacity="0%" style:font-name="Times New Roman" fo:font-size="14pt" fo:language="ru" fo:country="RU" fo:font-style="normal" officeooo:rsid="013c1024" officeooo:paragraph-rsid="013c1024" style:font-name-asian="Times New Roman" style:font-size-asian="12.25pt" style:font-style-asian="normal" style:font-name-complex="Times New Roman" style:font-size-complex="14pt" style:language-complex="ar" style:country-complex="SA" style:font-style-complex="normal"/>
    </style:style>
    <style:style style:name="P57" style:family="paragraph" style:parent-style-name="Text_20_body">
      <loext:graphic-properties draw:fill="none"/>
      <style:paragraph-properties fo:margin-left="0.499cm" fo:margin-right="0.499cm" fo:margin-top="0cm" fo:margin-bottom="0cm" style:contextual-spacing="false" fo:line-height="150%" fo:text-align="justify" style:justify-single-word="false" fo:orphans="2" fo:widows="2" fo:text-indent="1.251cm" style:auto-text-indent="false" fo:background-color="transparent" style:writing-mode="lr-tb"/>
      <style:text-properties style:use-window-font-color="true" loext:opacity="0%" style:font-name="Times New Roman" fo:font-size="14pt" fo:language="ru" fo:country="RU" fo:font-style="normal" officeooo:rsid="013d9695" officeooo:paragraph-rsid="013d9695" style:font-name-asian="Times New Roman" style:font-size-asian="12.25pt" style:font-style-asian="normal" style:font-name-complex="Times New Roman" style:font-size-complex="14pt" style:language-complex="ar" style:country-complex="SA" style:font-style-complex="normal"/>
    </style:style>
    <style:style style:name="P58" style:family="paragraph" style:parent-style-name="Text_20_body">
      <loext:graphic-properties draw:fill="none"/>
      <style:paragraph-properties fo:margin-left="0.499cm" fo:margin-right="0.499cm" fo:margin-top="0cm" fo:margin-bottom="0cm" style:contextual-spacing="false" fo:line-height="150%" fo:text-align="justify" style:justify-single-word="false" fo:orphans="2" fo:widows="2" fo:text-indent="1.251cm" style:auto-text-indent="false" fo:background-color="transparent" style:writing-mode="lr-tb"/>
      <style:text-properties style:use-window-font-color="true" loext:opacity="0%" style:font-name="Times New Roman" fo:font-size="14pt" fo:language="en" fo:country="US" officeooo:rsid="009bdd4c" officeooo:paragraph-rsid="0074b306" style:font-name-asian="Times New Roman" style:font-size-asian="12.25pt" style:font-name-complex="Times New Roman" style:font-size-complex="14pt" style:language-complex="ar" style:country-complex="SA"/>
    </style:style>
    <style:style style:name="P59" style:family="paragraph" style:parent-style-name="Text_20_body">
      <loext:graphic-properties draw:fill="none"/>
      <style:paragraph-properties fo:margin-left="0.499cm" fo:margin-right="0.499cm" fo:margin-top="0cm" fo:margin-bottom="0cm" style:contextual-spacing="false" fo:line-height="150%" fo:text-align="justify" style:justify-single-word="false" fo:orphans="2" fo:widows="2" fo:text-indent="1.251cm" style:auto-text-indent="false" fo:background-color="transparent" style:writing-mode="lr-tb"/>
      <style:text-properties fo:language="en" fo:country="US" officeooo:rsid="00921a66" officeooo:paragraph-rsid="008bb761"/>
    </style:style>
    <style:style style:name="P60" style:family="paragraph" style:parent-style-name="Заголовок_20_раздела">
      <style:text-properties officeooo:rsid="00614695"/>
    </style:style>
    <style:style style:name="P61" style:family="paragraph" style:parent-style-name="Заголовок_20_раздела">
      <style:text-properties fo:text-transform="uppercase" style:use-window-font-color="true" loext:opacity="0%" style:font-name="Times New Roman" fo:font-size="16pt" fo:language="ru" fo:country="RU" fo:font-weight="bold" officeooo:rsid="00ec9eaa" officeooo:paragraph-rsid="00622b43" style:font-name-asian="Times New Roman" style:font-size-asian="16pt" style:font-weight-asian="bold" style:font-name-complex="Times New Roman" style:font-size-complex="12pt" style:language-complex="ar" style:country-complex="SA"/>
    </style:style>
    <style:style style:name="P62" style:family="paragraph" style:parent-style-name="Contents_20_1">
      <style:paragraph-properties>
        <style:tab-stops>
          <style:tab-stop style:position="18.101cm" style:type="right" style:leader-style="dotted" style:leader-text="."/>
        </style:tab-stops>
      </style:paragraph-properties>
    </style:style>
    <style:style style:name="P63" style:family="paragraph" style:parent-style-name="Contents_20_1" style:master-page-name="">
      <style:paragraph-properties style:page-number="auto">
        <style:tab-stops>
          <style:tab-stop style:position="18.101cm" style:type="right" style:leader-style="dotted" style:leader-text="."/>
        </style:tab-stops>
      </style:paragraph-properties>
    </style:style>
    <style:style style:name="P64" style:family="paragraph" style:parent-style-name="Contents_20_2">
      <style:paragraph-properties>
        <style:tab-stops>
          <style:tab-stop style:position="18.101cm" style:type="right" style:leader-style="dotted" style:leader-text="."/>
        </style:tab-stops>
      </style:paragraph-properties>
    </style:style>
    <style:style style:name="P65" style:family="paragraph" style:parent-style-name="Заголовок_20_пункта">
      <style:text-properties officeooo:rsid="014aceba" officeooo:paragraph-rsid="014aceba"/>
    </style:style>
    <style:style style:name="P66" style:family="paragraph" style:parent-style-name="Заголовок_20_пункта">
      <style:text-properties fo:language="en" fo:country="US" officeooo:rsid="0151f0c4" officeooo:paragraph-rsid="0151f0c4"/>
    </style:style>
    <style:style style:name="P67" style:family="paragraph" style:parent-style-name="Заголовок_20_пункта">
      <style:text-properties officeooo:rsid="01532212" officeooo:paragraph-rsid="01532212"/>
    </style:style>
    <style:style style:name="P68" style:family="paragraph" style:parent-style-name="Заголовок_20_пункта">
      <style:text-properties officeooo:rsid="0155b167" officeooo:paragraph-rsid="0155b167"/>
    </style:style>
    <style:style style:name="P69" style:family="paragraph" style:parent-style-name="Contents_20_1">
      <style:paragraph-properties>
        <style:tab-stops>
          <style:tab-stop style:position="18.101cm" style:type="right" style:leader-style="dotted" style:leader-text="."/>
        </style:tab-stops>
      </style:paragraph-properties>
    </style:style>
    <style:style style:name="P70" style:family="paragraph" style:parent-style-name="Contents_20_1" style:master-page-name="">
      <style:paragraph-properties style:page-number="auto">
        <style:tab-stops>
          <style:tab-stop style:position="18.101cm" style:type="right" style:leader-style="dotted" style:leader-text="."/>
        </style:tab-stops>
      </style:paragraph-properties>
    </style:style>
    <style:style style:name="P71" style:family="paragraph" style:parent-style-name="Contents_20_2">
      <style:paragraph-properties>
        <style:tab-stops>
          <style:tab-stop style:position="18.101cm" style:type="right" style:leader-style="dotted" style:leader-text="."/>
        </style:tab-stops>
      </style:paragraph-properties>
    </style:style>
    <style:style style:name="P72" style:family="paragraph" style:parent-style-name="Standard" style:master-page-name="Титульный_20_лист_20_ПЗ">
      <style:paragraph-properties fo:margin-left="0.501cm" fo:margin-right="0.501cm" fo:line-height="150%" fo:text-align="center" style:justify-single-word="false" fo:text-indent="0cm" style:auto-text-indent="false" style:page-number="auto"/>
      <style:text-properties style:font-name="Arial" fo:font-size="12pt" fo:language="ru" fo:country="RU" fo:font-style="italic" officeooo:rsid="00ec9eaa" officeooo:paragraph-rsid="00ec9eaa" style:font-size-asian="12pt" style:font-style-asian="italic" style:font-name-complex="Arial" style:font-size-complex="12pt"/>
    </style:style>
    <style:style style:name="P73" style:family="paragraph" style:parent-style-name="Standard" style:master-page-name="Титульный_20_лист_20_ПЗ">
      <loext:graphic-properties draw:fill="none"/>
      <style:paragraph-properties fo:margin-left="0.499cm" fo:margin-right="0.499cm" fo:margin-top="0.559cm" fo:margin-bottom="0.559cm" style:contextual-spacing="false" fo:text-align="center" style:justify-single-word="false" fo:orphans="2" fo:widows="2" fo:text-indent="0cm" style:auto-text-indent="false" style:page-number="2" fo:break-before="auto" fo:break-after="auto" fo:background-color="transparent" style:writing-mode="lr-tb"/>
      <style:text-properties style:use-window-font-color="true" loext:opacity="0%" style:font-name="Times New Roman" fo:font-size="16pt" fo:language="ru" fo:country="RU" fo:font-weight="bold" officeooo:rsid="007c7c2d" officeooo:paragraph-rsid="007c7c2d" style:font-name-asian="Times New Roman" style:font-size-asian="16pt" style:font-weight-asian="bold" style:font-name-complex="Times New Roman" style:font-size-complex="16pt" style:language-complex="ar" style:country-complex="SA"/>
    </style:style>
    <style:style style:name="P74" style:family="paragraph" style:parent-style-name="Standard" style:master-page-name="Содержание_20_ПЗ">
      <style:paragraph-properties fo:text-align="center" style:justify-single-word="false" style:page-number="1" fo:break-before="page"/>
      <style:text-properties fo:font-size="16pt" fo:font-weight="bold" style:font-size-asian="16pt" style:font-weight-asian="bold" style:font-size-complex="16pt"/>
    </style:style>
    <style:style style:name="P75" style:family="paragraph" style:parent-style-name="Text_20_body" style:list-style-name="L2" style:master-page-name="">
      <loext:graphic-properties draw:fill="none"/>
      <style:paragraph-properties fo:margin-left="0.499cm" fo:margin-right="0.499cm" fo:margin-top="0cm" fo:margin-bottom="0cm" style:contextual-spacing="false" fo:line-height="150%" fo:text-align="justify" style:justify-single-word="false" fo:orphans="2" fo:widows="2" fo:text-indent="1.251cm" style:auto-text-indent="false" style:page-number="auto" fo:background-color="transparent" style:writing-mode="lr-tb"/>
      <style:text-properties officeooo:paragraph-rsid="0120ccf9"/>
    </style:style>
    <style:style style:name="P76" style:family="paragraph" style:parent-style-name="Text_20_body" style:list-style-name="L2" style:master-page-name="">
      <loext:graphic-properties draw:fill="none"/>
      <style:paragraph-properties fo:margin-left="0.499cm" fo:margin-right="0.499cm" fo:margin-top="0cm" fo:margin-bottom="0cm" style:contextual-spacing="false" fo:line-height="150%" fo:text-align="justify" style:justify-single-word="false" fo:orphans="2" fo:widows="2" fo:text-indent="1.251cm" style:auto-text-indent="false" style:page-number="auto" fo:background-color="transparent" style:writing-mode="lr-tb"/>
      <style:text-properties style:use-window-font-color="true" loext:opacity="0%" style:font-name="Times New Roman" fo:font-size="14pt" fo:language="ru" fo:country="RU" officeooo:rsid="00ed598b" officeooo:paragraph-rsid="00ed598b" style:font-name-asian="Times New Roman" style:font-size-asian="12.25pt" style:font-name-complex="Times New Roman" style:font-size-complex="14pt" style:language-complex="ar" style:country-complex="SA"/>
    </style:style>
    <style:style style:name="P77" style:family="paragraph" style:parent-style-name="Text_20_body" style:list-style-name="L2" style:master-page-name="">
      <loext:graphic-properties draw:fill="none"/>
      <style:paragraph-properties fo:margin-left="0.499cm" fo:margin-right="0.499cm" fo:margin-top="0cm" fo:margin-bottom="0cm" style:contextual-spacing="false" fo:line-height="150%" fo:text-align="justify" style:justify-single-word="false" fo:orphans="2" fo:widows="2" fo:text-indent="1.251cm" style:auto-text-indent="false" style:page-number="auto" fo:background-color="transparent" style:writing-mode="lr-tb"/>
      <style:text-properties style:use-window-font-color="true" loext:opacity="0%" style:font-name="Times New Roman" fo:font-size="14pt" fo:language="ru" fo:country="RU" officeooo:rsid="014ca98a" officeooo:paragraph-rsid="014ca98a" style:font-name-asian="Times New Roman" style:font-size-asian="12.25pt" style:font-name-complex="Times New Roman" style:font-size-complex="14pt" style:language-complex="ar" style:country-complex="SA"/>
    </style:style>
    <style:style style:name="P78" style:family="paragraph" style:parent-style-name="Text_20_body" style:list-style-name="L2">
      <loext:graphic-properties draw:fill="none"/>
      <style:paragraph-properties fo:margin-left="0.499cm" fo:margin-right="0.499cm" fo:margin-top="0cm" fo:margin-bottom="0cm" style:contextual-spacing="false" fo:line-height="150%" fo:text-align="justify" style:justify-single-word="false" fo:orphans="2" fo:widows="2" fo:text-indent="1.251cm" style:auto-text-indent="false" fo:background-color="transparent" style:writing-mode="lr-tb"/>
      <style:text-properties officeooo:paragraph-rsid="0120ccf9"/>
    </style:style>
    <style:style style:name="P79" style:family="paragraph" style:parent-style-name="Text_20_body" style:list-style-name="L2">
      <loext:graphic-properties draw:fill="none"/>
      <style:paragraph-properties fo:margin-left="0.499cm" fo:margin-right="0.499cm" fo:margin-top="0cm" fo:margin-bottom="0cm" style:contextual-spacing="false" fo:line-height="150%" fo:text-align="justify" style:justify-single-word="false" fo:orphans="2" fo:widows="2" fo:text-indent="1.251cm" style:auto-text-indent="false" fo:background-color="transparent" style:writing-mode="lr-tb"/>
      <style:text-properties style:use-window-font-color="true" loext:opacity="0%" style:font-name="Times New Roman" fo:font-size="14pt" fo:language="ru" fo:country="RU" officeooo:rsid="00f2ad04" officeooo:paragraph-rsid="00f2ad04" style:font-name-asian="Times New Roman" style:font-size-asian="12.25pt" style:font-name-complex="Times New Roman" style:font-size-complex="14pt" style:language-complex="ar" style:country-complex="SA"/>
    </style:style>
    <style:style style:name="P80" style:family="paragraph" style:parent-style-name="Text_20_body" style:list-style-name="L2">
      <loext:graphic-properties draw:fill="none"/>
      <style:paragraph-properties fo:margin-left="0.499cm" fo:margin-right="0.499cm" fo:margin-top="0cm" fo:margin-bottom="0cm" style:contextual-spacing="false" fo:line-height="150%" fo:text-align="justify" style:justify-single-word="false" fo:orphans="2" fo:widows="2" fo:text-indent="1.251cm" style:auto-text-indent="false" fo:background-color="transparent" style:writing-mode="lr-tb"/>
      <style:text-properties style:use-window-font-color="true" loext:opacity="0%" style:font-name="Times New Roman" fo:font-size="14pt" fo:language="ru" fo:country="RU" officeooo:rsid="00f28053" officeooo:paragraph-rsid="0120ccf9" style:font-name-asian="Times New Roman" style:font-size-asian="12.25pt" style:font-name-complex="Times New Roman" style:font-size-complex="14pt" style:language-complex="ar" style:country-complex="SA"/>
    </style:style>
    <style:style style:name="P81" style:family="paragraph" style:parent-style-name="Text_20_body" style:list-style-name="L2">
      <loext:graphic-properties draw:fill="none"/>
      <style:paragraph-properties fo:margin-left="0.499cm" fo:margin-right="0.499cm" fo:margin-top="0cm" fo:margin-bottom="0cm" style:contextual-spacing="false" fo:line-height="150%" fo:text-align="justify" style:justify-single-word="false" fo:orphans="2" fo:widows="2" fo:text-indent="1.251cm" style:auto-text-indent="false" fo:background-color="transparent" style:writing-mode="lr-tb"/>
      <style:text-properties style:use-window-font-color="true" loext:opacity="0%" style:font-name="Times New Roman" fo:font-size="14pt" fo:language="ru" fo:country="RU" officeooo:rsid="013e5ee9" officeooo:paragraph-rsid="013e5ee9" style:font-name-asian="Times New Roman" style:font-size-asian="12.25pt" style:font-name-complex="Times New Roman" style:font-size-complex="14pt" style:language-complex="ar" style:country-complex="SA"/>
    </style:style>
    <style:style style:name="P82" style:family="paragraph" style:parent-style-name="Text_20_body" style:list-style-name="L2">
      <loext:graphic-properties draw:fill="none"/>
      <style:paragraph-properties fo:margin-left="0.499cm" fo:margin-right="0.499cm" fo:margin-top="0cm" fo:margin-bottom="0cm" style:contextual-spacing="false" fo:line-height="150%" fo:text-align="justify" style:justify-single-word="false" fo:orphans="2" fo:widows="2" fo:text-indent="1.251cm" style:auto-text-indent="false" fo:background-color="transparent" style:writing-mode="lr-tb"/>
      <style:text-properties style:use-window-font-color="true" loext:opacity="0%" style:font-name="Times New Roman" fo:font-size="14pt" fo:language="ru" fo:country="RU" officeooo:rsid="00edd7e2" officeooo:paragraph-rsid="00edd7e2" style:font-name-asian="Times New Roman" style:font-size-asian="12.25pt" style:font-name-complex="Times New Roman" style:font-size-complex="14pt" style:language-complex="ar" style:country-complex="SA"/>
    </style:style>
    <style:style style:name="P83" style:family="paragraph" style:parent-style-name="Text_20_body" style:list-style-name="L2">
      <loext:graphic-properties draw:fill="none"/>
      <style:paragraph-properties fo:margin-left="0.499cm" fo:margin-right="0.499cm" fo:margin-top="0cm" fo:margin-bottom="0cm" style:contextual-spacing="false" fo:line-height="150%" fo:text-align="justify" style:justify-single-word="false" fo:orphans="2" fo:widows="2" fo:text-indent="1.251cm" style:auto-text-indent="false" fo:background-color="transparent" style:writing-mode="lr-tb"/>
      <style:text-properties style:use-window-font-color="true" loext:opacity="0%" style:font-name="Times New Roman" fo:font-size="14pt" fo:language="ru" fo:country="RU" officeooo:rsid="01045e57" officeooo:paragraph-rsid="0126d2af" style:font-name-asian="Times New Roman" style:font-size-asian="12.25pt" style:font-name-complex="Times New Roman" style:font-size-complex="14pt" style:language-complex="ar" style:country-complex="SA"/>
    </style:style>
    <style:style style:name="P84" style:family="paragraph" style:parent-style-name="Text_20_body" style:list-style-name="L2">
      <loext:graphic-properties draw:fill="none"/>
      <style:paragraph-properties fo:margin-left="0.499cm" fo:margin-right="0.499cm" fo:margin-top="0cm" fo:margin-bottom="0cm" style:contextual-spacing="false" fo:line-height="150%" fo:text-align="justify" style:justify-single-word="false" fo:orphans="2" fo:widows="2" fo:text-indent="1.251cm" style:auto-text-indent="false" fo:background-color="transparent" style:writing-mode="lr-tb"/>
      <style:text-properties style:use-window-font-color="true" loext:opacity="0%" style:font-name="Times New Roman" fo:font-size="14pt" fo:language="ru" fo:country="RU" officeooo:rsid="014ca98a" officeooo:paragraph-rsid="014ca98a" style:font-name-asian="Times New Roman" style:font-size-asian="12.25pt" style:font-name-complex="Times New Roman" style:font-size-complex="14pt" style:language-complex="ar" style:country-complex="SA"/>
    </style:style>
    <style:style style:name="P85" style:family="paragraph" style:parent-style-name="Text_20_body" style:list-style-name="L2">
      <loext:graphic-properties draw:fill="none"/>
      <style:paragraph-properties fo:margin-left="0.499cm" fo:margin-right="0.499cm" fo:margin-top="0cm" fo:margin-bottom="0cm" style:contextual-spacing="false" fo:line-height="150%" fo:text-align="justify" style:justify-single-word="false" fo:orphans="2" fo:widows="2" fo:text-indent="1.251cm" style:auto-text-indent="false" fo:background-color="transparent" style:writing-mode="lr-tb"/>
      <style:text-properties style:use-window-font-color="true" loext:opacity="0%" style:font-name="Times New Roman" fo:font-size="14pt" fo:language="ru" fo:country="RU" officeooo:rsid="01436ac2" officeooo:paragraph-rsid="01436ac2" style:font-name-asian="Times New Roman" style:font-size-asian="12.25pt" style:font-name-complex="Times New Roman" style:font-size-complex="14pt" style:language-complex="ar" style:country-complex="SA"/>
    </style:style>
    <style:style style:name="P86" style:family="paragraph" style:parent-style-name="Text_20_body" style:list-style-name="L2" style:master-page-name="">
      <loext:graphic-properties draw:fill="none"/>
      <style:paragraph-properties fo:margin-left="1.75cm" fo:margin-right="0.499cm" fo:margin-top="0cm" fo:margin-bottom="0cm" style:contextual-spacing="false" fo:line-height="150%" fo:text-align="justify" style:justify-single-word="false" fo:orphans="2" fo:widows="2" fo:text-indent="1.251cm" style:auto-text-indent="false" style:page-number="auto" fo:background-color="transparent" style:writing-mode="lr-tb">
        <style:tab-stops/>
      </style:paragraph-properties>
      <style:text-properties style:use-window-font-color="true" loext:opacity="0%" style:font-name="Times New Roman" fo:font-size="14pt" fo:language="ru" fo:country="RU" officeooo:rsid="00edd7e2" officeooo:paragraph-rsid="0120ccf9" style:font-name-asian="Times New Roman" style:font-size-asian="12.25pt" style:font-name-complex="Times New Roman" style:font-size-complex="14pt" style:language-complex="ar" style:country-complex="SA"/>
    </style:style>
    <style:style style:name="P87" style:family="paragraph" style:parent-style-name="Text_20_body" style:list-style-name="L2" style:master-page-name="">
      <loext:graphic-properties draw:fill="none"/>
      <style:paragraph-properties fo:margin-left="1.75cm" fo:margin-right="0.499cm" fo:margin-top="0cm" fo:margin-bottom="0cm" style:contextual-spacing="false" fo:line-height="150%" fo:text-align="justify" style:justify-single-word="false" fo:orphans="2" fo:widows="2" fo:text-indent="1.251cm" style:auto-text-indent="false" style:page-number="auto" fo:background-color="transparent" style:writing-mode="lr-tb"/>
      <style:text-properties style:use-window-font-color="true" loext:opacity="0%" style:font-name="Times New Roman" fo:font-size="14pt" fo:language="ru" fo:country="RU" officeooo:rsid="0126d2af" officeooo:paragraph-rsid="0126d2af" style:font-name-asian="Times New Roman" style:font-size-asian="12.25pt" style:font-name-complex="Times New Roman" style:font-size-complex="14pt" style:language-complex="ar" style:country-complex="SA"/>
    </style:style>
    <style:style style:name="P88" style:family="paragraph" style:parent-style-name="Text_20_body" style:list-style-name="L2">
      <loext:graphic-properties draw:fill="none"/>
      <style:paragraph-properties fo:margin-left="1.75cm" fo:margin-right="0.499cm" fo:margin-top="0cm" fo:margin-bottom="0cm" style:contextual-spacing="false" fo:line-height="150%" fo:text-align="justify" style:justify-single-word="false" fo:orphans="2" fo:widows="2" fo:text-indent="1.251cm" style:auto-text-indent="false" fo:background-color="transparent" style:writing-mode="lr-tb">
        <style:tab-stops/>
      </style:paragraph-properties>
      <style:text-properties style:use-window-font-color="true" loext:opacity="0%" style:font-name="Times New Roman" fo:font-size="14pt" fo:language="ru" fo:country="RU" officeooo:rsid="00edd7e2" officeooo:paragraph-rsid="0120ccf9" style:font-name-asian="Times New Roman" style:font-size-asian="12.25pt" style:font-name-complex="Times New Roman" style:font-size-complex="14pt" style:language-complex="ar" style:country-complex="SA"/>
    </style:style>
    <style:style style:name="P89" style:family="paragraph" style:parent-style-name="Text_20_body" style:list-style-name="L2">
      <loext:graphic-properties draw:fill="none"/>
      <style:paragraph-properties fo:margin-left="1.75cm" fo:margin-right="0.499cm" fo:margin-top="0cm" fo:margin-bottom="0cm" style:contextual-spacing="false" fo:line-height="150%" fo:text-align="justify" style:justify-single-word="false" fo:orphans="2" fo:widows="2" fo:text-indent="1.251cm" style:auto-text-indent="false" fo:background-color="transparent" style:writing-mode="lr-tb">
        <style:tab-stops/>
      </style:paragraph-properties>
      <style:text-properties style:use-window-font-color="true" loext:opacity="0%" style:font-name="Times New Roman" fo:font-size="14pt" fo:language="ru" fo:country="RU" officeooo:rsid="00edd7e2" officeooo:paragraph-rsid="01351ecb" style:font-name-asian="Times New Roman" style:font-size-asian="12.25pt" style:font-name-complex="Times New Roman" style:font-size-complex="14pt" style:language-complex="ar" style:country-complex="SA"/>
    </style:style>
    <style:style style:name="P90" style:family="paragraph" style:parent-style-name="Text_20_body" style:list-style-name="L2">
      <loext:graphic-properties draw:fill="none"/>
      <style:paragraph-properties fo:margin-left="1.75cm" fo:margin-right="0.499cm" fo:margin-top="0cm" fo:margin-bottom="0cm" style:contextual-spacing="false" fo:line-height="150%" fo:text-align="justify" style:justify-single-word="false" fo:orphans="2" fo:widows="2" fo:text-indent="1.251cm" style:auto-text-indent="false" fo:background-color="transparent" style:writing-mode="lr-tb"/>
      <style:text-properties style:use-window-font-color="true" loext:opacity="0%" style:font-name="Times New Roman" fo:font-size="14pt" fo:language="ru" fo:country="RU" officeooo:rsid="0126d2af" officeooo:paragraph-rsid="0126d2af" style:font-name-asian="Times New Roman" style:font-size-asian="12.25pt" style:font-name-complex="Times New Roman" style:font-size-complex="14pt" style:language-complex="ar" style:country-complex="SA"/>
    </style:style>
    <style:style style:name="P91" style:family="paragraph" style:parent-style-name="Text_20_body" style:list-style-name="L2">
      <loext:graphic-properties draw:fill="none"/>
      <style:paragraph-properties fo:margin-left="1.75cm" fo:margin-right="0.499cm" fo:margin-top="0cm" fo:margin-bottom="0cm" style:contextual-spacing="false" fo:line-height="150%" fo:text-align="justify" style:justify-single-word="false" fo:orphans="2" fo:widows="2" fo:text-indent="1.251cm" style:auto-text-indent="false" fo:background-color="transparent" style:writing-mode="lr-tb"/>
      <style:text-properties style:use-window-font-color="true" loext:opacity="0%" style:font-name="Times New Roman" fo:font-size="14pt" fo:language="ru" fo:country="RU" officeooo:rsid="01306a96" officeooo:paragraph-rsid="01306a96" style:font-name-asian="Times New Roman" style:font-size-asian="12.25pt" style:font-name-complex="Times New Roman" style:font-size-complex="14pt" style:language-complex="ar" style:country-complex="SA"/>
    </style:style>
    <style:style style:name="P92" style:family="paragraph" style:parent-style-name="Text_20_body" style:list-style-name="L2">
      <loext:graphic-properties draw:fill="none"/>
      <style:paragraph-properties fo:margin-left="1.75cm" fo:margin-right="0.499cm" fo:margin-top="0cm" fo:margin-bottom="0cm" style:contextual-spacing="false" fo:line-height="150%" fo:text-align="justify" style:justify-single-word="false" fo:orphans="2" fo:widows="2" fo:text-indent="1.251cm" style:auto-text-indent="false" fo:background-color="transparent" style:writing-mode="lr-tb"/>
      <style:text-properties style:use-window-font-color="true" loext:opacity="0%" style:font-name="Times New Roman" fo:font-size="14pt" fo:language="ru" fo:country="RU" officeooo:rsid="012f671e" officeooo:paragraph-rsid="012f671e" style:font-name-asian="Times New Roman" style:font-size-asian="12.25pt" style:font-name-complex="Times New Roman" style:font-size-complex="14pt" style:language-complex="ar" style:country-complex="SA"/>
    </style:style>
    <style:style style:name="P93" style:family="paragraph" style:parent-style-name="Text_20_body" style:list-style-name="L3" style:master-page-name="">
      <loext:graphic-properties draw:fill="none"/>
      <style:paragraph-properties fo:margin-left="1.75cm" fo:margin-right="0.499cm" fo:margin-top="0cm" fo:margin-bottom="0cm" style:contextual-spacing="false" fo:line-height="150%" fo:text-align="justify" style:justify-single-word="false" fo:orphans="2" fo:widows="2" fo:text-indent="-0.651cm" style:auto-text-indent="false" style:page-number="auto" fo:background-color="transparent" style:writing-mode="lr-tb"/>
      <style:text-properties style:use-window-font-color="true" loext:opacity="0%" style:font-name="Times New Roman" fo:font-size="14pt" fo:language="ru" fo:country="RU" officeooo:rsid="00ebdca3" officeooo:paragraph-rsid="00ebdca3" style:font-name-asian="Times New Roman" style:font-size-asian="12.25pt" style:font-name-complex="Times New Roman" style:font-size-complex="14pt" style:language-complex="ar" style:country-complex="SA"/>
    </style:style>
    <style:style style:name="P94" style:family="paragraph" style:parent-style-name="Обычный_20_текст" style:list-style-name="L1" style:master-page-name="">
      <loext:graphic-properties draw:fill="none"/>
      <style:paragraph-properties fo:margin-left="0.499cm" fo:margin-right="0.499cm" fo:line-height="150%" fo:text-align="justify" style:justify-single-word="false" fo:orphans="2" fo:widows="2" fo:text-indent="1.251cm" style:auto-text-indent="false" style:page-number="auto" fo:background-color="transparent" style:writing-mode="lr-tb"/>
      <style:text-properties style:use-window-font-color="true" loext:opacity="0%" style:font-name="Times New Roman" fo:font-size="14pt" fo:language="ru" fo:country="RU" officeooo:rsid="010da4a4" officeooo:paragraph-rsid="011445a3" style:font-name-asian="Times New Roman" style:font-size-asian="12.25pt" style:font-name-complex="Times New Roman" style:font-size-complex="14pt" style:language-complex="ar" style:country-complex="SA"/>
    </style:style>
    <style:style style:name="P95" style:family="paragraph" style:parent-style-name="Обычный_20_текст" style:list-style-name="L1">
      <loext:graphic-properties draw:fill="none"/>
      <style:paragraph-properties fo:margin-left="0.499cm" fo:margin-right="0.499cm" fo:line-height="150%" fo:text-align="justify" style:justify-single-word="false" fo:orphans="2" fo:widows="2" fo:text-indent="1.251cm" style:auto-text-indent="false" fo:background-color="transparent" style:writing-mode="lr-tb"/>
      <style:text-properties style:use-window-font-color="true" loext:opacity="0%" style:font-name="Times New Roman" fo:font-size="14pt" fo:language="ru" fo:country="RU" officeooo:rsid="010da4a4" officeooo:paragraph-rsid="011445a3" style:font-name-asian="Times New Roman" style:font-size-asian="12.25pt" style:font-name-complex="Times New Roman" style:font-size-complex="14pt" style:language-complex="ar" style:country-complex="SA"/>
    </style:style>
    <style:style style:name="P96" style:family="paragraph" style:parent-style-name="Обычный_20_текст" style:list-style-name="L1">
      <loext:graphic-properties draw:fill="none"/>
      <style:paragraph-properties fo:margin-left="0.499cm" fo:margin-right="0.499cm" fo:line-height="150%" fo:text-align="justify" style:justify-single-word="false" fo:orphans="2" fo:widows="2" fo:text-indent="1.251cm" style:auto-text-indent="false" fo:background-color="transparent" style:writing-mode="lr-tb"/>
      <style:text-properties style:use-window-font-color="true" loext:opacity="0%" style:font-name="Times New Roman" fo:font-size="14pt" fo:language="ru" fo:country="RU" officeooo:rsid="010da4a4" officeooo:paragraph-rsid="010da4a4" style:font-name-asian="Times New Roman" style:font-size-asian="12.25pt" style:font-name-complex="Times New Roman" style:font-size-complex="14pt" style:language-complex="ar" style:country-complex="SA"/>
    </style:style>
    <style:style style:name="P97" style:family="paragraph" style:parent-style-name="Обычный_20_текст" style:list-style-name="L1">
      <loext:graphic-properties draw:fill="none"/>
      <style:paragraph-properties fo:margin-left="0.499cm" fo:margin-right="0.499cm" fo:line-height="150%" fo:text-align="justify" style:justify-single-word="false" fo:orphans="2" fo:widows="2" fo:text-indent="1.251cm" style:auto-text-indent="false" fo:background-color="transparent" style:writing-mode="lr-tb"/>
      <style:text-properties style:use-window-font-color="true" loext:opacity="0%" style:font-name="Times New Roman" fo:font-size="14pt" fo:language="ru" fo:country="RU" officeooo:rsid="010da4a4" officeooo:paragraph-rsid="0111443c" style:font-name-asian="Times New Roman" style:font-size-asian="12.25pt" style:font-name-complex="Times New Roman" style:font-size-complex="14pt" style:language-complex="ar" style:country-complex="SA"/>
    </style:style>
    <style:style style:name="P98" style:family="paragraph" style:parent-style-name="Обычный_20_текст" style:list-style-name="L1">
      <loext:graphic-properties draw:fill="none"/>
      <style:paragraph-properties fo:margin-left="0.499cm" fo:margin-right="0.499cm" fo:line-height="150%" fo:text-align="justify" style:justify-single-word="false" fo:orphans="2" fo:widows="2" fo:text-indent="1.251cm" style:auto-text-indent="false" fo:background-color="transparent" style:writing-mode="lr-tb"/>
      <style:text-properties style:use-window-font-color="true" loext:opacity="0%" style:font-name="Times New Roman" fo:font-size="14pt" fo:language="ru" fo:country="RU" officeooo:rsid="01588b89" officeooo:paragraph-rsid="01588b89" style:font-name-asian="Times New Roman" style:font-size-asian="12.25pt" style:font-name-complex="Times New Roman" style:font-size-complex="14pt" style:language-complex="ar" style:country-complex="SA"/>
    </style:style>
    <style:style style:name="P99" style:family="paragraph" style:parent-style-name="Обычный_20_текст" style:list-style-name="L1">
      <loext:graphic-properties draw:fill="none"/>
      <style:paragraph-properties fo:margin-left="0.499cm" fo:margin-right="0.499cm" fo:line-height="150%" fo:text-align="justify" style:justify-single-word="false" fo:orphans="2" fo:widows="2" fo:text-indent="1.251cm" style:auto-text-indent="false" fo:background-color="transparent" style:writing-mode="lr-tb"/>
      <style:text-properties style:use-window-font-color="true" loext:opacity="0%" style:font-name="Times New Roman" fo:font-size="14pt" fo:language="ru" fo:country="RU" officeooo:rsid="0111443c" officeooo:paragraph-rsid="0111443c" style:font-name-asian="Times New Roman" style:font-size-asian="12.25pt" style:font-name-complex="Times New Roman" style:font-size-complex="14pt" style:language-complex="ar" style:country-complex="SA"/>
    </style:style>
    <style:style style:name="P100" style:family="paragraph" style:parent-style-name="Обычный_20_текст" style:list-style-name="L1">
      <loext:graphic-properties draw:fill="none"/>
      <style:paragraph-properties fo:margin-left="0.499cm" fo:margin-right="0.499cm" fo:line-height="150%" fo:text-align="justify" style:justify-single-word="false" fo:orphans="2" fo:widows="2" fo:text-indent="1.251cm" style:auto-text-indent="false" fo:background-color="transparent" style:writing-mode="lr-tb"/>
      <style:text-properties style:use-window-font-color="true" loext:opacity="0%" style:font-name="Times New Roman" fo:font-size="14pt" fo:language="ru" fo:country="RU" officeooo:rsid="010f1a92" officeooo:paragraph-rsid="010f1a92" style:font-name-asian="Times New Roman" style:font-size-asian="12.25pt" style:font-name-complex="Times New Roman" style:font-size-complex="14pt" style:language-complex="ar" style:country-complex="SA"/>
    </style:style>
    <style:style style:name="P101" style:family="paragraph" style:parent-style-name="Обычный_20_текст" style:list-style-name="L1">
      <loext:graphic-properties draw:fill="none"/>
      <style:paragraph-properties fo:margin-left="0.499cm" fo:margin-right="0.499cm" fo:line-height="150%" fo:text-align="justify" style:justify-single-word="false" fo:orphans="2" fo:widows="2" fo:text-indent="1.251cm" style:auto-text-indent="false" fo:background-color="transparent" style:writing-mode="lr-tb"/>
      <style:text-properties style:use-window-font-color="true" loext:opacity="0%" style:font-name="Times New Roman" fo:font-size="14pt" fo:language="ru" fo:country="RU" officeooo:rsid="01110f56" officeooo:paragraph-rsid="01110f56" style:font-name-asian="Times New Roman" style:font-size-asian="12.25pt" style:font-name-complex="Times New Roman" style:font-size-complex="14pt" style:language-complex="ar" style:country-complex="SA"/>
    </style:style>
    <style:style style:name="P102" style:family="paragraph">
      <loext:graphic-properties draw:fill="none" draw:fill-color="#ffffff"/>
      <style:paragraph-properties fo:text-align="center" style:writing-mode="lr-tb"/>
    </style:style>
    <style:style style:name="T1" style:family="text">
      <style:text-properties style:font-name="Arial" fo:language="ru" fo:country="RU" fo:font-style="italic" style:font-style-asian="italic" style:font-name-complex="Arial"/>
    </style:style>
    <style:style style:name="T2" style:family="text">
      <style:text-properties style:font-name="Arial" fo:language="ru" fo:country="RU" fo:font-style="italic" officeooo:rsid="000ba54b" style:font-style-asian="italic" style:font-name-complex="Arial"/>
    </style:style>
    <style:style style:name="T3" style:family="text">
      <style:text-properties officeooo:rsid="000ba54b"/>
    </style:style>
    <style:style style:name="T4" style:family="text">
      <style:text-properties officeooo:rsid="00f0c828"/>
    </style:style>
    <style:style style:name="T5" style:family="text">
      <style:text-properties style:font-name-asian="Arial"/>
    </style:style>
    <style:style style:name="T6" style:family="text">
      <style:text-properties style:font-name-complex="Arial"/>
    </style:style>
    <style:style style:name="T7" style:family="text">
      <style:text-properties style:use-window-font-color="true" loext:opacity="0%" officeooo:rsid="00ec9eaa" style:font-name-asian="Times New Roman" style:language-complex="ar" style:country-complex="SA"/>
    </style:style>
    <style:style style:name="T8" style:family="text">
      <style:text-properties style:use-window-font-color="true" loext:opacity="0%" officeooo:rsid="000ba54b" style:font-name-asian="Times New Roman" style:language-complex="ar" style:country-complex="SA"/>
    </style:style>
    <style:style style:name="T9" style:family="text">
      <style:text-properties style:use-window-font-color="true" loext:opacity="0%" style:font-name="Times New Roman" fo:font-size="14pt" fo:language="ru" fo:country="RU" fo:font-weight="bold" style:font-name-asian="Times New Roman" style:font-size-asian="14pt" style:font-weight-asian="bold" style:font-name-complex="Times New Roman" style:font-size-complex="12pt" style:language-complex="ar" style:country-complex="SA"/>
    </style:style>
    <style:style style:name="T10" style:family="text">
      <style:text-properties style:use-window-font-color="true" loext:opacity="0%" style:font-name="Times New Roman" fo:font-size="14pt" fo:language="ru" fo:country="RU" fo:font-weight="bold" officeooo:rsid="00ec9eaa" style:font-name-asian="Times New Roman" style:font-size-asian="14pt" style:font-weight-asian="bold" style:font-name-complex="Times New Roman" style:font-size-complex="12pt" style:language-complex="ar" style:country-complex="SA"/>
    </style:style>
    <style:style style:name="T11" style:family="text">
      <style:text-properties style:use-window-font-color="true" loext:opacity="0%" style:font-name="Times New Roman" fo:font-size="14pt" fo:language="ru" fo:country="RU" fo:font-weight="bold" officeooo:rsid="014394c7" style:font-name-asian="Times New Roman" style:font-size-asian="14pt" style:font-weight-asian="bold" style:font-name-complex="Times New Roman" style:font-size-complex="12pt" style:language-complex="ar" style:country-complex="SA"/>
    </style:style>
    <style:style style:name="T12" style:family="text">
      <style:text-properties style:use-window-font-color="true" loext:opacity="0%" style:font-name="Times New Roman" fo:font-size="14pt" fo:language="ru" fo:country="RU" officeooo:rsid="00edd7e2" style:font-name-asian="Times New Roman" style:font-size-asian="12.25pt" style:font-name-complex="Times New Roman" style:font-size-complex="14pt" style:language-complex="ar" style:country-complex="SA"/>
    </style:style>
    <style:style style:name="T13" style:family="text">
      <style:text-properties style:use-window-font-color="true" loext:opacity="0%" style:font-name="Times New Roman" fo:font-size="14pt" fo:language="ru" fo:country="RU" officeooo:rsid="00ed598b" style:font-name-asian="Times New Roman" style:font-size-asian="12.25pt" style:font-name-complex="Times New Roman" style:font-size-complex="14pt" style:language-complex="ar" style:country-complex="SA"/>
    </style:style>
    <style:style style:name="T14" style:family="text">
      <style:text-properties style:use-window-font-color="true" loext:opacity="0%" style:font-name="Times New Roman" fo:font-size="14pt" fo:language="ru" fo:country="RU" officeooo:rsid="01045e57" style:font-name-asian="Times New Roman" style:font-size-asian="12.25pt" style:font-name-complex="Times New Roman" style:font-size-complex="14pt" style:language-complex="ar" style:country-complex="SA"/>
    </style:style>
    <style:style style:name="T15" style:family="text">
      <style:text-properties style:use-window-font-color="true" loext:opacity="0%" style:font-name="Times New Roman" fo:font-size="14pt" fo:language="ru" fo:country="RU" officeooo:rsid="00f3f5be" style:font-name-asian="Times New Roman" style:font-size-asian="12.25pt" style:font-name-complex="Times New Roman" style:font-size-complex="14pt" style:language-complex="ar" style:country-complex="SA"/>
    </style:style>
    <style:style style:name="T16" style:family="text">
      <style:text-properties style:use-window-font-color="true" loext:opacity="0%" style:font-name="Times New Roman" fo:font-size="14pt" fo:language="ru" fo:country="RU" officeooo:rsid="011b3491" style:font-name-asian="Times New Roman" style:font-size-asian="12.25pt" style:font-name-complex="Times New Roman" style:font-size-complex="14pt" style:language-complex="ar" style:country-complex="SA"/>
    </style:style>
    <style:style style:name="T17" style:family="text">
      <style:text-properties style:use-window-font-color="true" loext:opacity="0%" style:font-name="Times New Roman" fo:font-size="14pt" fo:language="ru" fo:country="RU" officeooo:rsid="00f4f438" style:font-name-asian="Times New Roman" style:font-size-asian="12.25pt" style:font-name-complex="Times New Roman" style:font-size-complex="14pt" style:language-complex="ar" style:country-complex="SA"/>
    </style:style>
    <style:style style:name="T18" style:family="text">
      <style:text-properties style:use-window-font-color="true" loext:opacity="0%" style:font-name="Times New Roman" fo:font-size="14pt" fo:language="ru" fo:country="RU" officeooo:rsid="011ff388" style:font-name-asian="Times New Roman" style:font-size-asian="12.25pt" style:font-name-complex="Times New Roman" style:font-size-complex="14pt" style:language-complex="ar" style:country-complex="SA"/>
    </style:style>
    <style:style style:name="T19" style:family="text">
      <style:text-properties style:use-window-font-color="true" loext:opacity="0%" style:font-name="Times New Roman" fo:font-size="14pt" fo:language="ru" fo:country="RU" officeooo:rsid="0103579a" style:font-name-asian="Times New Roman" style:font-size-asian="12.25pt" style:font-name-complex="Times New Roman" style:font-size-complex="14pt" style:language-complex="ar" style:country-complex="SA"/>
    </style:style>
    <style:style style:name="T20" style:family="text">
      <style:text-properties style:use-window-font-color="true" loext:opacity="0%" style:font-name="Times New Roman" fo:font-size="14pt" fo:language="ru" fo:country="RU" officeooo:rsid="0120ccf9" style:font-name-asian="Times New Roman" style:font-size-asian="12.25pt" style:font-name-complex="Times New Roman" style:font-size-complex="14pt" style:language-complex="ar" style:country-complex="SA"/>
    </style:style>
    <style:style style:name="T21" style:family="text">
      <style:text-properties style:use-window-font-color="true" loext:opacity="0%" style:font-name="Times New Roman" fo:font-size="14pt" fo:language="ru" fo:country="RU" officeooo:rsid="013a8b86" style:font-name-asian="Times New Roman" style:font-size-asian="12.25pt" style:font-name-complex="Times New Roman" style:font-size-complex="14pt" style:language-complex="ar" style:country-complex="SA"/>
    </style:style>
    <style:style style:name="T22" style:family="text">
      <style:text-properties style:use-window-font-color="true" loext:opacity="0%" style:font-name="Times New Roman" fo:font-size="14pt" fo:language="ru" fo:country="RU" officeooo:rsid="013c1024" style:font-name-asian="Times New Roman" style:font-size-asian="12.25pt" style:font-name-complex="Times New Roman" style:font-size-complex="14pt" style:language-complex="ar" style:country-complex="SA"/>
    </style:style>
    <style:style style:name="T23" style:family="text">
      <style:text-properties style:use-window-font-color="true" loext:opacity="0%" style:font-name="Times New Roman" fo:font-size="14pt" fo:language="ru" fo:country="RU" officeooo:rsid="014ca98a" style:font-name-asian="Times New Roman" style:font-size-asian="12.25pt" style:font-name-complex="Times New Roman" style:font-size-complex="14pt" style:language-complex="ar" style:country-complex="SA"/>
    </style:style>
    <style:style style:name="T24" style:family="text">
      <style:text-properties style:use-window-font-color="true" loext:opacity="0%" style:font-name="Times New Roman" fo:font-size="14pt" fo:language="ru" fo:country="RU" officeooo:rsid="015df123" style:font-name-asian="Times New Roman" style:font-size-asian="12.25pt" style:font-name-complex="Times New Roman" style:font-size-complex="14pt" style:language-complex="ar" style:country-complex="SA"/>
    </style:style>
    <style:style style:name="T25" style:family="text">
      <style:text-properties style:use-window-font-color="true" loext:opacity="0%" style:font-name="Times New Roman" fo:font-size="14pt" fo:language="ru" fo:country="RU" fo:font-style="normal" officeooo:rsid="00f3f5be" style:font-name-asian="Times New Roman" style:font-size-asian="12.25pt" style:font-style-asian="normal" style:font-name-complex="Times New Roman" style:font-size-complex="14pt" style:language-complex="ar" style:country-complex="SA" style:font-style-complex="normal"/>
    </style:style>
    <style:style style:name="T26" style:family="text">
      <style:text-properties style:use-window-font-color="true" loext:opacity="0%" style:font-name="Times New Roman" fo:font-size="14pt" fo:language="ru" fo:country="RU" fo:font-style="normal" officeooo:rsid="01422caf" style:font-name-asian="Times New Roman" style:font-size-asian="12.25pt" style:font-style-asian="normal" style:font-name-complex="Times New Roman" style:font-size-complex="14pt" style:language-complex="ar" style:country-complex="SA" style:font-style-complex="normal"/>
    </style:style>
    <style:style style:name="T27" style:family="text">
      <style:text-properties style:use-window-font-color="true" loext:opacity="0%" style:font-name="Times New Roman" fo:language="ru" fo:country="RU" style:font-name-asian="Times New Roman" style:font-name-complex="Times New Roman" style:language-complex="ar" style:country-complex="SA"/>
    </style:style>
    <style:style style:name="T28" style:family="text">
      <style:text-properties style:use-window-font-color="true" loext:opacity="0%" style:font-name="Times New Roman" fo:language="ru" fo:country="RU" officeooo:rsid="00f94b08" style:font-name-asian="Times New Roman" style:font-name-complex="Times New Roman" style:language-complex="ar" style:country-complex="SA"/>
    </style:style>
    <style:style style:name="T29" style:family="text">
      <style:text-properties style:use-window-font-color="true" loext:opacity="0%" style:font-name="Times New Roman" fo:language="ru" fo:country="RU" officeooo:rsid="00ffb1d5" style:font-name-asian="Times New Roman" style:font-name-complex="Times New Roman" style:language-complex="ar" style:country-complex="SA"/>
    </style:style>
    <style:style style:name="T30" style:family="text">
      <style:text-properties style:use-window-font-color="true" loext:opacity="0%" style:font-name="Times New Roman" fo:language="ru" fo:country="RU" officeooo:rsid="01017bec" style:font-name-asian="Times New Roman" style:font-name-complex="Times New Roman" style:language-complex="ar" style:country-complex="SA"/>
    </style:style>
    <style:style style:name="T31" style:family="text">
      <style:text-properties style:use-window-font-color="true" loext:opacity="0%" style:font-name="Times New Roman" fo:language="ru" fo:country="RU" officeooo:rsid="0103579a" style:font-name-asian="Times New Roman" style:font-name-complex="Times New Roman" style:language-complex="ar" style:country-complex="SA"/>
    </style:style>
    <style:style style:name="T32" style:family="text">
      <style:text-properties style:use-window-font-color="true" loext:opacity="0%" style:font-name="Times New Roman" fo:language="ru" fo:country="RU" officeooo:rsid="01064e8e" style:font-name-asian="Times New Roman" style:font-name-complex="Times New Roman" style:language-complex="ar" style:country-complex="SA"/>
    </style:style>
    <style:style style:name="T33" style:family="text">
      <style:text-properties style:use-window-font-color="true" loext:opacity="0%" style:font-name="Times New Roman" fo:language="ru" fo:country="RU" officeooo:rsid="010b7c2f" style:font-name-asian="Times New Roman" style:font-name-complex="Times New Roman" style:language-complex="ar" style:country-complex="SA"/>
    </style:style>
    <style:style style:name="T34" style:family="text">
      <style:text-properties style:use-window-font-color="true" loext:opacity="0%" style:font-name="Times New Roman" fo:language="ru" fo:country="RU" officeooo:rsid="010cf92c" style:font-name-asian="Times New Roman" style:font-name-complex="Times New Roman" style:language-complex="ar" style:country-complex="SA"/>
    </style:style>
    <style:style style:name="T35" style:family="text">
      <style:text-properties style:use-window-font-color="true" loext:opacity="0%" style:font-name="Times New Roman" fo:language="ru" fo:country="RU" officeooo:rsid="011445a3" style:font-name-asian="Times New Roman" style:font-name-complex="Times New Roman" style:language-complex="ar" style:country-complex="SA"/>
    </style:style>
    <style:style style:name="T36" style:family="text">
      <style:text-properties style:use-window-font-color="true" loext:opacity="0%" style:font-name="Times New Roman" fo:language="ru" fo:country="RU" officeooo:rsid="01192c4d" style:font-name-asian="Times New Roman" style:font-name-complex="Times New Roman" style:language-complex="ar" style:country-complex="SA"/>
    </style:style>
    <style:style style:name="T37" style:family="text">
      <style:text-properties style:use-window-font-color="true" loext:opacity="0%" style:font-name="Times New Roman" fo:language="ru" fo:country="RU" officeooo:rsid="0119d406" style:font-name-asian="Times New Roman" style:font-name-complex="Times New Roman" style:language-complex="ar" style:country-complex="SA"/>
    </style:style>
    <style:style style:name="T38" style:family="text">
      <style:text-properties style:use-window-font-color="true" loext:opacity="0%" style:font-name="Times New Roman" fo:language="en" fo:country="US" style:font-name-asian="Times New Roman" style:font-name-complex="Times New Roman" style:language-complex="ar" style:country-complex="SA"/>
    </style:style>
    <style:style style:name="T39" style:family="text">
      <style:text-properties style:use-window-font-color="true" loext:opacity="0%" style:font-name="Times New Roman" fo:language="en" fo:country="US" officeooo:rsid="00972076" style:font-name-asian="Times New Roman" style:font-name-complex="Times New Roman" style:language-complex="ar" style:country-complex="SA"/>
    </style:style>
    <style:style style:name="T40" style:family="text">
      <style:text-properties style:use-window-font-color="true" loext:opacity="0%" style:font-name="Times New Roman" fo:language="en" fo:country="US" officeooo:rsid="00974ccf" style:font-name-asian="Times New Roman" style:font-name-complex="Times New Roman" style:language-complex="ar" style:country-complex="SA"/>
    </style:style>
    <style:style style:name="T41" style:family="text">
      <style:text-properties style:use-window-font-color="true" loext:opacity="0%" style:font-name="Times New Roman" fo:language="en" fo:country="US" officeooo:rsid="00fb2045" style:font-name-asian="Times New Roman" style:font-name-complex="Times New Roman" style:language-complex="ar" style:country-complex="SA"/>
    </style:style>
    <style:style style:name="T42" style:family="text">
      <style:text-properties style:use-window-font-color="true" loext:opacity="0%" style:font-name="Times New Roman" fo:language="en" fo:country="US" officeooo:rsid="00fde867" style:font-name-asian="Times New Roman" style:font-name-complex="Times New Roman" style:language-complex="ar" style:country-complex="SA"/>
    </style:style>
    <style:style style:name="T43" style:family="text">
      <style:text-properties style:use-window-font-color="true" loext:opacity="0%" style:font-name="Times New Roman" fo:language="en" fo:country="US" officeooo:rsid="00ffb1d5" style:font-name-asian="Times New Roman" style:font-name-complex="Times New Roman" style:language-complex="ar" style:country-complex="SA"/>
    </style:style>
    <style:style style:name="T44" style:family="text">
      <style:text-properties style:use-window-font-color="true" loext:opacity="0%" style:font-name="Times New Roman" fo:language="en" fo:country="US" officeooo:rsid="0157a1d9" style:font-name-asian="Times New Roman" style:font-name-complex="Times New Roman" style:language-complex="ar" style:country-complex="SA"/>
    </style:style>
    <style:style style:name="T45" style:family="text">
      <style:text-properties officeooo:rsid="001034fa"/>
    </style:style>
    <style:style style:name="T46" style:family="text">
      <style:text-properties fo:language="en" fo:country="US"/>
    </style:style>
    <style:style style:name="T47" style:family="text">
      <style:text-properties fo:language="en" fo:country="US" officeooo:rsid="00962682"/>
    </style:style>
    <style:style style:name="T48" style:family="text">
      <style:text-properties fo:language="en" fo:country="US" officeooo:rsid="00972076"/>
    </style:style>
    <style:style style:name="T49" style:family="text">
      <style:text-properties fo:language="en" fo:country="US" officeooo:rsid="00974ccf"/>
    </style:style>
    <style:style style:name="T50" style:family="text">
      <style:text-properties fo:language="en" fo:country="US" officeooo:rsid="00ebdca3"/>
    </style:style>
    <style:style style:name="T51" style:family="text">
      <style:text-properties fo:language="en" fo:country="US" officeooo:rsid="00ec9eaa"/>
    </style:style>
    <style:style style:name="T52" style:family="text">
      <style:text-properties fo:language="en" fo:country="US" officeooo:rsid="00f94b08"/>
    </style:style>
    <style:style style:name="T53" style:family="text">
      <style:text-properties fo:language="en" fo:country="US" officeooo:rsid="00fb2045"/>
    </style:style>
    <style:style style:name="T54" style:family="text">
      <style:text-properties fo:language="en" fo:country="US" officeooo:rsid="00fce35b"/>
    </style:style>
    <style:style style:name="T55" style:family="text">
      <style:text-properties fo:language="en" fo:country="US" officeooo:rsid="00fde867"/>
    </style:style>
    <style:style style:name="T56" style:family="text">
      <style:text-properties fo:language="en" fo:country="US" officeooo:rsid="00ffb1d5"/>
    </style:style>
    <style:style style:name="T57" style:family="text">
      <style:text-properties fo:language="en" fo:country="US" officeooo:rsid="0157a1d9"/>
    </style:style>
    <style:style style:name="T58" style:family="text">
      <style:text-properties fo:font-style="normal" officeooo:rsid="00f3f5be" style:font-style-asian="normal" style:font-style-complex="normal"/>
    </style:style>
    <style:style style:name="T59" style:family="text">
      <style:text-properties fo:text-transform="uppercase" style:use-window-font-color="true" loext:opacity="0%" style:font-name="Times New Roman" fo:font-size="16pt" fo:language="ru" fo:country="RU" fo:font-weight="bold" style:font-name-asian="Times New Roman" style:font-size-asian="16pt" style:font-weight-asian="bold" style:font-name-complex="Times New Roman" style:font-size-complex="12pt" style:language-complex="ar" style:country-complex="SA"/>
    </style:style>
    <style:style style:name="T60" style:family="text">
      <style:text-properties fo:text-transform="uppercase" style:use-window-font-color="true" loext:opacity="0%" style:font-name="Times New Roman" fo:font-size="16pt" fo:language="ru" fo:country="RU" fo:font-weight="bold" officeooo:rsid="00ec9eaa" style:font-name-asian="Times New Roman" style:font-size-asian="16pt" style:font-weight-asian="bold" style:font-name-complex="Times New Roman" style:font-size-complex="12pt" style:language-complex="ar" style:country-complex="SA"/>
    </style:style>
    <style:style style:name="T61" style:family="text">
      <style:text-properties fo:text-transform="uppercase" style:use-window-font-color="true" loext:opacity="0%" style:font-name="Times New Roman" fo:font-size="16pt" fo:language="ru" fo:country="RU" fo:font-weight="bold" officeooo:rsid="00ed0e5f" style:font-name-asian="Times New Roman" style:font-size-asian="16pt" style:font-weight-asian="bold" style:font-name-complex="Times New Roman" style:font-size-complex="12pt" style:language-complex="ar" style:country-complex="SA"/>
    </style:style>
    <style:style style:name="T62" style:family="text">
      <style:text-properties officeooo:rsid="0095a71f"/>
    </style:style>
    <style:style style:name="T63" style:family="text">
      <style:text-properties officeooo:rsid="00962682"/>
    </style:style>
    <style:style style:name="T64" style:family="text">
      <style:text-properties officeooo:rsid="00ec9eaa"/>
    </style:style>
    <style:style style:name="T65" style:family="text">
      <style:text-properties officeooo:rsid="00edd7e2"/>
    </style:style>
    <style:style style:name="T66" style:family="text">
      <style:text-properties officeooo:rsid="00eee3e4"/>
    </style:style>
    <style:style style:name="T67" style:family="text">
      <style:text-properties officeooo:rsid="00f28053"/>
    </style:style>
    <style:style style:name="T68" style:family="text">
      <style:text-properties officeooo:rsid="00f2ad04"/>
    </style:style>
    <style:style style:name="T69" style:family="text">
      <style:text-properties officeooo:rsid="00f3f5be"/>
    </style:style>
    <style:style style:name="T70" style:family="text">
      <style:text-properties officeooo:rsid="00f4f438"/>
    </style:style>
    <style:style style:name="T71" style:family="text">
      <style:text-properties officeooo:rsid="00f6d1fe"/>
    </style:style>
    <style:style style:name="T72" style:family="text">
      <style:text-properties officeooo:rsid="00f94b08"/>
    </style:style>
    <style:style style:name="T73" style:family="text">
      <style:text-properties fo:language="ru" fo:country="RU"/>
    </style:style>
    <style:style style:name="T74" style:family="text">
      <style:text-properties fo:language="ru" fo:country="RU" officeooo:rsid="00f94b08"/>
    </style:style>
    <style:style style:name="T75" style:family="text">
      <style:text-properties fo:language="ru" fo:country="RU" officeooo:rsid="0157a1d9"/>
    </style:style>
    <style:style style:name="T76" style:family="text">
      <style:text-properties officeooo:rsid="00fde867"/>
    </style:style>
    <style:style style:name="T77" style:family="text">
      <style:text-properties officeooo:rsid="00ffb1d5"/>
    </style:style>
    <style:style style:name="T78" style:family="text">
      <style:text-properties officeooo:rsid="01003dc5"/>
    </style:style>
    <style:style style:name="T79" style:family="text">
      <style:text-properties officeooo:rsid="01017bec"/>
    </style:style>
    <style:style style:name="T80" style:family="text">
      <style:text-properties officeooo:rsid="0103579a"/>
    </style:style>
    <style:style style:name="T81" style:family="text">
      <style:text-properties officeooo:rsid="01045e57"/>
    </style:style>
    <style:style style:name="T82" style:family="text">
      <style:text-properties officeooo:rsid="01082679"/>
    </style:style>
    <style:style style:name="T83" style:family="text">
      <style:text-properties officeooo:rsid="0109d22b"/>
    </style:style>
    <style:style style:name="T84" style:family="text">
      <style:text-properties officeooo:rsid="0109e847"/>
    </style:style>
    <style:style style:name="T85" style:family="text">
      <style:text-properties officeooo:rsid="010b7c2f"/>
    </style:style>
    <style:style style:name="T86" style:family="text">
      <style:text-properties officeooo:rsid="010cf92c"/>
    </style:style>
    <style:style style:name="T87" style:family="text">
      <style:text-properties officeooo:rsid="010f1a92"/>
    </style:style>
    <style:style style:name="T88" style:family="text">
      <style:text-properties officeooo:rsid="01110f56"/>
    </style:style>
    <style:style style:name="T89" style:family="text">
      <style:text-properties officeooo:rsid="0111443c"/>
    </style:style>
    <style:style style:name="T90" style:family="text">
      <style:text-properties officeooo:rsid="0112c4c4"/>
    </style:style>
    <style:style style:name="T91" style:family="text">
      <style:text-properties officeooo:rsid="011445a3"/>
    </style:style>
    <style:style style:name="T92" style:family="text">
      <style:text-properties officeooo:rsid="0115271e"/>
    </style:style>
    <style:style style:name="T93" style:family="text">
      <style:text-properties officeooo:rsid="011572b1"/>
    </style:style>
    <style:style style:name="T94" style:family="text">
      <style:text-properties officeooo:rsid="01192c4d"/>
    </style:style>
    <style:style style:name="T95" style:family="text">
      <style:text-properties officeooo:rsid="0119d406"/>
    </style:style>
    <style:style style:name="T96" style:family="text">
      <style:text-properties officeooo:rsid="011b3491"/>
    </style:style>
    <style:style style:name="T97" style:family="text">
      <style:text-properties officeooo:rsid="011c1877"/>
    </style:style>
    <style:style style:name="T98" style:family="text">
      <style:text-properties officeooo:rsid="011d7b72"/>
    </style:style>
    <style:style style:name="T99" style:family="text">
      <style:text-properties officeooo:rsid="011dc0e2"/>
    </style:style>
    <style:style style:name="T100" style:family="text">
      <style:text-properties officeooo:rsid="011f45d0"/>
    </style:style>
    <style:style style:name="T101" style:family="text">
      <style:text-properties officeooo:rsid="011ff388"/>
    </style:style>
    <style:style style:name="T102" style:family="text">
      <style:text-properties officeooo:rsid="0120ccf9"/>
    </style:style>
    <style:style style:name="T103" style:family="text">
      <style:text-properties officeooo:rsid="01210c46"/>
    </style:style>
    <style:style style:name="T104" style:family="text">
      <style:text-properties officeooo:rsid="01229378"/>
    </style:style>
    <style:style style:name="T105" style:family="text">
      <style:text-properties officeooo:rsid="012543f0"/>
    </style:style>
    <style:style style:name="T106" style:family="text">
      <style:text-properties officeooo:rsid="01256efe"/>
    </style:style>
    <style:style style:name="T107" style:family="text">
      <style:text-properties officeooo:rsid="0126d2af"/>
    </style:style>
    <style:style style:name="T108" style:family="text">
      <style:text-properties officeooo:rsid="0127af2a"/>
    </style:style>
    <style:style style:name="T109" style:family="text">
      <style:text-properties officeooo:rsid="012f671e"/>
    </style:style>
    <style:style style:name="T110" style:family="text">
      <style:text-properties officeooo:rsid="0130d184"/>
    </style:style>
    <style:style style:name="T111" style:family="text">
      <style:text-properties officeooo:rsid="01316dde"/>
    </style:style>
    <style:style style:name="T112" style:family="text">
      <style:text-properties officeooo:rsid="013231c2"/>
    </style:style>
    <style:style style:name="T113" style:family="text">
      <style:text-properties officeooo:rsid="01351ecb"/>
    </style:style>
    <style:style style:name="T114" style:family="text">
      <style:text-properties officeooo:rsid="01391031"/>
    </style:style>
    <style:style style:name="T115" style:family="text">
      <style:text-properties officeooo:rsid="013a8b86"/>
    </style:style>
    <style:style style:name="T116" style:family="text">
      <style:text-properties officeooo:rsid="013c1024"/>
    </style:style>
    <style:style style:name="T117" style:family="text">
      <style:text-properties officeooo:rsid="013d9695"/>
    </style:style>
    <style:style style:name="T118" style:family="text">
      <style:text-properties officeooo:rsid="013e5ee9"/>
    </style:style>
    <style:style style:name="T119" style:family="text">
      <style:text-properties officeooo:rsid="013f8cfb"/>
    </style:style>
    <style:style style:name="T120" style:family="text">
      <style:text-properties officeooo:rsid="01401d19"/>
    </style:style>
    <style:style style:name="T121" style:family="text">
      <style:text-properties officeooo:rsid="01436ac2"/>
    </style:style>
    <style:style style:name="T122" style:family="text">
      <style:text-properties officeooo:rsid="014394c7"/>
    </style:style>
    <style:style style:name="T123" style:family="text">
      <style:text-properties officeooo:rsid="0145d048"/>
    </style:style>
    <style:style style:name="T124" style:family="text">
      <style:text-properties officeooo:rsid="0147909d"/>
    </style:style>
    <style:style style:name="T125" style:family="text">
      <style:text-properties fo:font-weight="bold" style:font-weight-asian="bold" style:font-weight-complex="bold"/>
    </style:style>
    <style:style style:name="T126" style:family="text">
      <style:text-properties fo:font-weight="bold" officeooo:rsid="014f03b0" style:font-weight-asian="bold" style:font-weight-complex="bold"/>
    </style:style>
    <style:style style:name="T127" style:family="text">
      <style:text-properties officeooo:rsid="014bb793"/>
    </style:style>
    <style:style style:name="T128" style:family="text">
      <style:text-properties officeooo:rsid="014ca98a"/>
    </style:style>
    <style:style style:name="T129" style:family="text">
      <style:text-properties officeooo:rsid="014df3df"/>
    </style:style>
    <style:style style:name="T130" style:family="text">
      <style:text-properties officeooo:rsid="014ebbff"/>
    </style:style>
    <style:style style:name="T131" style:family="text">
      <style:text-properties officeooo:rsid="0151f0c4"/>
    </style:style>
    <style:style style:name="T132" style:family="text">
      <style:text-properties officeooo:rsid="01532212"/>
    </style:style>
    <style:style style:name="T133" style:family="text">
      <style:text-properties officeooo:rsid="0154760b"/>
    </style:style>
    <style:style style:name="T134" style:family="text">
      <style:text-properties officeooo:rsid="0158c561"/>
    </style:style>
    <style:style style:name="T135" style:family="text">
      <style:text-properties officeooo:rsid="015a9eb3"/>
    </style:style>
    <style:style style:name="T136" style:family="text">
      <style:text-properties officeooo:rsid="015df123"/>
    </style:style>
    <style:style style:name="T137" style:family="text"/>
    <style:style style:name="fr1" style:family="graphic" style:parent-style-name="Frame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1" style:vertical-pos="from-top" style:vertical-rel="paragraph" style:horizontal-pos="from-left" style:horizontal-rel="page" fo:background-color="#ffffff" style:background-transparency="100%" draw:fill="solid" draw:fill-color="#ffffff" draw:opacity="0%" fo:padding="0cm" fo:border="none" style:writing-mode="lr-tb" draw:wrap-influence-on-position="once-successive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1cm" fo:text-indent="-0.635cm" fo:margin-left="1.77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06cm" fo:text-indent="-0.635cm" fo:margin-left="2.40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041cm" fo:text-indent="-0.635cm" fo:margin-left="3.04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676cm" fo:text-indent="-0.635cm" fo:margin-left="3.67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311cm" fo:text-indent="-0.635cm" fo:margin-left="4.31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46cm" fo:text-indent="-0.635cm" fo:margin-left="4.94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581cm" fo:text-indent="-0.635cm" fo:margin-left="5.58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16cm" fo:text-indent="-0.635cm" fo:margin-left="6.21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851cm" fo:text-indent="-0.635cm" fo:margin-left="6.85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486cm" fo:text-indent="-0.635cm" fo:margin-left="7.486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69cm" fo:text-indent="-0.635cm" fo:margin-left="1.76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04cm" fo:text-indent="-0.635cm" fo:margin-left="2.40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039cm" fo:text-indent="-0.635cm" fo:margin-left="3.03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674cm" fo:text-indent="-0.635cm" fo:margin-left="3.67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309cm" fo:text-indent="-0.635cm" fo:margin-left="4.30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44cm" fo:text-indent="-0.635cm" fo:margin-left="4.944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579cm" fo:text-indent="-0.635cm" fo:margin-left="5.57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14cm" fo:text-indent="-0.635cm" fo:margin-left="6.214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849cm" fo:text-indent="-0.635cm" fo:margin-left="6.84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484cm" fo:text-indent="-0.635cm" fo:margin-left="7.484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69cm" fo:text-indent="-0.635cm" fo:margin-left="1.76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04cm" fo:text-indent="-0.635cm" fo:margin-left="2.40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039cm" fo:text-indent="-0.635cm" fo:margin-left="3.03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674cm" fo:text-indent="-0.635cm" fo:margin-left="3.67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309cm" fo:text-indent="-0.635cm" fo:margin-left="4.30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44cm" fo:text-indent="-0.635cm" fo:margin-left="4.944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579cm" fo:text-indent="-0.635cm" fo:margin-left="5.57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14cm" fo:text-indent="-0.635cm" fo:margin-left="6.214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849cm" fo:text-indent="-0.635cm" fo:margin-left="6.84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484cm" fo:text-indent="-0.635cm" fo:margin-left="7.484cm"/>
        </style:list-level-properties>
      </text:list-level-style-number>
    </text:list-style>
    <style:style style:name="gr1" style:family="graphic">
      <style:graphic-properties draw:stroke="solid" svg:stroke-width="0.053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.009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2">Министерство науки и высшего образования Российской Федерации</text:p>
      <text:p text:style-name="P33">Федеральное государственное бюджетное образовательное учреждение<text:line-break/>высшего образования </text:p>
      <text:p text:style-name="P33">«Владимирский государственный университет </text:p>
      <text:p text:style-name="P33">имени Александра Григорьевича и Николая Григорьевича Столетовых»</text:p>
      <text:p text:style-name="P37"/>
      <text:p text:style-name="P33">Кафедра информационных систем и программной инженерии</text:p>
      <text:p text:style-name="P39"/>
      <text:p text:style-name="P39"/>
      <text:p text:style-name="P39"/>
      <text:p text:style-name="P39"/>
      <text:p text:style-name="P32"><text:span text:style-name="T64">ПОЯСНИТЕЛЬНАЯ ЗАПИСКА<text:line-break/></text:span><text:span text:style-name="T7">к курсовому проекту по дисциплине<text:line-break/>«Технологии программирования»<text:line-break/>на тему</text:span></text:p>
      <text:p text:style-name="P38"/>
      <text:p text:style-name="P41">Проектирование и разработка программной системы<text:line-break/>автоматизации учёта расходных материалов<text:line-break/>на промышленном предприятии</text:p>
      <text:p text:style-name="P37"/>
      <text:p text:style-name="P39"/>
      <text:p text:style-name="P39"/>
      <text:p text:style-name="P39"/>
      <text:p text:style-name="P39"/>
      <text:p text:style-name="P39"/>
      <text:p text:style-name="P34"><text:tab/>Выполнил:<text:tab/>студент гр. <text:span text:style-name="T8">ИСТ-220</text:span></text:p>
      <text:p text:style-name="P42"><text:tab/><text:tab/>Наиста Н. А.</text:p>
      <text:p text:style-name="P36"><text:tab/></text:p>
      <text:p text:style-name="P35"><text:tab/>Принял:<text:tab/>доц. <text:span text:style-name="T64">кафедры ИСПИ</text:span></text:p>
      <text:p text:style-name="P35"><text:tab/><text:tab/>Вершинин В.В.</text:p>
      <text:p text:style-name="P37"/>
      <text:p text:style-name="P39"/>
      <text:p text:style-name="P39"/>
      <text:p text:style-name="P39"/>
      <text:p text:style-name="P39"/>
      <text:p text:style-name="P40"><text:span text:style-name="T1">Владимир, 20</text:span><text:span text:style-name="T2">22</text:span></text:p>
      <text:p text:style-name="P73">АННОТАЦИЯ</text:p>
      <text:p text:style-name="P19"><text:span text:style-name="T62">В д</text:span>анн<text:span text:style-name="T62">о</text:span><text:span text:style-name="T63">м</text:span> курсов<text:span text:style-name="T62">о</text:span><text:span text:style-name="T63">м</text:span><text:span text:style-name="T62"> проект</text:span><text:span text:style-name="T63">е</text:span><text:span text:style-name="T62"> выполнял</text:span><text:span text:style-name="T72">а</text:span><text:span text:style-name="T64">сь </text:span><text:span text:style-name="T62">разработка </text:span><text:span text:style-name="T72">сетевой</text:span><text:span text:style-name="T62"> </text:span><text:span text:style-name="T28">программной</text:span><text:span text:style-name="T72"> системы, предназначенной для автоматизации учёта поступления, перемещения и потребления расходных материалов на промышленном предприятии. Был</text:span><text:span text:style-name="T77">а проанализирована </text:span><text:span text:style-name="T72">предметн</text:span><text:span text:style-name="T77">ая</text:span><text:span text:style-name="T72"> област</text:span><text:span text:style-name="T77">ь</text:span><text:span text:style-name="T72"> системы, </text:span><text:span text:style-name="T77">определён требуемый функционал,</text:span><text:span text:style-name="T72"> </text:span><text:span text:style-name="T29">рассмотрены</text:span><text:span text:style-name="T77"> подходы к решению задачи, </text:span><text:span text:style-name="T29">произведено</text:span><text:span text:style-name="T72"> </text:span><text:span text:style-name="T29">моделирование различных аспектов системы</text:span><text:span text:style-name="T72">. </text:span><text:span text:style-name="T76">Построены диаграммы прецедентов, классов, состояний и последовательностей.</text:span><text:span text:style-name="T72"> Выполнена реализация данной системы на базе платформы </text:span><text:span text:style-name="T52">ASP</text:span><text:span text:style-name="T72">.</text:span><text:span text:style-name="T52">NET 6, </text:span><text:span text:style-name="T74">проведено её тестирование.</text:span></text:p>
      <text:p text:style-name="P20"><text:span text:style-name="T73">Целью выполнения данного проекта является изучение и освоение процесса разработки сложных </text:span><text:span text:style-name="T27">программных</text:span><text:span text:style-name="T73"> систем.</text:span></text:p>
      <text:p text:style-name="P25"><text:span text:style-name="T73">Курсовой проект представлен на № страницах, включающих в себя № рисунков и № таблиц. Было использовано № источников литературы. В</text:span><text:span text:style-name="T27">ключены</text:span><text:span text:style-name="T73"> № приложения, а также иллюстрационный материал на </text:span><text:span text:style-name="T44">4</text:span><text:span text:style-name="T73"> листах формата </text:span><text:span text:style-name="T46">A1.</text:span></text:p>
      <text:p text:style-name="P27">ABSTRACT</text:p>
      <text:p text:style-name="P21"><text:span text:style-name="T47">This </text:span><text:span text:style-name="T40">term</text:span><text:span text:style-name="T47"> project </text:span><text:span text:style-name="T39">concerns</text:span><text:span text:style-name="T47"> </text:span><text:span text:style-name="T49">the</text:span><text:span text:style-name="T51"> </text:span><text:span text:style-name="T47">development</text:span><text:span text:style-name="T48"> of </text:span><text:span text:style-name="T52">a </text:span><text:span text:style-name="T53">network-based software system intended </text:span><text:span text:style-name="T41">to</text:span><text:span text:style-name="T53"> automate the accounting of consumable materials’ receipt, transfer and usage in an industrial business</text:span><text:span text:style-name="T48">. </text:span><text:span text:style-name="T53">It includes analysis of the system’s domain, </text:span><text:span text:style-name="T43">definition</text:span><text:span text:style-name="T53"> of </text:span><text:span text:style-name="T43">required functions</text:span><text:span text:style-name="T53">, </text:span><text:span text:style-name="T56">examination of different solution approaches</text:span><text:span text:style-name="T53">, modeling of </text:span><text:span text:style-name="T43">the system’s various aspects</text:span><text:span text:style-name="T53">. </text:span><text:span text:style-name="T55">Use case, class, state and sequence diagrams </text:span><text:span text:style-name="T42">have been</text:span><text:span text:style-name="T55"> created.</text:span><text:span text:style-name="T53"> </text:span><text:span text:style-name="T54">The system has been implemented using the ASP.NET 6 platform and tested.</text:span></text:p>
      <text:p text:style-name="P24"><text:span text:style-name="T46">The project’s goal is to learn and master the development process </text:span><text:span text:style-name="T38">for</text:span><text:span text:style-name="T46"> complex software systems.</text:span></text:p>
      <text:p text:style-name="P25"><text:span text:style-name="T46">The term project is represented on # pages which include # figures and # tables. # bibliographic sources were used. Included are # appendices as well as illustrations printed on </text:span><text:span text:style-name="T75">f</text:span><text:span text:style-name="T57">o</text:span><text:span text:style-name="T75">u</text:span><text:span text:style-name="T57">r</text:span><text:span text:style-name="T73"> </text:span><text:span text:style-name="T46">A1 </text:span><text:span text:style-name="T38">size</text:span><text:span text:style-name="T46"> sheets.</text:span></text:p>
      <text:p text:style-name="P74">СОДЕРЖАНИЕ</text:p>
      <text:p text:style-name="P10"/>
      <text:table-of-content text:style-name="Sect1" text:name="Оглавление1">
        <text:table-of-content-source text:outline-level="2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63">ВВЕДЕНИЕ<text:tab/><text:a xlink:type="simple" xlink:href="#__RefHeading___Toc40824430" text:style-name="Index_20_Link" text:visited-style-name="Index_20_Link">2</text:a></text:p>
          <text:p text:style-name="P62">1 ОПИСАНИЕ ПРЕДМЕТНОЙ ОБЛАСТИ<text:tab/><text:a xlink:type="simple" xlink:href="#__RefHeading___Toc40824431" text:style-name="Index_20_Link" text:visited-style-name="Index_20_Link">5</text:a></text:p>
          <text:p text:style-name="P64">1.1 Словарь предметной области<text:tab/><text:a xlink:type="simple" xlink:href="#__RefHeading___Toc922_341609941" text:style-name="Index_20_Link" text:visited-style-name="Index_20_Link">5</text:a></text:p>
          <text:p text:style-name="P64">1.2 Взаимоотношения объектов предметной области<text:tab/><text:a xlink:type="simple" xlink:href="#__RefHeading___Toc1506_4079050137" text:style-name="Index_20_Link" text:visited-style-name="Index_20_Link">8</text:a></text:p>
          <text:p text:style-name="P64">1.3 Взаимодействие пользователей с системой<text:tab/><text:a xlink:type="simple" xlink:href="#__RefHeading___Toc1613_1235790327" text:style-name="Index_20_Link" text:visited-style-name="Index_20_Link">8</text:a></text:p>
          <text:p text:style-name="P62">2 ПРОЕКТИРОВАНИЕ СИСТЕМЫ<text:tab/><text:a xlink:type="simple" xlink:href="#__RefHeading___Toc1987_3111130408" text:style-name="Index_20_Link" text:visited-style-name="Index_20_Link">10</text:a></text:p>
          <text:p text:style-name="P64">2.1 Описание прецедентов системы<text:tab/><text:a xlink:type="simple" xlink:href="#__RefHeading___Toc1989_3111130408" text:style-name="Index_20_Link" text:visited-style-name="Index_20_Link">10</text:a></text:p>
          <text:p text:style-name="P64">2.2 …<text:tab/><text:a xlink:type="simple" xlink:href="#__RefHeading___Toc1991_3111130408" text:style-name="Index_20_Link" text:visited-style-name="Index_20_Link">12</text:a></text:p>
          <text:p text:style-name="P62">ЗАКЛЮЧЕНИЕ<text:tab/><text:a xlink:type="simple" xlink:href="#__RefHeading___Toc3073_3951508511" text:style-name="Index_20_Link" text:visited-style-name="Index_20_Link">13</text:a></text:p>
          <text:p text:style-name="P62">СПИСОК ИСПОЛЬЗОВАННЫХ ИСТОЧНИКОВ<text:tab/><text:a xlink:type="simple" xlink:href="#__RefHeading___Toc3075_3951508511" text:style-name="Index_20_Link" text:visited-style-name="Index_20_Link">14</text:a></text:p>
          <text:p text:style-name="P62">ПРИЛОЖЕНИЕ А. ИСХОДНЫЙ КОД ПРОГРАММНОЙ СИСТЕМЫ<text:tab/><text:a xlink:type="simple" xlink:href="#__RefHeading___Toc3077_3951508511" text:style-name="Index_20_Link" text:visited-style-name="Index_20_Link">15</text:a></text:p>
          <text:p text:style-name="P62">ПРИЛОЖЕНИЕ Б. СТРУКТУРА ТАБЛИЦ БД<text:tab/><text:a xlink:type="simple" xlink:href="#__RefHeading___Toc3079_3951508511" text:style-name="Index_20_Link" text:visited-style-name="Index_20_Link">16</text:a></text:p>
        </text:index-body>
      </text:table-of-content>
      <text:p text:style-name="P31"/>
      <text:h text:style-name="P60" text:outline-level="1"><text:bookmark-start text:name="__RefHeading___Toc40824430"/>ВВЕДЕНИЕ<text:bookmark-end text:name="__RefHeading___Toc40824430"/></text:h>
      <text:p text:style-name="P22"><text:span text:style-name="T92">Целью данного курсового проекта является разработка программной информационной системы, осуществляющей учёт расходных материалов на промышленном предприятии. </text:span>Многие предприятия при использовании технических устройств в ходе своей деятельности потребляют такие расходные материалы, как бумага для печати, картриджи и тонеры для принтеров и <text:span text:style-name="T29">многофункциональных устройств (МФУ)</text:span>, сменные свёрла, режущие поверхности для станков и так далее. Учёт данных материалов закономерно является важной задачей, выполнение которой обеспечивает надлежащую работу предприятия.</text:p>
      <text:p text:style-name="P23">В эту задачу входит учёт <text:span text:style-name="T78">наличия расходных материалов в предприятии, </text:span><text:span text:style-name="T84">учёт</text:span><text:span text:style-name="T78"> их </text:span>движения <text:span text:style-name="T84">внутри предприятия (</text:span><text:span text:style-name="T78">поступление </text:span>в хранилище, <text:span text:style-name="T78">передача в </text:span><text:span text:style-name="T84">структурное</text:span><text:span text:style-name="T78"> подразделение, </text:span><text:span text:style-name="T84">возврат </text:span><text:span text:style-name="T85">на склад</text:span><text:span text:style-name="T84">, </text:span><text:span text:style-name="T33">списание</text:span>), <text:span text:style-name="T84">а также</text:span> оценка объёма их потребления в заданный период времени, что позволяет спрогнозировать сроки, к которым необходимо пополнить их запас. <text:span text:style-name="T84">При этом </text:span><text:span text:style-name="T85">также </text:span><text:span text:style-name="T33">важно</text:span><text:span text:style-name="T84"> наличие </text:span>сведени<text:span text:style-name="T84">й</text:span> о <text:span text:style-name="T80">конкретных разновидностях (моделях)</text:span> расходных материало<text:span text:style-name="T84">в </text:span><text:span text:style-name="T85">и</text:span><text:span text:style-name="T84"> </text:span><text:span text:style-name="T85">о конкретных </text:span><text:span text:style-name="T84">моделях технических устройств, </text:span><text:span text:style-name="T85">эксплуатируемых в предприятии, а особенно о совместимости </text:span><text:span text:style-name="T33">различных</text:span><text:span text:style-name="T85"> расходных материалов с разными моделями устройств</text:span>. <text:span text:style-name="T94">Кроме того, некоторые технически сложные расходные материалы, такие как картриджи для принтеров и МФУ, могут </text:span><text:span text:style-name="T36">быть пригодны для ремонта после возникновения неполадок </text:span><text:span text:style-name="T37">и для повторной эксплуатации</text:span><text:span text:style-name="T36">, </text:span><text:span text:style-name="T37">и это тоже необходимо учитывать</text:span><text:span text:style-name="T94">.</text:span></text:p>
      <text:p text:style-name="P23"><text:span text:style-name="T79">Большой объём </text:span><text:span text:style-name="T34">информации</text:span><text:span text:style-name="T30"> о </text:span><text:span text:style-name="T32">доступности</text:span><text:span text:style-name="T30">, перемещении и потреблении расходных материалов, об их </text:span><text:span text:style-name="T31">разновидностях (моделях)</text:span><text:span text:style-name="T30"> и </text:span><text:span text:style-name="T31">о моделях технических устройств,</text:span><text:span text:style-name="T30"> способных их принять,</text:span><text:span text:style-name="T79"> целесообразнее хранить в </text:span><text:span text:style-name="T35">выделенной</text:span><text:span text:style-name="T79"> программной системе, доступ к которой будут иметь </text:span><text:span text:style-name="T86">начальники структурных подразделений и учётчики —</text:span><text:span text:style-name="T79"> </text:span><text:span text:style-name="T80">сотрудники, отвечающие </text:span><text:span text:style-name="T86">соответственно </text:span><text:span text:style-name="T80">за использование </text:span><text:span text:style-name="T86">и за отслеживание</text:span><text:span text:style-name="T80"> расходных материалов, </text:span><text:span text:style-name="T86">а также администраторы системы</text:span><text:span text:style-name="T79">. </text:span><text:span text:style-name="T80">Для удобства пользования системой </text:span><text:soft-page-break/><text:span text:style-name="T86">сотрудниками</text:span><text:span text:style-name="T80"> предлагается реализовать её в виде сетевого ресурса, доступного через веб-браузер на рабочих компьютерах и других ЭВМ, подключённых к локальной сети предприятия</text:span><text:span text:style-name="T91">.</text:span></text:p>
      <text:p text:style-name="P26">Проектируемая система должна удовлетворять следующим требованиям:</text:p>
      <text:list xml:id="list3044308736" text:style-name="L1">
        <text:list-item>
          <text:p text:style-name="P94">Система должна <text:span text:style-name="T91">быть реализована в качестве сетевой службы, разворачиваемой на веб-сервере предприятия для локального использования сотрудниками.</text:span></text:p>
        </text:list-item>
        <text:list-item>
          <text:p text:style-name="P94"><text:span text:style-name="T91">Система должна </text:span>поддерживать <text:span text:style-name="T91">авторизацию и аутентификацию</text:span> пользователей, имеющих различные роли в системе: администраторов, начальников подразделений и учётчиков. <text:span text:style-name="T91">Также должен поддерживаться их выход из системы.</text:span></text:p>
        </text:list-item>
        <text:list-item>
          <text:p text:style-name="P95">Система должна <text:span text:style-name="T91">включать </text:span><text:span text:style-name="T92">в себя </text:span>справочник пользователей,<text:span text:style-name="T91"> поддерживающий просмотр сведений и поиск </text:span><text:span text:style-name="T92">по различным критериям</text:span>. <text:span text:style-name="T91">Ведение данного справочника, </text:span><text:span text:style-name="T92">в том числе добавление пользователей в систему,</text:span><text:span text:style-name="T91"> должно осуществляться</text:span> администраторами.</text:p>
        </text:list-item>
        <text:list-item>
          <text:p text:style-name="P96">Система должна <text:span text:style-name="T92">включать в себя</text:span> справочник технических устройств, на которые расходуется материал. <text:span text:style-name="T87">В этом справочнике должны перечисляться модели устройств, указываться конкретные экземпляры, используемые в том или ином подразделении, приводиться списки совместимых расходных материалов, </text:span><text:span text:style-name="T92">поддерживаться поиск по различным критериям</text:span><text:span text:style-name="T87">.</text:span> <text:span text:style-name="T93">Ведение справочника должно осуществляться </text:span>начальниками подразделений, в которых <text:span text:style-name="T93">используются технические</text:span> устройства.</text:p>
        </text:list-item>
        <text:list-item>
          <text:p text:style-name="P97">Система должна поддерживать <text:span text:style-name="T87">справочник расходных материалов, используемых на предприятии. </text:span><text:span text:style-name="T92">В нём должны перечисляться </text:span><text:span text:style-name="T89">разновидности (модели) материалов, </text:span><text:span text:style-name="T135">поддерживаться</text:span><text:span text:style-name="T92"> группировк</text:span><text:span text:style-name="T135">а</text:span><text:span text:style-name="T92"> разновидностей (моделей) по категориям, а также поиск по различным критериям</text:span><text:span text:style-name="T89">. </text:span><text:span text:style-name="T93">Ведение данного справочника должно осуществляться учётчиками.</text:span></text:p>
        </text:list-item>
        <text:list-item>
          <text:p text:style-name="P98">Система должна включать каталог <text:span text:style-name="T134">экземпляров </text:span>расходных материалов, хранящихся и эксплуатируемых на предприятии. <text:span text:style-name="T134">В каталоге должны отображаться местоположение и состояние расходных материалов</text:span></text:p>
        </text:list-item>
        <text:list-item>
          <text:p text:style-name="P99"><text:soft-page-break/>Система должна позволять начальникам подразделений запрашивать подачу расходных материалов со склада предприятия, <text:span text:style-name="T121">возврат расходных материалов, их сдачу в ремонт и на списание</text:span>, <text:span text:style-name="T90">а также отменять данные действия.</text:span></text:p>
        </text:list-item>
        <text:list-item>
          <text:p text:style-name="P100">Система должна <text:span text:style-name="T88">позволять учётчикам </text:span><text:span text:style-name="T89">подтверждать</text:span><text:span text:style-name="T88"> </text:span><text:span text:style-name="T89">приём</text:span><text:span text:style-name="T88"> новых расходных материалов, </text:span><text:span text:style-name="T89">их передачу в подразделение </text:span><text:span text:style-name="T121">или возврат на склад </text:span><text:span text:style-name="T89">по запросу его начальника, </text:span><text:span text:style-name="T112">сдачу материалов в ремонт, </text:span><text:span text:style-name="T90">а также </text:span><text:span text:style-name="T88">списание </text:span><text:span text:style-name="T89">материалов </text:span><text:span text:style-name="T121">по запросу либо по истечении срока годности</text:span><text:span text:style-name="T88">.</text:span></text:p>
        </text:list-item>
        <text:list-item>
          <text:p text:style-name="P101">Система должна <text:span text:style-name="T90">уметь приводить</text:span> сведения по расходу материалов <text:span text:style-name="T93">за выбранный период (в том числе среднему) </text:span>и <text:span text:style-name="T90">по </text:span>их остаткам, <text:span text:style-name="T93">а также прогнозировать, когда складские запасы материала израсходуются полностью</text:span><text:span text:style-name="T89">.</text:span></text:p>
        </text:list-item>
      </text:list>
      <text:h text:style-name="Заголовок_20_раздела" text:outline-level="1"><text:bookmark-start text:name="__RefHeading___Toc40824431"/><text:span text:style-name="T60">1</text:span><text:span text:style-name="T45"> </text:span><text:span text:style-name="T60">ОПИСАНИЕ ПРЕДМЕТНОЙ ОБЛАСТИ</text:span><text:bookmark-end text:name="__RefHeading___Toc40824431"/></text:h>
      <text:h text:style-name="P14" text:outline-level="2"><text:bookmark-start text:name="__RefHeading___Toc922_341609941"/><text:span text:style-name="T64">1</text:span>.<text:span text:style-name="T64">1</text:span> Словарь предметной области<text:bookmark-end text:name="__RefHeading___Toc922_341609941"/></text:h>
      <text:list xml:id="list548962066" text:style-name="L2">
        <text:list-item>
          <text:p text:style-name="P75"><text:span text:style-name="T17">Пользователь — сотрудник предприятия, который авторизован в информационной системе и обращается к ней в ходе выполнения своих обязанностей. </text:span><text:span text:style-name="T18">Атрибуты:</text:span><text:span text:style-name="T19"> фамили</text:span><text:span text:style-name="T18">я;</text:span><text:span text:style-name="T19"> им</text:span><text:span text:style-name="T18">я;</text:span><text:span text:style-name="T19"> отчество; контактны</text:span><text:span text:style-name="T18">й</text:span><text:span text:style-name="T19"> телефон; </text:span><text:span text:style-name="T22">адрес электронной почты;</text:span><text:span text:style-name="T19"> </text:span><text:span text:style-name="T20">идентификатор учётной записи; пароль; </text:span><text:span text:style-name="T22">состояние (не подтверждён, подтверждён, отключён)</text:span><text:span text:style-name="T21">;</text:span><text:span text:style-name="T20"> роль в системе</text:span><text:span text:style-name="T19"> (администратор, учётчик, начальник подразделения). </text:span><text:span text:style-name="T23">Позволяет просмотреть историю изменений состояния и роли.</text:span></text:p>
          <text:list>
            <text:list-item>
              <text:p text:style-name="P86">Администратор — <text:span text:style-name="T70">пользователь</text:span>, обеспечивающий нормальное функционирование программной системы, <text:span text:style-name="T123">подтверждающий регистрацию пользователей, </text:span><text:span text:style-name="T66">поддерживающий </text:span><text:span text:style-name="T123">их </text:span><text:span text:style-name="T66">справочник </text:span><text:span text:style-name="T113">и устанавливающий им роли</text:span>. <text:span text:style-name="T123">Кроме того, он поддерживает справочник подразделений и указывает их начальников.</text:span></text:p>
            </text:list-item>
            <text:list-item>
              <text:p text:style-name="P88">Учётчик — <text:span text:style-name="T70">пользователь</text:span>, <text:span text:style-name="T66">который производит учёт потребления, </text:span><text:span text:style-name="T113">пополнения</text:span><text:span text:style-name="T66"> </text:span><text:span text:style-name="T113">и перемещения</text:span><text:span text:style-name="T66"> расходных материалов, </text:span><text:span text:style-name="T113">вводит их и списывает из эксплуатации,</text:span><text:span text:style-name="T66"> поддерживает их справочник.</text:span></text:p>
            </text:list-item>
            <text:list-item>
              <text:p text:style-name="P89"><text:span text:style-name="T19">Начальник подразделения — </text:span><text:span text:style-name="T70">пользователь</text:span><text:span text:style-name="T19">, </text:span><text:span text:style-name="T66">который </text:span><text:span text:style-name="T80">отвечает за работоспособность технических устройств,</text:span><text:span text:style-name="T66"> входящих в вверенное ему подразделение предприятия, поддерживает </text:span><text:span text:style-name="T80">их </text:span><text:span text:style-name="T66">справочник, запрашивает </text:span><text:span text:style-name="T113">выдачу </text:span><text:span text:style-name="T66">расходны</text:span><text:span text:style-name="T113">х</text:span><text:span text:style-name="T66"> материал</text:span><text:span text:style-name="T113">ов</text:span><text:span text:style-name="T66"> для </text:span><text:span text:style-name="T80">этих </text:span><text:span text:style-name="T66">технических устройств, </text:span><text:span text:style-name="T113">сдачу расходных материалов в ремонт или на списание, а также их возврат обратно на хранение</text:span><text:span text:style-name="T66">.</text:span></text:p>
            </text:list-item>
          </text:list>
        </text:list-item>
        <text:list-item>
          <text:p text:style-name="P78"><text:span text:style-name="T13">Техническое устройство — </text:span><text:span text:style-name="T12">оборудование, требуемое для обеспечения нормальной работы предприяти</text:span><text:span text:style-name="T14">я. </text:span><text:span text:style-name="T16">Атрибуты</text:span><text:span text:style-name="T15">: </text:span><text:span text:style-name="T24">инвентарный номер; </text:span><text:span text:style-name="T25">модель; подразделение, </text:span><text:span text:style-name="T26">к которому устройство относится</text:span><text:span text:style-name="T12">.</text:span></text:p>
        </text:list-item>
        <text:list-item>
          <text:p text:style-name="P79">Модель технического устройства — <text:span text:style-name="T99">множество однотипных экземпляров технических устройств, имеющих одинаковые характеристики</text:span><text:span text:style-name="T69">. </text:span><text:soft-page-break/><text:span text:style-name="T96">Атрибуты:</text:span><text:span text:style-name="T69"> </text:span><text:span text:style-name="T96">название (обозначение, марка)</text:span><text:span text:style-name="T69">; производитель; тип; описание. </text:span><text:span text:style-name="T95">Позволяет получ</text:span><text:span text:style-name="T101">а</text:span><text:span text:style-name="T95">ть</text:span><text:span text:style-name="T69"> </text:span><text:span text:style-name="T81">список совместимых</text:span><text:span text:style-name="T95"> </text:span><text:span text:style-name="T81">расходных материалов</text:span>.</text:p>
        </text:list-item>
        <text:list-item>
          <text:p text:style-name="P76">Расходный материал, <text:span text:style-name="T67">экземпляр (единица) расходного материала</text:span> — физический объект, <text:span text:style-name="T65">требуемый для обеспечения нормальной работы технического устройства и расходуемый в ходе этой работы. </text:span><text:span text:style-name="T96">Атрибуты: </text:span><text:span text:style-name="T136">инвентарный номер;</text:span><text:span text:style-name="T69"> </text:span><text:span text:style-name="T58">разновидность (модель);</text:span><text:span text:style-name="T69"> </text:span><text:span text:style-name="T96">техническое устройство, к которому экземпляр прикреплён; дата производства; </text:span><text:span text:style-name="T97">срок годности; состояние (свободен, забронирован, эксплуатируется, </text:span><text:span text:style-name="T108">требует ремонта</text:span><text:span text:style-name="T97">, списан). Позволяет получ</text:span><text:span text:style-name="T101">а</text:span><text:span text:style-name="T97">ть историю изменени</text:span><text:span text:style-name="T104">й</text:span><text:span text:style-name="T97"> состояния</text:span><text:span text:style-name="T71">.</text:span></text:p>
        </text:list-item>
        <text:list-item>
          <text:p text:style-name="P80">Разновидность (модель) расходного материала — <text:span text:style-name="T99">множество однотипных экземпляров расходных материалов, имеющих одинаковые характеристики. </text:span><text:span text:style-name="T97">Атрибуты: название (обозначение, марка);</text:span><text:span text:style-name="T81"> производитель; тип; </text:span><text:span text:style-name="T118">категории;</text:span><text:span text:style-name="T81"> описание</text:span><text:span text:style-name="T69">;</text:span><text:span text:style-name="T102"> </text:span><text:span text:style-name="T97">возможность </text:span><text:span text:style-name="T102">ремон</text:span><text:span text:style-name="T103">та</text:span><text:span text:style-name="T81">. </text:span><text:span text:style-name="T98">Позволяет получ</text:span><text:span text:style-name="T101">а</text:span><text:span text:style-name="T98">ть </text:span><text:span text:style-name="T81">список совместимых технических устройств, </text:span><text:span text:style-name="T105">а также список экземпляров</text:span><text:span text:style-name="T81">.</text:span></text:p>
        </text:list-item>
        <text:list-item>
          <text:p text:style-name="P81">Категория расходных материалов — множество разновидностей (моделей) расходных материалов, сгруппированных по единому признаку или их множеству. Атрибуты: название; описание. Позволяет получать список входящих в неё разновидностей (моделей), а также экземпляров.</text:p>
        </text:list-item>
        <text:list-item>
          <text:p text:style-name="P82">Подразделение — структурная единица предприятия, <text:span text:style-name="T69">включающая </text:span><text:span text:style-name="T68">в себя</text:span> <text:span text:style-name="T69">множество</text:span> технических устройств <text:span text:style-name="T69">и эксплуатирующая их для выполнения конкретных задач в рамках общей деятельности предприятия</text:span>. <text:span text:style-name="T98">Атрибуты: название, начальник. Позволяет получ</text:span><text:span text:style-name="T101">а</text:span><text:span text:style-name="T98">ть</text:span><text:span text:style-name="T81"> спис</text:span><text:span text:style-name="T100">ки</text:span><text:span text:style-name="T81"> </text:span><text:span text:style-name="T98">эксплуатируемых </text:span><text:span text:style-name="T81">технических устройств </text:span><text:span text:style-name="T100">и используемых расходных материалов</text:span><text:span text:style-name="T81">.</text:span></text:p>
        </text:list-item>
        <text:list-item>
          <text:p text:style-name="P83">Запрос на <text:span text:style-name="T107">действие — сообщение, предписывающее совершить ту или иную операцию. Атрибуты: дата заявления; </text:span><text:span text:style-name="T120">подразделение; </text:span><text:span text:style-name="T107">заявитель </text:span><text:span text:style-name="T120">(т. е. начальник подразделения)</text:span><text:span text:style-name="T107">; срок выполнения; приёмщик </text:span><text:span text:style-name="T120">(т. е. учётчик, рассматривающий запрос)</text:span><text:span text:style-name="T107">; дата рассмотрения; состояние (не рассмотрен, принят, выполнен, отменён, отклонён</text:span><text:span text:style-name="T111">)</text:span><text:span text:style-name="T107">. </text:span><text:span text:style-name="T111">Позволяет получить историю изменений состояния. </text:span><text:span text:style-name="T107">Представляет собой абстрактную сущность.</text:span></text:p>
          <text:list>
            <text:list-item>
              <text:p text:style-name="P87"><text:soft-page-break/>Запрос на предоставление расходного материала — сообщение, предписывающее выделить <text:span text:style-name="T82">одну или несколько единиц расходного материала одного типа </text:span><text:span text:style-name="T83">из складских запасов для </text:span><text:span text:style-name="T106">обеспечения работоспособности одного из устройств</text:span><text:span text:style-name="T83"> подразделения предприятия. </text:span><text:span text:style-name="T120">Дополнительные а</text:span>трибуты: <text:span text:style-name="T120">т</text:span>ехническое устройство; разновидность (модель) расходных материалов; количество.</text:p>
            </text:list-item>
            <text:list-item>
              <text:p text:style-name="P90">Запрос на возврат <text:span text:style-name="T108">расходного материала — сообщение, предписывающее </text:span><text:span text:style-name="T109">вернуть на склад одну или несколько неизрасходованных единиц расходного материала, предоставленных ранее. Дополнительные атрибуты: расходные материалы.</text:span></text:p>
            </text:list-item>
            <text:list-item>
              <text:p text:style-name="P91">Запрос на ремонт расходного материала — сообщение, предписывающее <text:span text:style-name="T110">отправить</text:span> одну или несколько единиц расходного материала <text:span text:style-name="T110">на ремонт. Дополнительные атрибуты: расходные материалы, срок ремонта.</text:span></text:p>
            </text:list-item>
            <text:list-item>
              <text:p text:style-name="P92">Запрос на списание расходного материала — сообщение, предписывающее отправить одну или несколько израсходованных единиц расходного материала на списание. Дополнительные атрибуты: расходные материалы.</text:p>
            </text:list-item>
          </text:list>
        </text:list-item>
        <text:list-item>
          <text:p text:style-name="P77">Изменение состояния пользователя — отслеживаемый системой переход учётной записи пользователя из одного состояния в другое. Атрибуты: пользователь, чьё состояние было изменено; пользователь, осуществивший изменение; дата и время; старое состояние; новое состояние; комментарий. Допускается отсутствие значения пользователя, осуществившего изменение; в таком случае считается, что изменение совершила система.</text:p>
        </text:list-item>
        <text:list-item>
          <text:p text:style-name="P84">Изменение роли пользователя — отслеживаемый системой перевод пользователя с одной роли на другую. Атрибуты: пользователь, чьё состояние было изменено; пользователь, осуществивший изменение; дата и время; старая роль; новая роль.</text:p>
        </text:list-item>
        <text:list-item>
          <text:p text:style-name="P85">Изменение состояния расходного материала — отслеживаемый системой переход расходного материала из одного состояния в другое. <text:soft-page-break/>Атрибуты: расходный материал; пользователь, осуществивший изменение; дата и время; старое состояние; новое состояние; старое техническое устройство; новое техническое устройство.</text:p>
        </text:list-item>
        <text:list-item>
          <text:p text:style-name="P85">Изменение состояния запроса — отслеживаемый системой переход запроса из одного состояния в другое. Атрибуты: запрос; пользователь, осуществивший изменение; дата и время; старое состояние; новое состояние.</text:p>
        </text:list-item>
      </text:list>
      <text:h text:style-name="P17" text:outline-level="2"><text:bookmark-start text:name="__RefHeading___Toc1506_4079050137"/>1.2 Взаимо<text:span text:style-name="T114">отношения</text:span> объектов предметной области<text:bookmark-end text:name="__RefHeading___Toc1506_4079050137"/></text:h>
      <text:p text:style-name="P53">Подразделение предприятия <text:span text:style-name="T115">возглавляется начальником. Оно</text:span> включает в себя группу прикреплённых к нему технических устройств, чьи модели описаны в справочнике. В свою очередь, по модели можно найти все относящиеся к ней технические устройства <text:span text:style-name="T115">(в том числе используемые в других подразделениях)</text:span>. За техническими устройствами закрепляются расходные материалы, <text:span text:style-name="T114">чьи разновидности (модели) также описаны в справочнике; </text:span><text:span text:style-name="T119">аналогично моделям технических устройств, </text:span><text:span text:style-name="T114">через объект разновидности (модели) можно получить список относящихся к ней экземпляров. </text:span><text:span text:style-name="T119">Кроме того, р</text:span><text:span text:style-name="T118">азновидности (модели) группируются в категории, </text:span><text:span text:style-name="T119">через которые можно просмотреть относящиеся к ним экземпляры</text:span><text:span text:style-name="T118">. </text:span><text:span text:style-name="T120">От лица своих подразделений начальники посылают принимаемые учётчиками запросы, в которых помимо заявителя и подразделения указываются либо конкретные экземпляры расходных материалов, либо — в случае запроса на предоставление — их разновидность (модель). </text:span><text:span text:style-name="T121">Расходные материалы и запросы имеют множество различных состояний, изменения которых отслеживаются отдельно.</text:span></text:p>
      <text:h text:style-name="P18" text:outline-level="2"><text:bookmark-start text:name="__RefHeading___Toc1613_1235790327"/>1.3 Взаимодействие пользовател<text:span text:style-name="T9">ей</text:span> с системой<text:bookmark-end text:name="__RefHeading___Toc1613_1235790327"/></text:h>
      <text:p text:style-name="P54">Разрабатываемая система рассчитана на взаимодействие с пользователями посредством веб-браузера. Предполагается, что каждый пользователь име<text:span text:style-name="T116">ет</text:span> возможность проходить авторизацию и аутентификацию, выходить из системы, а также выполнять иные действия в зависимости от своей роли.</text:p>
      <text:p text:style-name="P56"><text:soft-page-break/>Незарегистрированные пользователи могут создавать учётные записи, указывая свои контактные данные, полное имя, идентификатор и пароль. При этом такая учётная запись требует подтверждения администраторами.</text:p>
      <text:p text:style-name="P56">Администраторы имеют право просматривать список учётных записей, изменять их роли и состояние (подтверждать, отзывать подтверждение либо отключать). Они же правят список подразделений, зарегистрированных в системе, и указывают их начальников.</text:p>
      <text:p text:style-name="P55"><text:span text:style-name="T116">Начальники подразделений имеют право вести список эксплуатируемых в подразделении технических устройств </text:span><text:span text:style-name="T117">(т. е. добавлять, править и удалять их)</text:span><text:span text:style-name="T116">, просматривать справочник расходных материалов, отсылать </text:span><text:span text:style-name="T117">и отменять </text:span><text:span text:style-name="T116">запросы на их предоставление, возврат, ремонт или списание, </text:span><text:span text:style-name="T117">подтверждать выполнение запросов на предоставление и ремонт</text:span><text:span text:style-name="T116">. Также начальниками подразделений водится справочник технических устройств. Он является общим для всего предприятия, так как однотипные технические устройства могут использоваться в различных подразделениях. </text:span><text:span text:style-name="T118">О</text:span><text:span text:style-name="T116">граничений на </text:span><text:span text:style-name="T117">редактирование записей о моделях устройств начальниками тех подразделений, где эти устройства не эксплуатируются, не предполагается. </text:span><text:span text:style-name="T122">Кроме того, начальники подразделений могут просматривать изменения состояния поданных ими запросов.</text:span></text:p>
      <text:p text:style-name="P57">Учётчики имеют право вести справочник расходных материалов, то есть вносить в него сведения о разновидностях (моделях), править и удалять их. <text:span text:style-name="T118">Также ими добавляются, правятся и удаляются категории расходных материалов.</text:span> Они же вводят в систему новые экземпляры (единицы) <text:s/>материалов, списывают хранящиеся на складе просроченные материалы. Кроме того, они имеют право просматривать, принимать или отклонять исходящие от начальников подразделений запросы на предоставление, возврат, ремонт или списание <text:span text:style-name="T118">материалов</text:span>, а также подтверждать выполнение запросов на возврат и списание. <text:span text:style-name="T122">Также учётчикам доступен просмотр изменений состояния расходных материалов и запросов.</text:span></text:p>
      <text:h text:style-name="P61" text:outline-level="1"><text:bookmark-start text:name="__RefHeading___Toc1987_3111130408"/>2 ПРОЕКТИРОВАНИЕ СИСТЕМЫ<text:bookmark-end text:name="__RefHeading___Toc1987_3111130408"/></text:h>
      <text:h text:style-name="P15" text:outline-level="2"><text:bookmark-start text:name="__RefHeading___Toc1989_3111130408"/><text:span text:style-name="T64">2</text:span>.1 <text:span text:style-name="T11">Описание</text:span><text:span text:style-name="T122"> прецедентов системы</text:span><text:bookmark-end text:name="__RefHeading___Toc1989_3111130408"/></text:h>
      <text:p text:style-name="P45">В качестве актёров системы выступают пользователи, <text:span text:style-name="T127">в том числе </text:span><text:span text:style-name="T124">администраторы, начальники подразделений и учётчики</text:span>.</text:p>
      <text:h text:style-name="P65" text:outline-level="3">2.1.1 Прецедент «Авторизоваться и аутентифицироваться»</text:h>
      <text:p text:style-name="P46"><text:span text:style-name="T125">Действующее лицо:</text:span> любой пользователь.</text:p>
      <text:p text:style-name="P46"><text:span text:style-name="T125">Предварительное условие:</text:span> пользователь должен быть зарегистрирован в информационной системе, <text:span text:style-name="T127">но не авторизован в ней</text:span>.</text:p>
      <text:p text:style-name="P47"><text:span text:style-name="T125">Основной поток:</text:span> Пользователь переходит по ссылке «Войти» на любой из доступных ему веб-страниц информационной системы. В открывшейся странице он вводит свои учётные данные (идентификатор, пароль) и нажимает кнопку «Войти». <text:span text:style-name="T127">Система принимает и проверяет введённые данные; если они верны, </text:span><text:span text:style-name="T128">а учётная запись подтверждена</text:span><text:span text:style-name="T127">, то пользователь проходит аутентификацию и получает </text:span><text:span text:style-name="T131">авторизацию в системе</text:span><text:span text:style-name="T127">.</text:span></text:p>
      <text:p text:style-name="P46"><text:span text:style-name="T125">Альтернативный поток №1:</text:span> Если <text:span text:style-name="T127">указанная пользователем учётная запись не найдена, то пользователь либо исправляет ввод, либо, если он не зарегистрирован как таковой, то приступает к регистрации (см. прецедент «Зарегистрироваться») </text:span><text:span text:style-name="T128">и после подтверждения новой учётной записи входит через неё</text:span>.</text:p>
      <text:p text:style-name="P46"><text:span text:style-name="T125">Альтернативный поток №2:</text:span> <text:span text:style-name="T128">Если указанная пользователем учётная запись найдена, но пароль неверен, то пользователь вводит пароль заново, при этом количество попыток в целях безопасности ограничивается. Если количество попыток исчерпано, то учётная запись </text:span><text:span text:style-name="T129">отключается (блокируется) системой</text:span><text:span text:style-name="T128">.</text:span></text:p>
      <text:p text:style-name="P48"><text:span text:style-name="T125">Альтернативный поток №3:</text:span> Если указанные пользователем учётные данные верны, но запись не подтверждена, то пользователю предлагается подождать, пока администратор не подтвердит учётную запись.</text:p>
      <text:p text:style-name="P48"><text:soft-page-break/><text:span text:style-name="T125">Альтернативный поток №4:</text:span> Если указанные пользователем учётные данные верны, но запись отключена (заблокирована), то пользователю отображается сообщение о невозможности входа.</text:p>
      <text:p text:style-name="P46"><text:span text:style-name="T126">Заключительное</text:span><text:span text:style-name="T125"> условие </text:span><text:span text:style-name="T126">(постусловие)</text:span><text:span text:style-name="T125">:</text:span> <text:span text:style-name="T128">В случае </text:span><text:span text:style-name="T130">соответствия учётных данных и наличия подтверждённого статуса пользователь должен быть </text:span><text:span text:style-name="T129">авториз</text:span><text:span text:style-name="T130">ован</text:span><text:span text:style-name="T129"> и аутентифи</text:span><text:span text:style-name="T130">цирован.</text:span></text:p>
      <text:h text:style-name="P66" text:outline-level="3">2.1.2 <text:span text:style-name="T73">Прецедент «Выйти из системы»</text:span></text:h>
      <text:p text:style-name="P49"><text:span text:style-name="T125">Действующее лицо:</text:span> любой пользователь.</text:p>
      <text:p text:style-name="P49"><text:span text:style-name="T125">Предварительное условие:</text:span> пользователь должен быть зарегистрирован и авторизован в системе.</text:p>
      <text:p text:style-name="P49"><text:span text:style-name="T125">Основной поток:</text:span> Пользователь нажимает кнопку или ссылку «Выйти» в разделе или области сайта, посвящённому (посвящённой) его учётной записи. Система запрашивает подтверждения у пользователя и, получив его, обеспечивает выход пользователя из системы, приостанавливая его авторизацию.</text:p>
      <text:p text:style-name="P49"><text:span text:style-name="T125">Альтернативный поток:</text:span> Если пользователь не даёт подтверждение на выход, то система не совершает никаких действий.</text:p>
      <text:p text:style-name="P49"><text:span text:style-name="T125">Заключительное условие:</text:span> В случае, если пользователь подтвердил намерение выйти из системы, <text:span text:style-name="T132">его авторизация должна быть приостановлена</text:span>.</text:p>
      <text:h text:style-name="P67" text:outline-level="3">2.1.3 Прецедент «Зарегистрироваться»</text:h>
      <text:p text:style-name="P50"><text:span text:style-name="T125">Действующее лицо:</text:span> любой пользователь.</text:p>
      <text:p text:style-name="P50"><text:span text:style-name="T125">Предварительное условие:</text:span> пользователь не должен быть авторизован в системе.</text:p>
      <text:p text:style-name="P50"><text:span text:style-name="T125">Основной поток:</text:span> Пользователь нажимает кнопку «Зарегистрироваться» формы входа в систему, где он вводит свои учётные данные: идентификатор, пароль (два раза), фамилию, имя, отчество, номер телефона и адрес электронной почты. После ввода этих данных пользователь нажимает кнопку подтверждения ввода, и система <text:span text:style-name="T133">создаёт с их помощью новую неподтверждённую учётную </text:span><text:soft-page-break/><text:span text:style-name="T133">запись, которую</text:span> <text:span text:style-name="T133">предстоит подтвердить </text:span>администратору (см. прецедент «Подтвердить регистрацию»).</text:p>
      <text:p text:style-name="P51"><text:span text:style-name="T125">Альтернативный поток:</text:span> Если пользователь ввёл неверный пароль во второй раз, то система не допускает подтверждения ввода и запрашивает пользователя ввести пароль заново.</text:p>
      <text:p text:style-name="P51"><text:span text:style-name="T125">Заключительное условие:</text:span> в системе должна быть создана новая учётная запись, ожидающая подтверждения администратором.</text:p>
      <text:h text:style-name="P68" text:outline-level="3">2.1.4 Прецедент «Подтвердить регистрацию»</text:h>
      <text:p text:style-name="P52">Действующее лицо: администратор.</text:p>
      <text:p text:style-name="P52">Предварительное условие: администратор должен быть </text:p>
      <text:p text:style-name="P52"/>
      <text:h text:style-name="P16" text:outline-level="2"><text:bookmark-start text:name="__RefHeading___Toc1991_3111130408"/><text:span text:style-name="T10">2</text:span>.2 …<text:bookmark-end text:name="__RefHeading___Toc1991_3111130408"/></text:h>
      <text:p text:style-name="P58">…</text:p>
      <text:h text:style-name="P28" text:outline-level="1"><text:bookmark-start text:name="__RefHeading___Toc3073_3951508511"/>ЗАКЛЮЧЕНИЕ<text:bookmark-end text:name="__RefHeading___Toc3073_3951508511"/></text:h>
      <text:p text:style-name="P43">В ходе выполнения данной работы … <text:span text:style-name="T50">.</text:span></text:p>
      <text:h text:style-name="P30" text:outline-level="1"><text:bookmark-start text:name="__RefHeading___Toc3075_3951508511"/>СПИСОК <text:span text:style-name="T61">ИСПОЛЬЗОВАННЫХ ИСТОЧНИКОВ</text:span><text:bookmark-end text:name="__RefHeading___Toc3075_3951508511"/></text:h>
      <text:list xml:id="list2886983275" text:style-name="L3">
        <text:list-item>
          <text:p text:style-name="P93">…</text:p>
        </text:list-item>
      </text:list>
      <text:h text:style-name="P28" text:outline-level="1"><text:bookmark-start text:name="__RefHeading___Toc3077_3951508511"/>ПРИЛОЖЕНИЕ А. <text:span text:style-name="T61">ИСХОДНЫЙ КОД ПРОГРАММНОЙ СИСТЕМЫ</text:span><text:bookmark-end text:name="__RefHeading___Toc3077_3951508511"/></text:h>
      <text:p text:style-name="P59">…</text:p>
      <text:h text:style-name="P29" text:outline-level="1"><text:bookmark-start text:name="__RefHeading___Toc3079_3951508511"/>ПРИЛОЖЕНИЕ Б. <text:span text:style-name="T61">СТРУКТУРА ТАБЛИЦ</text:span><text:span text:style-name="T59"> Б</text:span><text:span text:style-name="T61">Д</text:span><text:bookmark-end text:name="__RefHeading___Toc3079_3951508511"/></text:h>
      <text:p text:style-name="P44">…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Courier New1" svg:font-family="'Courier New'" style:font-family-generic="modern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ru" fo:country="RU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style:contextual-spacing="false" fo:keep-with-next="always"/>
      <style:text-properties style:font-name="Arial" fo:font-family="Arial" style:font-family-generic="swiss" style:font-pitch="variable"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Contents_20_1" style:display-name="Contents 1" style:family="paragraph" style:parent-style-name="Standard" style:next-style-name="Standard" style:class="index">
      <style:paragraph-properties fo:margin-left="0.499cm" fo:margin-right="0.499cm" fo:text-indent="0cm" style:auto-text-indent="false"/>
    </style:style>
    <style:style style:name="Обычный_20_текст" style:display-name="Обычный текст" style:family="paragraph" style:parent-style-name="Standard">
      <style:paragraph-properties fo:margin-left="0.501cm" fo:margin-right="0.501cm" fo:line-height="150%" fo:text-align="justify" style:justify-single-word="false" fo:text-indent="1.251cm" style:auto-text-indent="false"/>
      <style:text-properties fo:font-size="14pt" fo:language="ru" fo:country="RU"/>
    </style:style>
    <style:style style:name="Заголовок_20_раздела" style:display-name="Заголовок раздела" style:family="paragraph" style:parent-style-name="Standard" style:default-outline-level="1" style:list-style-name="">
      <style:paragraph-properties fo:margin-left="0.501cm" fo:margin-right="0.501cm" fo:margin-top="0.564cm" fo:margin-bottom="0.564cm" style:contextual-spacing="false" fo:line-height="150%" fo:text-align="center" style:justify-single-word="false" fo:keep-together="always" fo:text-indent="0cm" style:auto-text-indent="false" fo:break-before="page" fo:keep-with-next="always"/>
      <style:text-properties fo:text-transform="uppercase" fo:font-size="16pt" fo:language="ru" fo:country="RU" fo:font-weight="bold" style:font-size-asian="16pt" style:font-weight-asian="bold"/>
    </style:style>
    <style:style style:name="Заголовок_20_подраздела" style:display-name="Заголовок подраздела" style:family="paragraph" style:parent-style-name="Standard" style:default-outline-level="2" style:list-style-name="">
      <style:paragraph-properties fo:margin-left="0.501cm" fo:margin-right="0.501cm" fo:margin-top="0.494cm" fo:margin-bottom="0.494cm" style:contextual-spacing="false" fo:line-height="150%" fo:keep-together="always" fo:text-indent="0cm" style:auto-text-indent="false" fo:keep-with-next="always"/>
      <style:text-properties fo:font-size="14pt" fo:language="ru" fo:country="RU" fo:font-weight="bold" style:font-size-asian="14pt" style:font-weight-asian="bold"/>
    </style:style>
    <style:style style:name="Заголовок_20_пункта" style:display-name="Заголовок пункта" style:family="paragraph" style:parent-style-name="Standard" style:default-outline-level="3" style:list-style-name="">
      <style:paragraph-properties fo:margin-left="0.501cm" fo:margin-right="0.501cm" fo:margin-top="0.423cm" fo:margin-bottom="0.423cm" style:contextual-spacing="false" fo:line-height="150%" fo:keep-together="always" fo:text-indent="0cm" style:auto-text-indent="false" fo:keep-with-next="always"/>
      <style:text-properties fo:language="ru" fo:country="RU" fo:font-weight="bold" style:font-weight-asian="bold"/>
    </style:style>
    <style:style style:name="Элемент_20_содержания" style:display-name="Элемент содержания" style:family="paragraph" style:parent-style-name="Standard">
      <style:paragraph-properties fo:margin-left="0.501cm" fo:margin-right="0.501cm" fo:line-height="150%" fo:text-align="justify" style:justify-single-word="false" fo:text-indent="0cm" style:auto-text-indent="false">
        <style:tab-stops>
          <style:tab-stop style:position="17.002cm" style:type="right" style:leader-style="dotted" style:leader-text="."/>
        </style:tab-stops>
      </style:paragraph-properties>
      <style:text-properties fo:language="ru" fo:country="RU"/>
    </style:style>
    <style:style style:name="Вложенный_20_элемент_20_содержания" style:display-name="Вложенный элемент содержания" style:family="paragraph" style:parent-style-name="Standard">
      <style:paragraph-properties fo:margin-left="1.501cm" fo:margin-right="0.501cm" fo:line-height="150%" fo:text-align="justify" style:justify-single-word="false" fo:text-indent="0cm" style:auto-text-indent="false">
        <style:tab-stops>
          <style:tab-stop style:position="17.002cm" style:type="right" style:leader-style="dotted" style:leader-text="."/>
        </style:tab-stops>
      </style:paragraph-properties>
      <style:text-properties fo:language="ru" fo:country="RU"/>
    </style:style>
    <style:style style:name="Вложенный_20_элемент_20_содержания_20_2" style:display-name="Вложенный элемент содержания 2" style:family="paragraph" style:parent-style-name="Standard">
      <style:paragraph-properties fo:margin-left="2.501cm" fo:margin-right="0.501cm" fo:line-height="150%" fo:text-align="justify" style:justify-single-word="false" fo:text-indent="0cm" style:auto-text-indent="false">
        <style:tab-stops>
          <style:tab-stop style:position="17.002cm" style:type="right" style:leader-style="dotted" style:leader-text="."/>
        </style:tab-stops>
      </style:paragraph-properties>
      <style:text-properties fo:language="ru" fo:country="RU"/>
    </style:style>
    <style:style style:name="Пример" style:family="paragraph" style:parent-style-name="Standard">
      <style:paragraph-properties fo:margin-left="0.501cm" fo:margin-right="0.501cm" fo:line-height="150%" fo:text-indent="0cm" style:auto-text-indent="false"/>
      <style:text-properties style:font-name="Courier New1" fo:font-family="'Courier New'" style:font-family-generic="modern" fo:font-size="10pt" fo:language="ru" fo:country="RU" style:font-size-asian="10pt" style:font-name-complex="Courier New1" style:font-family-complex="'Courier New'" style:font-family-generic-complex="modern"/>
    </style:style>
    <style:style style:name="Contents_20_2" style:display-name="Contents 2" style:family="paragraph" style:parent-style-name="Standard" style:next-style-name="Standard" style:class="index">
      <style:paragraph-properties fo:margin-left="0.921cm" fo:margin-right="0.499cm" fo:text-indent="0cm" style:auto-text-indent="false"/>
    </style:style>
    <style:style style:name="Contents_20_3" style:display-name="Contents 3" style:family="paragraph" style:parent-style-name="Standard" style:next-style-name="Standard" style:class="index">
      <style:paragraph-properties fo:margin-left="1.349cm" fo:margin-right="0.499cm" fo:text-indent="0cm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indent="0cm" style:auto-text-indent="false"/>
    </style:style>
    <style:style style:name="Стандартный_20_HTML" style:display-name="Стандартный HTML" style:family="paragraph" style:parent-style-name="Standard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Arial Unicode MS" fo:font-family="'Arial Unicode MS'" style:font-family-generic="swiss" style:font-pitch="variable" fo:font-size="10pt" style:font-name-asian="Arial Unicode MS" style:font-family-asian="'Arial Unicode MS'" style:font-family-generic-asian="swiss" style:font-pitch-asian="variable" style:font-size-asian="10pt" style:font-name-complex="Arial Unicode MS" style:font-family-complex="'Arial Unicode MS'" style:font-family-generic-complex="swiss" style:font-pitch-complex="variable" style:font-size-complex="10pt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Текст_20_выноски" style:display-name="Текст выноски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Frame_20_contents" style:display-name="Frame contents" style:family="paragraph" style:parent-style-name="Standard" style:class="extra"/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  <style:text-properties fo:font-size="14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Исходный_20_код" style:display-name="Исходный код" style:family="paragraph" style:parent-style-name="Preformatted_20_Text">
      <loext:graphic-properties draw:fill="none" draw:fill-color="#729fcf"/>
      <style:paragraph-properties fo:margin-left="0.499cm" fo:margin-right="0.499cm" fo:margin-top="0.28cm" fo:margin-bottom="0.42cm" style:contextual-spacing="true" fo:line-height="115%" fo:orphans="2" fo:widows="2" fo:text-indent="0cm" style:auto-text-indent="false" fo:background-color="transparent" style:writing-mode="lr-tb"/>
      <style:text-properties style:font-name="Courier New" fo:font-family="'Courier New'" style:font-family-generic="modern" style:font-pitch="fixed" fo:font-size="12pt" officeooo:rsid="008bb761" style:font-size-asian="10.5pt" style:font-size-complex="12pt"/>
    </style:style>
    <style:style style:name="WW8Num1z0" style:family="text"/>
    <style:style style:name="WW8Num2z0" style:family="text"/>
    <style:style style:name="WW8Num3z0" style:family="text"/>
    <style:style style:name="WW8Num4z0" style:family="text"/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0" style:family="text"/>
    <style:style style:name="WW8Num1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z0" style:family="text"/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Основной_20_шрифт_20_абзаца" style:display-name="Основной шрифт абзаца" style:family="text"/>
    <style:style style:name="Page_20_Number" style:display-name="Page Number" style:family="text">
      <style:text-properties style:text-line-through-style="none" style:text-line-through-type="none" style:text-position="0% 100%" style:font-name="Arial" fo:font-family="Arial" style:font-family-generic="swiss" style:font-pitch="variable" fo:font-size="8pt" fo:font-style="italic" style:font-size-asian="8pt" style:font-style-asian="italic" style:font-name-complex="Arial" style:font-family-complex="Arial" style:font-family-generic-complex="swiss" style:font-pitch-complex="variable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Знак_20_примечания" style:display-name="Знак примечания" style:family="text">
      <style:text-properties fo:font-size="8pt" style:font-size-asian="8pt" style:font-size-complex="8pt"/>
    </style:style>
    <style:style style:name="Код_20_Java" style:display-name="Код Java" style:family="text">
      <style:text-properties style:font-name="Courier New1" fo:font-family="'Courier New'" style:font-family-generic="modern" fo:font-size="12pt" fo:language="en" fo:country="US" style:font-size-asian="12pt" style:language-asian="none" style:country-asian="none" style:font-name-complex="Courier New1" style:font-family-complex="'Courier New'" style:font-family-generic-complex="modern" style:font-size-complex="10pt"/>
    </style:style>
    <style:style style:name="Код_20_HTML" style:display-name="Код HTML" style:family="text">
      <style:text-properties style:font-name="Courier New1" fo:font-family="'Courier New'" style:font-family-generic="modern" fo:font-size="10pt" style:font-size-asian="10pt" style:font-name-complex="Courier New1" style:font-family-complex="'Courier New'" style:font-family-generic-complex="modern" style:font-size-complex="10pt"/>
    </style:style>
    <style:style style:name="Bullet_20_Symbols" style:display-name="Bullet Symbols" style:family="text">
      <style:text-properties style:font-name="OpenSymbol" fo:font-family="OpenSymbol" style:font-charset="x-symbol" fo:font-size="14pt" style:font-name-asian="OpenSymbol" style:font-family-asian="OpenSymbol" style:font-charset-asian="x-symbol" style:font-size-asian="12.25pt" style:font-name-complex="OpenSymbol" style:font-family-complex="OpenSymbol" style:font-charset-complex="x-symbol" style:font-size-complex="14pt"/>
    </style:style>
    <style:style style:name="Index_20_Link" style:display-name="Index Link" style:family="text"/>
    <style:style style:name="Numbering_20_Symbols" style:display-name="Numbering Symbols" style:family="text">
      <style:text-properties style:font-name="Times New Roman1" fo:font-family="'Times New Roman'" style:font-style-name="Обычный" style:font-family-generic="roman" style:font-pitch="variable" fo:font-size="13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text:style-name="WW8Num11z0" style:num-suffix=")" style:num-format="1">
        <style:list-level-properties text:list-level-position-and-space-mode="label-alignment" fo:text-align="end">
          <style:list-level-label-alignment text:label-followed-by="listtab" text:list-tab-stop-position="1.886cm" fo:text-indent="0.75cm" fo:margin-left="0.501cm"/>
        </style:list-level-properties>
      </text:list-level-style-number>
      <text:list-level-style-number text:level="2" text:style-name="WW8Num11z1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4.292cm" fo:text-indent="-0.635cm" fo:margin-left="4.292cm"/>
        </style:list-level-properties>
      </text:list-level-style-number>
      <text:list-level-style-number text:level="3" text:style-name="WW8Num11z2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5.562cm" fo:text-indent="-0.318cm" fo:margin-left="5.562cm"/>
        </style:list-level-properties>
      </text:list-level-style-number>
      <text:list-level-style-number text:level="4" text:style-name="WW8Num11z3" style:num-suffix="." style:num-format="1" text:display-levels="2">
        <style:list-level-properties text:list-level-position-and-space-mode="label-alignment">
          <style:list-level-label-alignment text:label-followed-by="listtab" text:list-tab-stop-position="6.832cm" fo:text-indent="-0.635cm" fo:margin-left="6.832cm"/>
        </style:list-level-properties>
      </text:list-level-style-number>
      <text:list-level-style-number text:level="5" text:style-name="WW8Num11z4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8.102cm" fo:text-indent="-0.635cm" fo:margin-left="8.102cm"/>
        </style:list-level-properties>
      </text:list-level-style-number>
      <text:list-level-style-number text:level="6" text:style-name="WW8Num11z5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9.372cm" fo:text-indent="-0.318cm" fo:margin-left="9.372cm"/>
        </style:list-level-properties>
      </text:list-level-style-number>
      <text:list-level-style-number text:level="7" text:style-name="WW8Num11z6" style:num-suffix="." style:num-format="1" text:display-levels="2">
        <style:list-level-properties text:list-level-position-and-space-mode="label-alignment">
          <style:list-level-label-alignment text:label-followed-by="listtab" text:list-tab-stop-position="10.642cm" fo:text-indent="-0.635cm" fo:margin-left="10.642cm"/>
        </style:list-level-properties>
      </text:list-level-style-number>
      <text:list-level-style-number text:level="8" text:style-name="WW8Num11z7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1.912cm" fo:text-indent="-0.635cm" fo:margin-left="11.912cm"/>
        </style:list-level-properties>
      </text:list-level-style-number>
      <text:list-level-style-number text:level="9" text:style-name="WW8Num11z8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13.182cm" fo:text-indent="-0.318cm" fo:margin-left="13.18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font-size="10pt" fo:language="none" fo:country="none" style:font-size-asian="10pt" style:language-asian="none" style:country-asian="none"/>
    </style:style>
    <style:style style:name="MP2" style:family="paragraph">
      <loext:graphic-properties draw:fill="none" draw:fill-color="#ffffff"/>
      <style:paragraph-properties fo:text-align="center" style:writing-mode="lr-tb"/>
    </style:style>
    <style:style style:name="MP3" style:family="paragraph" style:parent-style-name="Standard">
      <style:paragraph-properties fo:text-align="center" style:justify-single-word="false"/>
    </style:style>
    <style:style style:name="MP4" style:family="paragraph" style:parent-style-name="Standard">
      <style:paragraph-properties fo:text-align="center" style:justify-single-word="false"/>
      <style:text-properties style:font-name="Arial" fo:language="ru" fo:country="RU" fo:font-style="italic" style:font-style-asian="italic" style:font-name-complex="Arial"/>
    </style:style>
    <style:style style:name="MP5" style:family="paragraph" style:parent-style-name="Standard">
      <style:paragraph-properties fo:text-align="center" style:justify-single-word="false"/>
      <style:text-properties style:font-name="Arial" fo:font-size="10pt" fo:letter-spacing="-0.011cm" fo:language="ru" fo:country="RU" fo:font-style="italic" style:font-size-asian="10pt" style:font-style-asian="italic" style:font-name-complex="Arial"/>
    </style:style>
    <style:style style:name="MP6" style:family="paragraph" style:parent-style-name="Standard">
      <style:paragraph-properties fo:text-align="center" style:justify-single-word="false"/>
      <style:text-properties style:font-name="Arial" fo:font-size="8pt" fo:language="ru" fo:country="RU" fo:font-style="italic" style:font-size-asian="8pt" style:font-style-asian="italic" style:font-name-complex="Arial"/>
    </style:style>
    <style:style style:name="MP7" style:family="paragraph" style:parent-style-name="Standard">
      <style:text-properties style:font-name="Arial" fo:font-size="8pt" fo:language="ru" fo:country="RU" fo:font-style="italic" style:font-size-asian="8pt" style:font-style-asian="italic" style:font-name-complex="Arial"/>
    </style:style>
    <style:style style:name="MP8" style:family="paragraph" style:parent-style-name="Standard">
      <style:text-properties style:font-name="Arial" fo:font-size="8pt" fo:language="ru" fo:country="RU" fo:font-style="italic" officeooo:rsid="000ba54b" officeooo:paragraph-rsid="000ba54b" style:font-size-asian="8pt" style:font-style-asian="italic" style:font-name-complex="Arial"/>
    </style:style>
    <style:style style:name="MP9" style:family="paragraph" style:parent-style-name="Standard">
      <style:paragraph-properties fo:text-align="center" style:justify-single-word="false"/>
      <style:text-properties style:font-name="Arial" fo:font-size="8pt" fo:font-style="italic" style:font-size-asian="8pt" style:font-style-asian="italic" style:font-name-complex="Arial"/>
    </style:style>
    <style:style style:name="MP10" style:family="paragraph" style:parent-style-name="Footer">
      <style:paragraph-properties fo:margin-left="0cm" fo:margin-right="0.635cm" fo:text-indent="0cm" style:auto-text-indent="false"/>
      <style:text-properties fo:font-size="10pt" fo:language="none" fo:country="none" style:font-size-asian="10pt" style:language-asian="none" style:country-asian="none"/>
    </style:style>
    <style:style style:name="MP11" style:family="paragraph" style:parent-style-name="Footer">
      <style:paragraph-properties fo:text-align="center" style:justify-single-word="false"/>
    </style:style>
    <style:style style:name="MP12" style:family="paragraph" style:parent-style-name="Footer">
      <style:text-properties fo:font-size="10pt" fo:language="none" fo:country="none" style:font-size-asian="10pt" style:language-asian="none" style:country-asian="none"/>
    </style:style>
    <style:style style:name="MP13" style:family="paragraph" style:parent-style-name="Standard">
      <style:paragraph-properties fo:text-align="center" style:justify-single-word="false"/>
      <style:text-properties style:font-name="Arial" fo:language="ru" fo:country="RU" fo:font-style="italic" officeooo:paragraph-rsid="00135307" style:font-style-asian="italic" style:font-name-complex="Arial"/>
    </style:style>
    <style:style style:name="MT1" style:family="text">
      <style:text-properties style:font-name="Arial" fo:language="ru" fo:country="RU" fo:font-style="italic" style:font-style-asian="italic" style:font-name-complex="Arial"/>
    </style:style>
    <style:style style:name="MT2" style:family="text">
      <style:text-properties style:font-name="Arial" fo:language="ru" fo:country="RU" fo:font-style="italic" officeooo:rsid="000ba54b" style:font-style-asian="italic" style:font-name-complex="Arial"/>
    </style:style>
    <style:style style:name="MT3" style:family="text">
      <style:text-properties officeooo:rsid="000ba54b"/>
    </style:style>
    <style:style style:name="MT4" style:family="text">
      <style:text-properties officeooo:rsid="00f0c828"/>
    </style:style>
    <style:style style:name="MT5" style:family="text">
      <style:text-properties style:font-name-asian="Arial"/>
    </style:style>
    <style:style style:name="MT6" style:family="text">
      <style:text-properties style:font-name-complex="Arial"/>
    </style:style>
    <style:style style:name="MT7" style:family="text"/>
    <style:style style:name="Mfr1" style:family="graphic" style:parent-style-name="Frame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/>
    </style:style>
    <style:style style:name="Mfr2" style:family="graphic" style:parent-style-name="Frame">
      <style:graphic-properties fo:margin-left="0cm" fo:margin-right="0cm" fo:margin-top="0cm" fo:margin-bottom="0cm" style:wrap="dynamic" style:number-wrapped-paragraphs="1" style:vertical-pos="from-top" style:vertical-rel="paragraph" style:horizontal-pos="from-left" style:horizontal-rel="page" fo:background-color="#ffffff" style:background-transparency="100%" draw:fill="solid" draw:fill-color="#ffffff" draw:opacity="0%" fo:padding="0cm" fo:border="none" style:writing-mode="lr-tb" draw:wrap-influence-on-position="once-successive" loext:allow-overlap="true"/>
    </style:style>
    <style:style style:name="Mgr1" style:family="graphic">
      <style:graphic-properties draw:stroke="solid" svg:stroke-width="0.053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draw:stroke="solid" svg:stroke-width="0.009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1cm" fo:margin-bottom="0.64cm" fo:margin-left="2cm" fo:margin-right="0.9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099cm" fo:margin-left="0cm" fo:margin-right="0cm" fo:margin-bottom="0cm" style:dynamic-spacing="tru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cm" fo:margin-bottom="0.64cm" fo:margin-left="2cm" fo:margin-right="0.921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099cm" fo:margin-left="0cm" fo:margin-right="0cm" fo:margin-bottom="0cm" style:dynamic-spacing="true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1cm" fo:margin-bottom="5.001cm" fo:margin-left="2cm" fo:margin-right="0.921cm" style:writing-mode="lr-tb" style:layout-grid-color="#c0c0c0" style:layout-grid-lines="37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099cm" fo:margin-left="0cm" fo:margin-right="0cm" fo:margin-bottom="0cm" style:dynamic-spacing="true"/>
      </style:header-style>
      <style:footer-style>
        <style:header-footer-properties fo:min-height="0.099cm" fo:margin-left="0cm" fo:margin-right="0cm" fo:margin-top="0cm" style:dynamic-spacing="true"/>
      </style:footer-style>
    </style:page-layout>
    <style:page-layout style:name="Mpm4">
      <style:page-layout-properties fo:page-width="21.001cm" fo:page-height="29.7cm" style:num-format="1" style:print-orientation="portrait" fo:margin-top="1cm" fo:margin-bottom="2cm" fo:margin-left="2cm" fo:margin-right="0.92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099cm" fo:margin-left="0cm" fo:margin-right="0cm" fo:margin-bottom="0cm" style:dynamic-spacing="true"/>
      </style:header-style>
      <style:footer-style>
        <style:header-footer-properties fo:min-height="0.099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line text:anchor-type="char" draw:z-index="389" draw:name="Фигура1" draw:style-name="Mgr1" draw:text-style-name="MP2" svg:x1="0cm" svg:y1="28.093cm" svg:x2="18.098cm" svg:y2="28.093cm"><text:p/></draw:line><draw:line text:anchor-type="char" draw:z-index="388" draw:name="Фигура2" draw:style-name="Mgr1" draw:text-style-name="MP2" svg:x1="0cm" svg:y1="-0.36cm" svg:x2="0cm" svg:y2="28.093cm"><text:p/></draw:line><draw:line text:anchor-type="char" draw:z-index="387" draw:name="Фигура3" draw:style-name="Mgr1" draw:text-style-name="MP2" svg:x1="18.098cm" svg:y1="-0.36cm" svg:x2="18.098cm" svg:y2="28.093cm"><text:p/></draw:line><draw:line text:anchor-type="char" draw:z-index="386" draw:name="Фигура4" draw:style-name="Mgr1" draw:text-style-name="MP2" svg:x1="0cm" svg:y1="-0.36cm" svg:x2="18.098cm" svg:y2="-0.36cm"><text:p/></draw:line></text:p>
      </style:header>
    </style:master-page>
    <style:master-page style:name="Титульный_20_лист_20_ПЗ" style:display-name="Титульный лист ПЗ" style:page-layout-name="Mpm2" style:next-style-name="Содержание_20_ПЗ">
      <style:header>
        <text:p text:style-name="MP1"><draw:line text:anchor-type="char" draw:z-index="42" draw:name="Фигура5" draw:style-name="Mgr1" draw:text-style-name="MP2" svg:x1="0cm" svg:y1="28.093cm" svg:x2="18.098cm" svg:y2="28.093cm"><text:p/></draw:line><draw:line text:anchor-type="char" draw:z-index="40" draw:name="Фигура6" draw:style-name="Mgr1" draw:text-style-name="MP2" svg:x1="0cm" svg:y1="-0.36cm" svg:x2="0cm" svg:y2="28.093cm"><text:p/></draw:line><draw:line text:anchor-type="char" draw:z-index="38" draw:name="Фигура7" draw:style-name="Mgr1" draw:text-style-name="MP2" svg:x1="18.098cm" svg:y1="-0.36cm" svg:x2="18.098cm" svg:y2="28.093cm"><text:p/></draw:line><draw:line text:anchor-type="char" draw:z-index="35" draw:name="Фигура8" draw:style-name="Mgr1" draw:text-style-name="MP2" svg:x1="0cm" svg:y1="-0.36cm" svg:x2="18.098cm" svg:y2="-0.36cm"><text:p/></draw:line></text:p>
      </style:header>
    </style:master-page>
    <style:master-page style:name="Содержание_20_ПЗ" style:display-name="Содержание ПЗ" style:page-layout-name="Mpm3" style:next-style-name="Содержимое_20_ПЗ">
      <style:header>
        <text:p text:style-name="Header"/>
      </style:header>
      <style:header-first>
        <text:p text:style-name="MP1"><draw:frame draw:style-name="Mfr1" draw:name="Врезка2" text:anchor-type="char" svg:x="13.07cm" svg:y="27.088cm" svg:width="5.027cm" svg:height="0.503cm" draw:z-index="390"><draw:text-box><text:p text:style-name="MP3"><text:span text:style-name="MT1">ИСТ-</text:span><text:span text:style-name="MT2">220</text:span></text:p></draw:text-box></draw:frame><draw:frame draw:style-name="Mfr1" draw:name="Врезка3" text:anchor-type="char" svg:x="6.535cm" svg:y="24.575cm" svg:width="11.562cm" svg:height="0.503cm" draw:z-index="391"><draw:text-box><text:p text:style-name="MP4">ВлГУ.<text:span text:style-name="MT3">09.03.02</text:span>.00 ПЗ</text:p></draw:text-box></draw:frame><draw:frame draw:style-name="Mfr1" draw:name="Врезка4" text:anchor-type="char" svg:x="6.736cm" svg:y="25.982cm" svg:width="6.133cm" svg:height="1.709cm" draw:z-index="392"><draw:text-box><text:p text:style-name="MP5">Прототип <text:span text:style-name="MT4">программной системы</text:span> <text:span text:style-name="MT4">учёта расходных материалов</text:span></text:p><text:p text:style-name="MP5"/><text:p text:style-name="MP5">Пояснительная записка</text:p></draw:text-box></draw:frame><draw:frame draw:style-name="Mfr1" draw:name="Врезка5" text:anchor-type="char" svg:x="16.087cm" svg:y="26.083cm" svg:width="2.011cm" svg:height="0.503cm" draw:z-index="393"><draw:text-box><text:p text:style-name="MP6"><text:page-count>18</text:page-count></text:p></draw:text-box></draw:frame><draw:frame draw:style-name="Mfr1" draw:name="Врезка6" text:anchor-type="char" svg:x="14.579cm" svg:y="26.083cm" svg:width="1.508cm" svg:height="0.503cm" draw:z-index="394"><draw:text-box><text:p text:style-name="MP6"><text:page-number text:select-page="current">1</text:page-number></text:p></draw:text-box></draw:frame><draw:frame draw:style-name="Mfr1" draw:name="Врезка7" text:anchor-type="char" svg:x="13.573cm" svg:y="26.083cm" svg:width="0.503cm" svg:height="0.503cm" draw:z-index="395"><draw:text-box><text:p text:style-name="MP6">У</text:p></draw:text-box></draw:frame><draw:frame draw:style-name="Mfr1" draw:name="Врезка8" text:anchor-type="char" svg:x="16.087cm" svg:y="25.58cm" svg:width="2.011cm" svg:height="0.503cm" draw:z-index="396"><draw:text-box><text:p text:style-name="MP6">Листов</text:p></draw:text-box></draw:frame><draw:frame draw:style-name="Mfr1" draw:name="Врезка9" text:anchor-type="char" svg:x="14.579cm" svg:y="25.58cm" svg:width="1.508cm" svg:height="0.503cm" draw:z-index="397"><draw:text-box><text:p text:style-name="MP6">Лист</text:p></draw:text-box></draw:frame><draw:frame draw:style-name="Mfr1" draw:name="Врезка10" text:anchor-type="char" svg:x="13.07cm" svg:y="25.58cm" svg:width="1.508cm" svg:height="0.503cm" draw:z-index="398"><draw:text-box><text:p text:style-name="MP6">Лит.</text:p></draw:text-box></draw:frame><draw:frame draw:style-name="Mfr1" draw:name="Врезка11" text:anchor-type="char" svg:x="5.53cm" svg:y="27.591cm" svg:width="1.005cm" svg:height="0.503cm" draw:z-index="399"><draw:text-box><text:p text:style-name="MP7"/></draw:text-box></draw:frame><draw:frame draw:style-name="Mfr1" draw:name="Врезка12" text:anchor-type="char" svg:x="5.53cm" svg:y="27.088cm" svg:width="1.005cm" svg:height="0.503cm" draw:z-index="402"><draw:text-box><text:p text:style-name="MP7"/></draw:text-box></draw:frame><draw:frame draw:style-name="Mfr1" draw:name="Врезка13" text:anchor-type="char" svg:x="5.53cm" svg:y="26.083cm" svg:width="1.005cm" svg:height="0.503cm" draw:z-index="404"><draw:text-box><text:p text:style-name="Standard"/></draw:text-box></draw:frame><draw:frame draw:style-name="Mfr1" draw:name="Врезка14" text:anchor-type="char" svg:x="5.53cm" svg:y="25.58cm" svg:width="1.005cm" svg:height="0.503cm" draw:z-index="405"><draw:text-box><text:p text:style-name="Standard"/></draw:text-box></draw:frame><draw:frame draw:style-name="Mfr1" draw:name="Врезка15" text:anchor-type="char" svg:x="1.81cm" svg:y="27.591cm" svg:width="2.111cm" svg:height="0.503cm" draw:z-index="403"><draw:text-box><text:p text:style-name="MP7"/></draw:text-box></draw:frame><draw:frame draw:style-name="Mfr1" draw:name="Врезка16" text:anchor-type="char" svg:x="1.81cm" svg:y="27.088cm" svg:width="2.111cm" svg:height="0.503cm" draw:z-index="400"><draw:text-box><text:p text:style-name="MP7"/></draw:text-box></draw:frame><draw:frame draw:style-name="Mfr1" draw:name="Врезка17" text:anchor-type="char" svg:x="1.81cm" svg:y="25.58cm" svg:width="2.111cm" svg:height="0.503cm" draw:z-index="197"><draw:text-box><text:p text:style-name="MP8">Наиста Н. А.</text:p></draw:text-box></draw:frame><draw:frame draw:style-name="Mfr1" draw:name="Врезка18" text:anchor-type="char" svg:x="0.101cm" svg:y="27.591cm" svg:width="1.508cm" svg:height="0.503cm" draw:z-index="196"><draw:text-box><text:p text:style-name="MP7">Утв.</text:p></draw:text-box></draw:frame><draw:frame draw:style-name="Mfr1" draw:name="Врезка19" text:anchor-type="char" svg:x="0.101cm" svg:y="27.088cm" svg:width="1.508cm" svg:height="0.503cm" draw:z-index="180"><draw:text-box><text:p text:style-name="MP7">Н. контр.</text:p></draw:text-box></draw:frame><draw:frame draw:style-name="Mfr1" draw:name="Врезка20" text:anchor-type="char" svg:x="0.101cm" svg:y="26.083cm" svg:width="1.508cm" svg:height="0.503cm" draw:z-index="179"><draw:text-box><text:p text:style-name="MP7">Пров.</text:p></draw:text-box></draw:frame><draw:frame draw:style-name="Mfr1" draw:name="Врезка21" text:anchor-type="char" svg:x="0.101cm" svg:y="25.58cm" svg:width="1.508cm" svg:height="0.503cm" draw:z-index="163"><draw:text-box><text:p text:style-name="MP7">Разраб.</text:p></draw:text-box></draw:frame><draw:frame draw:style-name="Mfr1" draw:name="Врезка22" text:anchor-type="char" svg:x="5.53cm" svg:y="25.077cm" svg:width="1.005cm" svg:height="0.503cm" draw:z-index="36"><draw:text-box><text:p text:style-name="MP6">Дата</text:p></draw:text-box></draw:frame><draw:frame draw:style-name="Mfr1" draw:name="Врезка23" text:anchor-type="char" svg:x="4.022cm" svg:y="25.077cm" svg:width="1.508cm" svg:height="0.503cm" draw:z-index="33"><draw:text-box><text:p text:style-name="MP6">Подп.</text:p></draw:text-box></draw:frame><draw:frame draw:style-name="Mfr1" draw:name="Врезка24" text:anchor-type="char" svg:x="1.709cm" svg:y="25.077cm" svg:width="2.312cm" svg:height="0.503cm" draw:z-index="32"><draw:text-box><text:p text:style-name="MP6">№<text:span text:style-name="MT5"> </text:span>докум.</text:p></draw:text-box></draw:frame><draw:frame draw:style-name="Mfr1" draw:name="Врезка25" text:anchor-type="char" svg:x="0.704cm" svg:y="25.077cm" svg:width="1.005cm" svg:height="0.503cm" draw:z-index="31"><draw:text-box><text:p text:style-name="MP6">Лист</text:p></draw:text-box></draw:frame><draw:frame draw:style-name="Mfr1" draw:name="Врезка26" text:anchor-type="char" svg:x="0cm" svg:y="25.077cm" svg:width="0.704cm" svg:height="0.503cm" draw:z-index="15"><draw:text-box><text:p text:style-name="MP9">Изм.</text:p></draw:text-box></draw:frame><draw:line text:anchor-type="char" draw:z-index="371" draw:name="Фигура9" draw:style-name="Mgr1" draw:text-style-name="MP2" svg:x1="16.087cm" svg:y1="26.585cm" svg:x2="16.087cm" svg:y2="25.58cm"><text:p/></draw:line><draw:line text:anchor-type="char" draw:z-index="370" draw:name="Фигура10" draw:style-name="Mgr1" draw:text-style-name="MP2" svg:x1="14.579cm" svg:y1="26.585cm" svg:x2="14.579cm" svg:y2="25.58cm"><text:p/></draw:line><draw:line text:anchor-type="char" draw:z-index="369" draw:name="Фигура11" draw:style-name="Mgr2" draw:text-style-name="MP2" svg:x1="14.076cm" svg:y1="26.584cm" svg:x2="14.076cm" svg:y2="26.081cm"><text:p/></draw:line><draw:line text:anchor-type="char" draw:z-index="368" draw:name="Фигура12" draw:style-name="Mgr2" draw:text-style-name="MP2" svg:x1="13.573cm" svg:y1="26.584cm" svg:x2="13.573cm" svg:y2="26.081cm"><text:p/></draw:line><draw:line text:anchor-type="char" draw:z-index="367" draw:name="Фигура13" draw:style-name="Mgr1" draw:text-style-name="MP2" svg:x1="13.07cm" svg:y1="26.585cm" svg:x2="18.071cm" svg:y2="26.585cm"><text:p/></draw:line><draw:line text:anchor-type="char" draw:z-index="366" draw:name="Фигура14" draw:style-name="Mgr1" draw:text-style-name="MP2" svg:x1="13.07cm" svg:y1="28.092cm" svg:x2="13.07cm" svg:y2="25.578cm"><text:p/></draw:line><draw:line text:anchor-type="char" draw:z-index="365" draw:name="Фигура15" draw:style-name="Mgr1" draw:text-style-name="MP2" svg:x1="13.07cm" svg:y1="26.083cm" svg:x2="18.071cm" svg:y2="26.083cm"><text:p/></draw:line><draw:line text:anchor-type="char" draw:z-index="364" draw:name="Фигура16" draw:style-name="Mgr1" draw:text-style-name="MP2" svg:x1="6.535cm" svg:y1="28.094cm" svg:x2="6.535cm" svg:y2="24.072cm"><text:p/></draw:line><draw:line text:anchor-type="char" draw:z-index="363" draw:name="Фигура17" draw:style-name="Mgr1" draw:text-style-name="MP2" svg:x1="5.53cm" svg:y1="28.094cm" svg:x2="5.53cm" svg:y2="24.072cm"><text:p/></draw:line><draw:line text:anchor-type="char" draw:z-index="362" draw:name="Фигура18" draw:style-name="Mgr1" draw:text-style-name="MP2" svg:x1="4.022cm" svg:y1="28.094cm" svg:x2="4.022cm" svg:y2="24.072cm"><text:p/></draw:line><draw:line text:anchor-type="char" draw:z-index="361" draw:name="Фигура19" draw:style-name="Mgr1" draw:text-style-name="MP2" svg:x1="1.709cm" svg:y1="28.094cm" svg:x2="1.709cm" svg:y2="24.072cm"><text:p/></draw:line><draw:line text:anchor-type="char" draw:z-index="360" draw:name="Фигура20" draw:style-name="Mgr1" draw:text-style-name="MP2" svg:x1="0.704cm" svg:y1="25.578cm" svg:x2="0.704cm" svg:y2="24.07cm"><text:p/></draw:line><draw:line text:anchor-type="char" draw:z-index="359" draw:name="Фигура21" draw:style-name="Mgr1" draw:text-style-name="MP2" svg:x1="0cm" svg:y1="24.072cm" svg:x2="18.098cm" svg:y2="24.072cm"><text:p/></draw:line><draw:line text:anchor-type="char" draw:z-index="358" draw:name="Фигура22" draw:style-name="Mgr2" draw:text-style-name="MP2" svg:x1="0cm" svg:y1="24.575cm" svg:x2="6.535cm" svg:y2="24.575cm"><text:p/></draw:line><draw:line text:anchor-type="char" draw:z-index="357" draw:name="Фигура23" draw:style-name="Mgr1" draw:text-style-name="MP2" svg:x1="0cm" svg:y1="25.077cm" svg:x2="6.535cm" svg:y2="25.077cm"><text:p/></draw:line><draw:line text:anchor-type="char" draw:z-index="356" draw:name="Фигура24" draw:style-name="Mgr1" draw:text-style-name="MP2" svg:x1="0cm" svg:y1="25.58cm" svg:x2="18.098cm" svg:y2="25.58cm"><text:p/></draw:line><draw:line text:anchor-type="char" draw:z-index="355" draw:name="Фигура25" draw:style-name="Mgr2" draw:text-style-name="MP2" svg:x1="0cm" svg:y1="26.083cm" svg:x2="6.535cm" svg:y2="26.083cm"><text:p/></draw:line><draw:line text:anchor-type="char" draw:z-index="354" draw:name="Фигура26" draw:style-name="Mgr2" draw:text-style-name="MP2" svg:x1="0cm" svg:y1="26.585cm" svg:x2="6.535cm" svg:y2="26.585cm"><text:p/></draw:line><draw:line text:anchor-type="char" draw:z-index="353" draw:name="Фигура27" draw:style-name="Mgr2" draw:text-style-name="MP2" svg:x1="0cm" svg:y1="27.088cm" svg:x2="6.535cm" svg:y2="27.088cm"><text:p/></draw:line><draw:line text:anchor-type="char" draw:z-index="352" draw:name="Фигура28" draw:style-name="Mgr2" draw:text-style-name="MP2" svg:x1="0cm" svg:y1="27.591cm" svg:x2="6.535cm" svg:y2="27.591cm"><text:p/></draw:line><draw:line text:anchor-type="char" draw:z-index="351" draw:name="Фигура29" draw:style-name="Mgr1" draw:text-style-name="MP2" svg:x1="0cm" svg:y1="28.093cm" svg:x2="18.098cm" svg:y2="28.093cm"><text:p/></draw:line><draw:line text:anchor-type="char" draw:z-index="350" draw:name="Фигура30" draw:style-name="Mgr1" draw:text-style-name="MP2" svg:x1="0cm" svg:y1="-0.36cm" svg:x2="0cm" svg:y2="28.093cm"><text:p/></draw:line><draw:line text:anchor-type="char" draw:z-index="349" draw:name="Фигура31" draw:style-name="Mgr1" draw:text-style-name="MP2" svg:x1="18.098cm" svg:y1="-0.36cm" svg:x2="18.098cm" svg:y2="28.093cm"><text:p/></draw:line><draw:line text:anchor-type="char" draw:z-index="348" draw:name="Фигура32" draw:style-name="Mgr1" draw:text-style-name="MP2" svg:x1="0cm" svg:y1="-0.36cm" svg:x2="18.098cm" svg:y2="-0.36cm"><text:p/></draw:line></text:p>
      </style:header-first>
      <style:footer>
        <text:p text:style-name="MP10"><draw:frame draw:style-name="Mfr2" draw:name="Врезка41" text:anchor-type="paragraph" svg:x="19.195cm" svg:y="4.274cm" svg:width="0.794cm" svg:height="0.385cm" draw:z-index="0"><draw:text-box><text:p text:style-name="MP11"><text:span text:style-name="Page_20_Number"><text:span text:style-name="MT6"><text:page-number text:select-page="current">0</text:page-number></text:span></text:span></text:p></draw:text-box></draw:frame><draw:frame draw:style-name="Mfr1" draw:name="Врезка27" text:anchor-type="char" svg:x="17.092cm" svg:y="3.473cm" svg:width="1.005cm" svg:height="0.503cm" draw:z-index="0"><draw:text-box><text:p text:style-name="MP6">Лист</text:p></draw:text-box></draw:frame><draw:frame draw:style-name="Mfr1" draw:name="Врезка28" text:anchor-type="char" svg:x="5.53cm" svg:y="4.378cm" svg:width="1.005cm" svg:height="0.503cm" draw:z-index="0"><draw:text-box><text:p text:style-name="MP6">Дата</text:p></draw:text-box></draw:frame><draw:frame draw:style-name="Mfr1" draw:name="Врезка29" text:anchor-type="char" svg:x="4.022cm" svg:y="4.378cm" svg:width="1.508cm" svg:height="0.503cm" draw:z-index="0"><draw:text-box><text:p text:style-name="MP6">Подп.</text:p></draw:text-box></draw:frame><draw:frame draw:style-name="Mfr1" draw:name="Врезка30" text:anchor-type="char" svg:x="1.709cm" svg:y="4.378cm" svg:width="2.312cm" svg:height="0.503cm" draw:z-index="0"><draw:text-box><text:p text:style-name="MP6">№<text:span text:style-name="MT5"> </text:span>докум.</text:p></draw:text-box></draw:frame><draw:frame draw:style-name="Mfr1" draw:name="Врезка31" text:anchor-type="char" svg:x="0.704cm" svg:y="4.378cm" svg:width="1.005cm" svg:height="0.503cm" draw:z-index="0"><draw:text-box><text:p text:style-name="MP6">Лист</text:p></draw:text-box></draw:frame><draw:frame draw:style-name="Mfr1" draw:name="Врезка32" text:anchor-type="char" svg:x="0cm" svg:y="4.378cm" svg:width="0.704cm" svg:height="0.503cm" draw:z-index="0"><draw:text-box><text:p text:style-name="MP9">Изм.</text:p></draw:text-box></draw:frame><draw:line text:anchor-type="char" draw:z-index="385" draw:name="Фигура33" draw:style-name="Mgr1" draw:text-style-name="MP2" svg:x1="17.092cm" svg:y1="4.879cm" svg:x2="17.092cm" svg:y2="3.371cm"><text:p/></draw:line><draw:line text:anchor-type="char" draw:z-index="384" draw:name="Фигура34" draw:style-name="Mgr1" draw:text-style-name="MP2" svg:x1="17.092cm" svg:y1="4.076cm" svg:x2="18.092cm" svg:y2="4.076cm"><text:p/></draw:line><draw:line text:anchor-type="char" draw:z-index="383" draw:name="Фигура35" draw:style-name="Mgr1" draw:text-style-name="MP2" svg:x1="6.535cm" svg:y1="4.879cm" svg:x2="6.535cm" svg:y2="3.371cm"><text:p/></draw:line><draw:line text:anchor-type="char" draw:z-index="382" draw:name="Фигура36" draw:style-name="Mgr1" draw:text-style-name="MP2" svg:x1="5.53cm" svg:y1="4.879cm" svg:x2="5.53cm" svg:y2="3.371cm"><text:p/></draw:line><draw:line text:anchor-type="char" draw:z-index="381" draw:name="Фигура37" draw:style-name="Mgr1" draw:text-style-name="MP2" svg:x1="4.022cm" svg:y1="4.879cm" svg:x2="4.022cm" svg:y2="3.371cm"><text:p/></draw:line><draw:line text:anchor-type="char" draw:z-index="380" draw:name="Фигура38" draw:style-name="Mgr1" draw:text-style-name="MP2" svg:x1="1.709cm" svg:y1="4.879cm" svg:x2="1.709cm" svg:y2="3.371cm"><text:p/></draw:line><draw:line text:anchor-type="char" draw:z-index="379" draw:name="Фигура39" draw:style-name="Mgr1" draw:text-style-name="MP2" svg:x1="0.704cm" svg:y1="4.879cm" svg:x2="0.704cm" svg:y2="3.371cm"><text:p/></draw:line><draw:line text:anchor-type="char" draw:z-index="378" draw:name="Фигура40" draw:style-name="Mgr1" draw:text-style-name="MP2" svg:x1="0cm" svg:y1="3.373cm" svg:x2="18.098cm" svg:y2="3.373cm"><text:p/></draw:line><draw:line text:anchor-type="char" draw:z-index="377" draw:name="Фигура41" draw:style-name="Mgr2" draw:text-style-name="MP2" svg:x1="0cm" svg:y1="3.875cm" svg:x2="6.535cm" svg:y2="3.875cm"><text:p/></draw:line><draw:line text:anchor-type="char" draw:z-index="376" draw:name="Фигура42" draw:style-name="Mgr1" draw:text-style-name="MP2" svg:x1="0cm" svg:y1="4.378cm" svg:x2="6.535cm" svg:y2="4.378cm"><text:p/></draw:line><draw:line text:anchor-type="char" draw:z-index="375" draw:name="Фигура43" draw:style-name="Mgr1" draw:text-style-name="MP2" svg:x1="0cm" svg:y1="4.881cm" svg:x2="18.098cm" svg:y2="4.881cm"><text:p/></draw:line><draw:line text:anchor-type="char" draw:z-index="374" draw:name="Фигура44" draw:style-name="Mgr1" draw:text-style-name="MP2" svg:x1="0cm" svg:y1="-23.573cm" svg:x2="0cm" svg:y2="4.88cm"><text:p/></draw:line><draw:line text:anchor-type="char" draw:z-index="373" draw:name="Фигура45" draw:style-name="Mgr1" draw:text-style-name="MP2" svg:x1="18.098cm" svg:y1="-23.573cm" svg:x2="18.098cm" svg:y2="4.88cm"><text:p/></draw:line><draw:line text:anchor-type="char" draw:z-index="372" draw:name="Фигура46" draw:style-name="Mgr1" draw:text-style-name="MP2" svg:x1="0cm" svg:y1="-23.573cm" svg:x2="18.098cm" svg:y2="-23.573cm"><text:p/></draw:line><draw:frame draw:style-name="Mfr1" draw:name="Врезка33" text:anchor-type="char" svg:x="6.535cm" svg:y="3.875cm" svg:width="10.557cm" svg:height="0.503cm" draw:z-index="0"><draw:text-box><text:p text:style-name="MP4">ВлГУ.230201.17.1.00 ПЗ</text:p></draw:text-box></draw:frame></text:p>
      </style:footer>
      <style:footer-first>
        <text:p text:style-name="MP12"><draw:frame draw:style-name="Mfr1" draw:name="Врезка1" text:anchor-type="char" svg:x="1.72cm" svg:y="2.87cm" svg:width="2.392cm" svg:height="0.503cm" draw:z-index="401"><draw:text-box><text:p text:style-name="MP7">Вершинин В. В.</text:p></draw:text-box></draw:frame></text:p>
      </style:footer-first>
    </style:master-page>
    <style:master-page style:name="Содержимое_20_ПЗ" style:display-name="Содержимое ПЗ" style:page-layout-name="Mpm4">
      <style:header>
        <text:p text:style-name="MP1"><draw:line text:anchor-type="char" draw:z-index="178" draw:name="Фигура47" draw:style-name="Mgr1" draw:text-style-name="MP2" svg:x1="0cm" svg:y1="-0.36cm" svg:x2="0cm" svg:y2="28.093cm"><text:p/></draw:line><draw:line text:anchor-type="char" draw:z-index="72" draw:name="Фигура48" draw:style-name="Mgr1" draw:text-style-name="MP2" svg:x1="18.098cm" svg:y1="-0.36cm" svg:x2="18.098cm" svg:y2="28.093cm"><text:p/></draw:line><draw:line text:anchor-type="char" draw:z-index="57" draw:name="Фигура49" draw:style-name="Mgr1" draw:text-style-name="MP2" svg:x1="0cm" svg:y1="-0.36cm" svg:x2="18.098cm" svg:y2="-0.36cm"><text:p/></draw:line></text:p>
      </style:header>
      <style:footer>
        <text:p text:style-name="MP10"><draw:frame draw:style-name="Mfr2" draw:name="Врезка42" text:anchor-type="paragraph" svg:x="19.195cm" svg:y="1.279cm" svg:width="0.806cm" svg:height="0.404cm" draw:z-index="162"><draw:text-box><text:p text:style-name="MP11"><text:span text:style-name="Page_20_Number"><text:page-number text:select-page="current">16</text:page-number></text:span></text:p></draw:text-box></draw:frame><draw:frame draw:style-name="Mfr1" draw:name="Врезка34" text:anchor-type="char" svg:x="6.535cm" svg:y="0.875cm" svg:width="10.557cm" svg:height="0.503cm" draw:z-index="147"><draw:text-box><text:p text:style-name="MP13">ВлГУ.<text:span text:style-name="MT3">09.03.02</text:span>.00 ПЗ</text:p></draw:text-box></draw:frame><draw:frame draw:style-name="Mfr1" draw:name="Врезка35" text:anchor-type="char" svg:x="4.022cm" svg:y="1.378cm" svg:width="1.508cm" svg:height="0.503cm" draw:z-index="132"><draw:text-box><text:p text:style-name="MP6">Подп.</text:p></draw:text-box></draw:frame><draw:frame draw:style-name="Mfr1" draw:name="Врезка36" text:anchor-type="char" svg:x="1.709cm" svg:y="1.378cm" svg:width="2.312cm" svg:height="0.503cm" draw:z-index="117"><draw:text-box><text:p text:style-name="MP6">№<text:span text:style-name="MT5"> </text:span>докум.</text:p></draw:text-box></draw:frame><draw:frame draw:style-name="Mfr1" draw:name="Врезка37" text:anchor-type="char" svg:x="0.704cm" svg:y="1.378cm" svg:width="1.005cm" svg:height="0.503cm" draw:z-index="102"><draw:text-box><text:p text:style-name="MP6">Лист</text:p></draw:text-box></draw:frame><draw:frame draw:style-name="Mfr1" draw:name="Врезка38" text:anchor-type="char" svg:x="0cm" svg:y="1.378cm" svg:width="0.704cm" svg:height="0.503cm" draw:z-index="87"><draw:text-box><text:p text:style-name="MP9">Изм.</text:p></draw:text-box></draw:frame><draw:line text:anchor-type="char" draw:z-index="257" draw:name="Фигура50" draw:style-name="Mgr1" draw:text-style-name="MP2" svg:x1="0.704cm" svg:y1="1.878cm" svg:x2="0.704cm" svg:y2="0.37cm"><text:p/></draw:line><draw:line text:anchor-type="char" draw:z-index="242" draw:name="Фигура51" draw:style-name="Mgr1" draw:text-style-name="MP2" svg:x1="0cm" svg:y1="0.372cm" svg:x2="18.098cm" svg:y2="0.372cm"><text:p/></draw:line><draw:line text:anchor-type="char" draw:z-index="227" draw:name="Фигура52" draw:style-name="Mgr2" draw:text-style-name="MP2" svg:x1="0cm" svg:y1="0.875cm" svg:x2="6.535cm" svg:y2="0.875cm"><text:p/></draw:line><draw:line text:anchor-type="char" draw:z-index="212" draw:name="Фигура53" draw:style-name="Mgr1" draw:text-style-name="MP2" svg:x1="0cm" svg:y1="1.378cm" svg:x2="6.535cm" svg:y2="1.378cm"><text:p/></draw:line><draw:frame draw:style-name="Mfr1" draw:name="Врезка39" text:anchor-type="char" svg:x="17.092cm" svg:y="0.473cm" svg:width="1.005cm" svg:height="0.503cm" draw:z-index="30"><draw:text-box><text:p text:style-name="MP6">Лист</text:p></draw:text-box></draw:frame><draw:line text:anchor-type="char" draw:z-index="347" draw:name="Фигура54" draw:style-name="Mgr1" draw:text-style-name="MP2" svg:x1="17.092cm" svg:y1="1.878cm" svg:x2="17.092cm" svg:y2="0.37cm"><text:p/></draw:line><draw:line text:anchor-type="char" draw:z-index="332" draw:name="Фигура55" draw:style-name="Mgr1" draw:text-style-name="MP2" svg:x1="17.092cm" svg:y1="1.076cm" svg:x2="18.092cm" svg:y2="1.076cm"><text:p/></draw:line><draw:line text:anchor-type="char" draw:z-index="317" draw:name="Фигура56" draw:style-name="Mgr1" draw:text-style-name="MP2" svg:x1="6.535cm" svg:y1="1.878cm" svg:x2="6.535cm" svg:y2="0.37cm"><text:p/></draw:line><draw:line text:anchor-type="char" draw:z-index="302" draw:name="Фигура57" draw:style-name="Mgr1" draw:text-style-name="MP2" svg:x1="5.53cm" svg:y1="1.878cm" svg:x2="5.53cm" svg:y2="0.37cm"><text:p/></draw:line><draw:line text:anchor-type="char" draw:z-index="287" draw:name="Фигура58" draw:style-name="Mgr1" draw:text-style-name="MP2" svg:x1="4.022cm" svg:y1="1.878cm" svg:x2="4.022cm" svg:y2="0.37cm"><text:p/></draw:line><draw:line text:anchor-type="char" draw:z-index="272" draw:name="Фигура59" draw:style-name="Mgr1" draw:text-style-name="MP2" svg:x1="1.709cm" svg:y1="1.878cm" svg:x2="1.709cm" svg:y2="0.37cm"><text:p/></draw:line><draw:line text:anchor-type="char" draw:z-index="195" draw:name="Фигура60" draw:style-name="Mgr1" draw:text-style-name="MP2" svg:x1="0cm" svg:y1="1.88cm" svg:x2="18.098cm" svg:y2="1.88cm"><text:p/></draw:line><draw:frame draw:style-name="Mfr1" draw:name="Врезка40" text:anchor-type="char" svg:x="5.53cm" svg:y="1.378cm" svg:width="1.005cm" svg:height="0.503cm" draw:z-index="14"><draw:text-box><text:p text:style-name="MP6">Дата</text:p></draw:text-box></draw:fram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John Headlong</meta:initial-creator>
    <meta:creation-date>2020-05-19T23:44:00</meta:creation-date>
    <dc:date>2022-12-23T11:04:16.551000000</dc:date>
    <meta:editing-cycles>68</meta:editing-cycles>
    <meta:editing-duration>P2DT10H22M46S</meta:editing-duration>
    <meta:generator>LibreOffice/7.1.6.2$Windows_X86_64 LibreOffice_project/0e133318fcee89abacd6a7d077e292f1145735c3</meta:generator>
    <meta:document-statistic meta:table-count="0" meta:image-count="0" meta:object-count="0" meta:page-count="18" meta:paragraph-count="151" meta:word-count="2415" meta:character-count="19962" meta:non-whitespace-character-count="17693"/>
  </office:meta>
</office:document-meta>
</file>